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system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Code" svg:font-family="'Fira Code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adornments="Обычный" style:font-family-generic="modern" style:font-pitch="fixed"/>
    <style:font-face style:name="Liberation Mono3" svg:font-family="'Liberation Mono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erif_5f_14">
      <style:paragraph-properties fo:text-align="center" style:justify-single-word="false"/>
    </style:style>
    <style:style style:name="P2" style:family="paragraph" style:parent-style-name="Standard">
      <style:paragraph-properties fo:margin-right="-0.035cm" fo:margin-top="0.044cm" fo:margin-bottom="0cm" style:contextual-spacing="false" fo:line-height="100%" fo:text-align="center" style:justify-single-word="false" fo:orphans="0" fo:widows="0"/>
      <style:text-properties style:font-name="Liberation Serif" fo:font-size="14pt"/>
    </style:style>
    <style:style style:name="P3" style:family="paragraph" style:parent-style-name="Standard">
      <style:paragraph-properties fo:margin-top="0.044cm" fo:margin-bottom="0cm" style:contextual-spacing="false" fo:line-height="100%" fo:text-align="center" style:justify-single-word="false"/>
      <style:text-properties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4" style:family="paragraph" style:parent-style-name="Standard">
      <style:paragraph-properties fo:margin-right="-0.004cm" fo:margin-top="0.044cm" fo:margin-bottom="0cm" style:contextual-spacing="false" fo:line-height="100%" fo:text-align="center" style:justify-single-word="false"/>
      <style:text-properties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5" style:family="paragraph" style:parent-style-name="Serif_5f_14">
      <style:paragraph-properties fo:text-align="center" style:justify-single-word="false"/>
      <style:text-properties officeooo:paragraph-rsid="009d7f22"/>
    </style:style>
    <style:style style:name="P6" style:family="paragraph" style:parent-style-name="Normal">
      <style:paragraph-properties fo:margin-left="0cm" fo:margin-right="0.09cm" fo:margin-top="0cm" fo:margin-bottom="0.131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b7842"/>
    </style:style>
    <style:style style:name="P7" style:family="paragraph" style:parent-style-name="Serif_5f_14">
      <style:paragraph-properties fo:text-align="end" style:justify-single-word="false"/>
    </style:style>
    <style:style style:name="P8" style:family="paragraph" style:parent-style-name="Serif_5f_14">
      <style:paragraph-properties fo:margin-top="0cm" fo:margin-bottom="0cm" style:contextual-spacing="false" fo:text-align="center" style:justify-single-word="false"/>
      <style:text-properties style:font-name="Liberation Serif1" fo:font-size="14pt"/>
    </style:style>
    <style:style style:name="P9" style:family="paragraph" style:parent-style-name="Serif_5f_14">
      <style:paragraph-properties fo:margin-top="0cm" fo:margin-bottom="0cm" style:contextual-spacing="false" fo:text-align="center" style:justify-single-word="false"/>
      <style:text-properties style:font-name="Liberation Serif1" fo:font-size="14pt" officeooo:paragraph-rsid="00431e9f"/>
    </style:style>
    <style:style style:name="P10" style:family="paragraph" style:parent-style-name="Serif_5f_14">
      <style:paragraph-properties fo:text-align="center" style:justify-single-word="false"/>
      <style:text-properties style:font-name="Liberation Serif1" fo:font-size="14pt" officeooo:paragraph-rsid="00431e9f"/>
    </style:style>
    <style:style style:name="P11" style:family="paragraph" style:parent-style-name="основной_20_гост">
      <style:paragraph-properties fo:margin-left="10.502cm" fo:margin-right="-0.004cm" fo:margin-top="0cm" fo:margin-bottom="0cm" style:contextual-spacing="false"/>
      <style:text-properties style:font-name="Liberation Serif" officeooo:paragraph-rsid="00432114"/>
    </style:style>
    <style:style style:name="P12" style:family="paragraph" style:parent-style-name="Serif_5f_14">
      <style:paragraph-properties fo:margin-top="0cm" fo:margin-bottom="0cm" style:contextual-spacing="false" fo:text-align="center" style:justify-single-word="false"/>
    </style:style>
    <style:style style:name="P13" style:family="paragraph" style:parent-style-name="Serif_5f_14">
      <style:paragraph-properties fo:margin-top="0cm" fo:margin-bottom="0cm" style:contextual-spacing="false" fo:text-align="justify" style:justify-single-word="false"/>
    </style:style>
    <style:style style:name="P14" style:family="paragraph" style:parent-style-name="Serif_5f_14">
      <style:paragraph-properties fo:margin-top="0cm" fo:margin-bottom="0cm" style:contextual-spacing="false" fo:text-align="justify" style:justify-single-word="false"/>
      <style:text-properties fo:font-style="normal" style:text-underline-style="solid" style:text-underline-width="auto" style:text-underline-color="font-color" fo:font-weight="normal" officeooo:paragraph-rsid="004d26bc" style:font-style-asian="normal" style:font-weight-asian="normal" style:font-style-complex="normal" style:font-weight-complex="normal"/>
    </style:style>
    <style:style style:name="P15" style:family="paragraph" style:parent-style-name="Serif_5f_14">
      <style:paragraph-properties fo:margin-top="0cm" fo:margin-bottom="0cm" style:contextual-spacing="false" fo:text-align="justify" style:justify-single-word="false"/>
      <style:text-properties officeooo:paragraph-rsid="004d26bc"/>
    </style:style>
    <style:style style:name="P16" style:family="paragraph" style:parent-style-name="Serif_5f_14">
      <style:paragraph-properties fo:margin-top="0cm" fo:margin-bottom="0cm" style:contextual-spacing="false" fo:text-align="justify" style:justify-single-word="false"/>
      <style:text-properties fo:color="#000000" loext:opacity="100%" style:font-name="Liberation Serif" fo:font-size="14pt" fo:font-style="normal" style:text-underline-style="none" officeooo:paragraph-rsid="00432114" style:font-size-asian="14pt" style:font-style-asian="normal" style:font-size-complex="14pt" style:font-style-complex="normal"/>
    </style:style>
    <style:style style:name="P17" style:family="paragraph" style:parent-style-name="Serif_5f_14">
      <style:paragraph-properties fo:margin-top="0cm" fo:margin-bottom="0cm" style:contextual-spacing="false" fo:text-align="justify" style:justify-single-word="false"/>
      <style:text-properties fo:color="#000000" loext:opacity="100%" style:font-name="Liberation Serif" fo:font-size="14pt" fo:font-style="italic" style:text-underline-style="solid" style:text-underline-width="auto" style:text-underline-color="font-color" officeooo:paragraph-rsid="0057821b" style:font-size-asian="14pt" style:font-style-asian="italic" style:font-size-complex="14pt"/>
    </style:style>
    <style:style style:name="P18" style:family="paragraph" style:parent-style-name="Serif_5f_14">
      <style:paragraph-properties fo:margin-top="0cm" fo:margin-bottom="0cm" style:contextual-spacing="false" fo:text-align="justify" style:justify-single-word="false"/>
      <style:text-properties fo:color="#000000" loext:opacity="100%" style:font-name="Liberation Serif" fo:font-size="14pt" fo:font-style="italic" style:text-underline-style="solid" style:text-underline-width="auto" style:text-underline-color="font-color" officeooo:rsid="004d26bc" officeooo:paragraph-rsid="004d26bc" style:font-size-asian="14pt" style:font-style-asian="italic" style:font-size-complex="14pt"/>
    </style:style>
    <style:style style:name="P19" style:family="paragraph" style:parent-style-name="Serif_5f_14">
      <style:paragraph-properties fo:margin-top="0cm" fo:margin-bottom="0cm" style:contextual-spacing="false" fo:text-align="justify" style:justify-single-word="false"/>
      <style:text-properties officeooo:paragraph-rsid="00432114"/>
    </style:style>
    <style:style style:name="P20" style:family="paragraph" style:parent-style-name="Serif_5f_14">
      <style:paragraph-properties fo:margin-top="0cm" fo:margin-bottom="0cm" style:contextual-spacing="false" fo:text-align="justify" style:justify-single-word="false"/>
      <style:text-properties fo:color="#000000" loext:opacity="100%" style:font-name="Liberation Serif" fo:font-size="14pt" fo:font-style="normal" style:text-underline-style="none" officeooo:paragraph-rsid="00441c57" style:font-size-asian="14pt" style:font-style-asian="normal" style:font-size-complex="14pt" style:font-style-complex="normal"/>
    </style:style>
    <style:style style:name="P21" style:family="paragraph" style:parent-style-name="Serif_5f_14">
      <style:paragraph-properties fo:margin-top="0cm" fo:margin-bottom="0cm" style:contextual-spacing="false" fo:text-align="justify" style:justify-single-word="false"/>
      <style:text-properties fo:font-style="italic" style:text-underline-style="solid" style:text-underline-width="auto" style:text-underline-color="font-color" officeooo:paragraph-rsid="00441c57" style:font-style-asian="italic" style:font-style-complex="italic"/>
    </style:style>
    <style:style style:name="P22" style:family="paragraph" style:parent-style-name="Serif_5f_14">
      <style:paragraph-properties fo:margin-top="0cm" fo:margin-bottom="0cm" style:contextual-spacing="false" fo:text-align="justify" style:justify-single-word="false"/>
      <style:text-properties fo:color="#000000" loext:opacity="100%" style:font-name="Liberation Serif" fo:font-size="14pt" fo:font-style="italic" style:text-underline-style="solid" style:text-underline-width="auto" style:text-underline-color="font-color" officeooo:paragraph-rsid="00441c57" style:font-size-asian="14pt" style:font-style-asian="italic" style:font-size-complex="14pt" style:font-style-complex="italic"/>
    </style:style>
    <style:style style:name="P23" style:family="paragraph" style:parent-style-name="Serif_5f_14">
      <style:paragraph-properties fo:margin-top="0cm" fo:margin-bottom="0cm" style:contextual-spacing="false" fo:text-align="justify" style:justify-single-word="false"/>
      <style:text-properties officeooo:paragraph-rsid="00441c57"/>
    </style:style>
    <style:style style:name="P24" style:family="paragraph" style:parent-style-name="Standard">
      <style:paragraph-properties fo:margin-right="0.051cm" fo:line-height="75%" fo:text-align="justify" style:justify-single-word="false" fo:padding="0cm" fo:border="none" style:shadow="none" style:join-border="false"/>
      <style:text-properties style:font-name="Liberation Serif" fo:font-size="14pt" officeooo:paragraph-rsid="00441c57"/>
    </style:style>
    <style:style style:name="P25" style:family="paragraph" style:parent-style-name="Standard">
      <style:paragraph-properties fo:margin-right="0.049cm" fo:text-align="center" style:justify-single-word="false"/>
      <style:text-properties fo:color="#000000" loext:opacity="100%" style:font-name="Liberation Serif" fo:font-size="10pt" fo:letter-spacing="-0.011cm" fo:language="be" fo:country="BY" fo:font-style="normal" style:text-underline-style="none" officeooo:paragraph-rsid="00441c57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right="0.049cm" fo:text-align="center" style:justify-single-word="false"/>
      <style:text-properties style:font-name="Liberation Serif" fo:font-size="10pt" officeooo:paragraph-rsid="00441c57" style:font-size-asian="10pt" style:font-size-complex="10pt"/>
    </style:style>
    <style:style style:name="P27" style:family="paragraph" style:parent-style-name="Serif_5f_14">
      <style:paragraph-properties fo:text-align="center" style:justify-single-word="false"/>
      <style:text-properties style:font-name="Liberation Serif1" fo:font-size="14pt" fo:font-weight="bold" style:font-weight-asian="bold" style:font-weight-complex="bold"/>
    </style:style>
    <style:style style:name="P28" style:family="paragraph" style:parent-style-name="Serif_5f_14">
      <style:paragraph-properties fo:margin-top="0cm" fo:margin-bottom="0cm" style:contextual-spacing="false" fo:text-align="start" style:justify-single-word="false"/>
      <style:text-properties style:font-name="Liberation Serif1" fo:font-size="14pt" fo:font-weight="normal" officeooo:paragraph-rsid="0098a7b7" style:font-weight-asian="normal" style:font-weight-complex="normal"/>
    </style:style>
    <style:style style:name="P29" style:family="paragraph" style:parent-style-name="Serif_5f_14">
      <style:paragraph-properties fo:margin-top="0cm" fo:margin-bottom="0cm" style:contextual-spacing="false" fo:text-align="start" style:justify-single-word="false"/>
      <style:text-properties style:font-name="Liberation Serif1" fo:font-size="14pt" fo:font-weight="normal" officeooo:paragraph-rsid="009d7f22" style:font-weight-asian="normal" style:font-weight-complex="normal"/>
    </style:style>
    <style:style style:name="P30" style:family="paragraph" style:parent-style-name="Serif_5f_14">
      <style:paragraph-properties fo:margin-top="0cm" fo:margin-bottom="0cm" style:contextual-spacing="false" fo:text-align="justify" style:justify-single-word="false"/>
      <style:text-properties style:font-name="Liberation Serif1" fo:font-size="14pt" fo:font-weight="normal" officeooo:paragraph-rsid="0099c0c3" style:font-weight-asian="normal" style:font-weight-complex="normal"/>
    </style:style>
    <style:style style:name="P31" style:family="paragraph" style:parent-style-name="Serif_5f_14">
      <style:paragraph-properties fo:margin-top="0cm" fo:margin-bottom="0cm" style:contextual-spacing="false" fo:text-align="justify" style:justify-single-word="false"/>
      <style:text-properties style:font-name="Liberation Serif1" fo:font-size="14pt" fo:font-weight="normal" officeooo:paragraph-rsid="009d7f22" style:font-weight-asian="normal" style:font-weight-complex="normal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1" fo:font-size="14pt" fo:font-weight="normal" officeooo:paragraph-rsid="009d7f22" style:font-weight-asian="normal" style:font-weight-complex="normal"/>
    </style:style>
    <style:style style:name="P33" style:family="paragraph" style:parent-style-name="Serif_5f_14">
      <style:paragraph-properties fo:margin-top="0cm" fo:margin-bottom="0cm" style:contextual-spacing="false" fo:text-align="justify" style:justify-single-word="false"/>
      <style:text-properties style:font-name="Liberation Serif1" fo:font-size="14pt" fo:font-weight="normal" officeooo:paragraph-rsid="009b9810" style:font-weight-asian="normal" style:font-weight-complex="normal"/>
    </style:style>
    <style:style style:name="P34" style:family="paragraph" style:parent-style-name="текст_20_основной" style:master-page-name="Converted1">
      <style:paragraph-properties fo:text-align="center" style:justify-single-word="false" fo:text-indent="0cm" style:auto-text-indent="false" style:page-number="auto"/>
      <style:text-properties style:font-name="Liberation Serif" fo:font-size="14pt" fo:font-weight="bold" officeooo:paragraph-rsid="0099c0c3" style:font-weight-asian="bold" style:font-weight-complex="bold"/>
    </style:style>
    <style:style style:name="P35" style:family="paragraph" style:parent-style-name="текст_20_основной">
      <style:paragraph-properties fo:text-align="center" style:justify-single-word="false" fo:text-indent="0cm" style:auto-text-indent="false"/>
      <style:text-properties style:font-name="Liberation Serif" fo:font-size="14pt" fo:font-weight="bold" officeooo:paragraph-rsid="0099c0c3" style:font-weight-asian="bold" style:font-weight-complex="bold"/>
    </style:style>
    <style:style style:name="P36" style:family="paragraph" style:parent-style-name="Serif_5f_14">
      <loext:graphic-properties draw:fill="none"/>
      <style:paragraph-properties fo:margin-left="0cm" fo:margin-right="0cm" fo:margin-top="0cm" fo:margin-bottom="0cm" style:contextual-spacing="false" fo:line-height="108%" fo:text-align="justify" style:justify-single-word="false" fo:orphans="2" fo:widows="2" fo:text-indent="1.251cm" style:auto-text-indent="false" fo:background-color="transparent" style:writing-mode="lr-tb">
        <style:tab-stops/>
      </style:paragraph-properties>
      <style:text-properties style:font-name="Liberation Serif1" fo:font-size="14pt" fo:font-weight="normal" style:font-weight-asian="normal" style:font-weight-complex="normal"/>
    </style:style>
    <style:style style:name="P37" style:family="paragraph" style:parent-style-name="Title" style:list-style-name="WWNum4" style:master-page-name="Converted3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text-indent="1.199cm" style:auto-text-indent="false" style:page-number="auto" fo:break-before="page" fo:background-color="transparent"/>
      <style:text-properties style:font-name="Liberation Serif" fo:font-size="14pt" officeooo:paragraph-rsid="003a5339" style:font-size-asian="14pt" style:font-size-complex="14pt"/>
    </style:style>
    <style:style style:name="P38" style:family="paragraph" style:parent-style-name="Title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text-indent="1.199cm" style:auto-text-indent="false" fo:background-color="transparent"/>
      <style:text-properties style:font-name="Liberation Serif" fo:font-size="14pt" officeooo:paragraph-rsid="003a5339" style:font-size-asian="14pt" style:font-size-complex="14pt"/>
    </style:style>
    <style:style style:name="P39" style:family="paragraph" style:parent-style-name="Title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4pt" officeooo:rsid="0047778b" officeooo:paragraph-rsid="0047778b" style:font-size-asian="14pt" style:font-size-complex="14pt"/>
    </style:style>
    <style:style style:name="P40" style:family="paragraph" style:parent-style-name="Title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Liberation Serif" fo:font-size="14pt" fo:font-weight="normal" officeooo:rsid="0047778b" officeooo:paragraph-rsid="0047778b" style:font-weight-asian="normal" style:font-weight-complex="normal"/>
    </style:style>
    <style:style style:name="P41" style:family="paragraph" style:parent-style-name="Title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51cm" style:auto-text-indent="false" fo:background-color="transparent" style:writing-mode="lr-tb"/>
      <style:text-properties style:font-name="Liberation Serif" fo:font-size="14pt" fo:font-weight="normal" officeooo:rsid="0047778b" officeooo:paragraph-rsid="0047778b" style:font-weight-asian="normal" style:font-weight-complex="normal"/>
    </style:style>
    <style:style style:name="P42" style:family="paragraph" style:parent-style-name="Title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51cm" style:auto-text-indent="false" fo:background-color="transparent" style:writing-mode="lr-tb"/>
      <style:text-properties officeooo:paragraph-rsid="006b9f27"/>
    </style:style>
    <style:style style:name="P43" style:family="paragraph" style:parent-style-name="Title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51cm" style:auto-text-indent="false" fo:background-color="transparent" style:writing-mode="lr-tb"/>
      <style:text-properties fo:font-weight="bold" officeooo:rsid="004852a5" officeooo:paragraph-rsid="006b9f27" style:font-weight-asian="bold" style:font-weight-complex="bold"/>
    </style:style>
    <style:style style:name="P44" style:family="paragraph" style:parent-style-name="Title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51cm" style:auto-text-indent="false" fo:background-color="transparent" style:writing-mode="lr-tb"/>
      <style:text-properties style:font-name="Liberation Serif" fo:font-size="14pt" fo:font-weight="normal" officeooo:rsid="004852a5" officeooo:paragraph-rsid="006b9f27" style:font-weight-asian="normal" style:font-weight-complex="normal"/>
    </style:style>
    <style:style style:name="P45" style:family="paragraph" style:parent-style-name="текст_20_основной">
      <style:text-properties style:font-name="Liberation Serif"/>
    </style:style>
    <style:style style:name="P46" style:family="paragraph" style:parent-style-name="текст_20_основной">
      <style:text-properties style:font-name="Liberation Serif" fo:font-weight="bold" style:font-weight-asian="bold" style:font-weight-complex="bold"/>
    </style:style>
    <style:style style:name="P47" style:family="paragraph" style:parent-style-name="текст_20_основной">
      <style:paragraph-properties fo:break-before="page"/>
      <style:text-properties style:font-name="Liberation Serif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6f5de0"/>
    </style:style>
    <style:style style:name="P49" style:family="paragraph" style:parent-style-name="текст_20_основной">
      <style:paragraph-properties fo:text-align="justify" style:justify-single-word="false"/>
    </style:style>
    <style:style style:name="P50" style:family="paragraph" style:parent-style-name="текст_20_основной">
      <style:paragraph-properties fo:text-align="justify" style:justify-single-word="false"/>
      <style:text-properties style:font-name="Liberation Serif"/>
    </style:style>
    <style:style style:name="P51" style:family="paragraph" style:parent-style-name="текст_20_основной">
      <style:paragraph-properties fo:text-align="justify" style:justify-single-word="false"/>
      <style:text-properties style:font-name="Liberation Serif" officeooo:paragraph-rsid="007a9ef2"/>
    </style:style>
    <style:style style:name="P52" style:family="paragraph" style:parent-style-name="текст_20_основной">
      <style:paragraph-properties fo:text-align="justify" style:justify-single-word="false"/>
      <style:text-properties style:font-name="Liberation Serif" officeooo:paragraph-rsid="0080ab38"/>
    </style:style>
    <style:style style:name="P53" style:family="paragraph" style:parent-style-name="текст_20_основной">
      <style:paragraph-properties fo:text-align="justify" style:justify-single-word="false" fo:text-indent="0cm" style:auto-text-indent="false"/>
      <style:text-properties style:font-name="Liberation Serif"/>
    </style:style>
    <style:style style:name="P54" style:family="paragraph" style:parent-style-name="текст_20_основной">
      <style:paragraph-properties fo:text-align="justify" style:justify-single-word="false" fo:text-indent="0cm" style:auto-text-indent="false"/>
      <style:text-properties style:font-name="Liberation Serif" officeooo:paragraph-rsid="00815251"/>
    </style:style>
    <style:style style:name="P55" style:family="paragraph" style:parent-style-name="текст_20_основной">
      <style:paragraph-properties fo:text-align="justify" style:justify-single-word="false" fo:text-indent="0cm" style:auto-text-indent="false"/>
      <style:text-properties style:font-name="Liberation Serif" officeooo:paragraph-rsid="007a9ef2"/>
    </style:style>
    <style:style style:name="P56" style:family="paragraph" style:parent-style-name="текст_20_основной">
      <style:paragraph-properties fo:text-align="justify" style:justify-single-word="false"/>
      <style:text-properties style:font-name="Liberation Serif" officeooo:paragraph-rsid="00815251"/>
    </style:style>
    <style:style style:name="P57" style:family="paragraph" style:parent-style-name="текст_20_основной">
      <style:paragraph-properties fo:text-align="justify" style:justify-single-word="false"/>
      <style:text-properties officeooo:paragraph-rsid="007a9ef2"/>
    </style:style>
    <style:style style:name="P58" style:family="paragraph" style:parent-style-name="Standard">
      <style:paragraph-properties fo:margin-top="0cm" fo:margin-bottom="0cm" style:contextual-spacing="false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fo:font-weight="normal" officeooo:paragraph-rsid="008f843d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/>
      <style:text-properties fo:font-weight="normal" style:font-weight-asian="normal" style:font-weight-complex="normal"/>
    </style:style>
    <style:style style:name="P6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weight="normal" officeooo:rsid="00554f1b" officeooo:paragraph-rsid="005680a4" style:font-name-asian="Times New Roman2" style:font-size-asian="14pt" style:font-weight-asian="normal" style:font-name-complex="Times New Roman2" style:font-weight-complex="normal"/>
    </style:style>
    <style:style style:name="P62" style:family="paragraph" style:parent-style-name="Standard">
      <style:paragraph-properties fo:margin-top="0cm" fo:margin-bottom="0cm" style:contextual-spacing="false" fo:text-align="justify" style:justify-single-word="false"/>
      <style:text-properties fo:font-weight="normal" officeooo:paragraph-rsid="005680a4" style:font-weight-asian="normal" style:font-weight-complex="normal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officeooo:paragraph-rsid="005680a4" style:font-weight-asian="bold" style:font-weight-complex="bold"/>
    </style:style>
    <style:style style:name="P6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weight="bold" officeooo:rsid="00554f1b" officeooo:paragraph-rsid="005680a4" style:font-name-asian="Times New Roman2" style:font-size-asian="14pt" style:font-weight-asian="bold" style:font-name-complex="Times New Roman2" style:font-weight-complex="bold"/>
    </style:style>
    <style:style style:name="P65" style:family="paragraph" style:parent-style-name="текст_20_основной">
      <style:paragraph-properties fo:text-indent="0cm" style:auto-text-indent="false"/>
      <style:text-properties style:font-name="Liberation Serif" fo:font-size="14pt" officeooo:paragraph-rsid="0082ae08" style:font-size-asian="14pt"/>
    </style:style>
    <style:style style:name="P66" style:family="paragraph" style:parent-style-name="текст_20_основной">
      <style:paragraph-properties fo:text-indent="0cm" style:auto-text-indent="false"/>
      <style:text-properties style:font-name="Liberation Serif" fo:font-size="14pt" fo:font-weight="normal" officeooo:rsid="0082ae08" officeooo:paragraph-rsid="0082ae08" style:font-name-asian="Times New Roman2" style:font-size-asian="14pt" style:font-weight-asian="normal" style:font-name-complex="Times New Roman2" style:font-size-complex="14pt" style:font-weight-complex="normal"/>
    </style:style>
    <style:style style:name="P67" style:family="paragraph" style:parent-style-name="текст_20_основной">
      <style:paragraph-properties fo:text-indent="0cm" style:auto-text-indent="false"/>
      <style:text-properties style:font-name="Liberation Serif" fo:font-size="14pt" officeooo:paragraph-rsid="0082ae08" style:font-size-asian="14pt" style:font-size-complex="14pt"/>
    </style:style>
    <style:style style:name="P68" style:family="paragraph" style:parent-style-name="текст_20_основной">
      <style:paragraph-properties fo:text-indent="0cm" style:auto-text-indent="false"/>
      <style:text-properties officeooo:paragraph-rsid="0082ae08"/>
    </style:style>
    <style:style style:name="P69" style:family="paragraph" style:parent-style-name="текст_20_основной">
      <style:paragraph-properties fo:text-indent="0cm" style:auto-text-indent="false"/>
      <style:text-properties style:font-name="Liberation Serif" fo:font-size="14pt" style:font-size-asian="14pt" style:font-size-complex="14pt"/>
    </style:style>
    <style:style style:name="P70" style:family="paragraph" style:parent-style-name="текст_20_основной">
      <style:paragraph-properties fo:text-indent="0cm" style:auto-text-indent="false"/>
    </style:style>
    <style:style style:name="P71" style:family="paragraph" style:parent-style-name="текст_20_основной">
      <style:paragraph-properties fo:text-indent="0cm" style:auto-text-indent="false"/>
      <style:text-properties officeooo:paragraph-rsid="0081690f"/>
    </style:style>
    <style:style style:name="P72" style:family="paragraph" style:parent-style-name="текст_20_основной">
      <style:text-properties style:font-name="Liberation Serif" fo:font-size="14pt" style:font-size-asian="14pt" style:font-size-complex="14pt"/>
    </style:style>
    <style:style style:name="P73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officeooo:paragraph-rsid="0084b39c" style:font-weight-asian="bold" style:font-weight-complex="bold"/>
    </style:style>
    <style:style style:name="P7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weight="normal" officeooo:rsid="006164dd" officeooo:paragraph-rsid="0084b39c" style:font-name-asian="Times New Roman2" style:font-size-asian="14pt" style:font-weight-asian="normal" style:font-name-complex="Times New Roman2" style:font-weight-complex="normal"/>
    </style:style>
    <style:style style:name="P75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officeooo:paragraph-rsid="0062375d" style:font-weight-asian="bold" style:font-weight-complex="bold"/>
    </style:style>
    <style:style style:name="P7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weight="normal" officeooo:rsid="006164dd" officeooo:paragraph-rsid="0062375d" style:font-name-asian="Times New Roman2" style:font-size-asian="14pt" style:font-weight-asian="normal" style:font-name-complex="Times New Roman2" style:font-weight-complex="normal"/>
    </style:style>
    <style:style style:name="P77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officeooo:paragraph-rsid="00a17630" style:font-weight-asian="bold" style:font-weight-complex="bold"/>
    </style:style>
    <style:style style:name="P78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officeooo:paragraph-rsid="0085cfdb" style:font-weight-asian="bold" style:font-weight-complex="bold"/>
    </style:style>
    <style:style style:name="P7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a17630"/>
    </style:style>
    <style:style style:name="P80" style:family="paragraph" style:parent-style-name="текст_20_основной" style:master-page-name="Converted4">
      <style:paragraph-properties style:page-number="auto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81" style:family="paragraph" style:parent-style-name="текст_20_основной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82" style:family="paragraph" style:parent-style-name="текст_20_основной">
      <style:text-properties style:font-name="Liberation Serif" fo:font-size="14pt" officeooo:paragraph-rsid="0091309d" style:font-size-asian="14pt" style:font-size-complex="14pt"/>
    </style:style>
    <style:style style:name="P83" style:family="paragraph" style:parent-style-name="Mono_5f_12.5">
      <style:text-properties fo:font-size="12pt" style:font-size-asian="12pt" style:font-size-complex="12pt"/>
    </style:style>
    <style:style style:name="P84" style:family="paragraph" style:parent-style-name="текст_20_основной">
      <style:text-properties style:font-name="Liberation Serif" officeooo:paragraph-rsid="00868b16"/>
    </style:style>
    <style:style style:name="P85" style:family="paragraph" style:parent-style-name="текст_20_основной">
      <style:text-properties style:font-name="Liberation Serif" officeooo:paragraph-rsid="008883d3"/>
    </style:style>
    <style:style style:name="P86" style:family="paragraph" style:parent-style-name="текст_20_основной">
      <style:text-properties style:font-name="Liberation Serif" fo:font-size="14pt" fo:font-weight="bold" officeooo:rsid="0059f044" style:font-name-asian="Times New Roman2" style:font-size-asian="14pt" style:font-weight-asian="bold" style:font-name-complex="Times New Roman2" style:font-size-complex="14pt" style:font-weight-complex="bold"/>
    </style:style>
    <style:style style:name="P87" style:family="paragraph" style:parent-style-name="текст_20_основной">
      <style:text-properties style:font-name="Liberation Serif" fo:font-size="14pt" officeooo:rsid="00a0d360" officeooo:paragraph-rsid="00a0d360" style:font-size-asian="14pt" style:font-size-complex="14pt"/>
    </style:style>
    <style:style style:name="P88" style:family="paragraph" style:parent-style-name="текст_20_основной">
      <style:text-properties style:font-name="Liberation Serif" fo:font-size="14pt" officeooo:rsid="00a0d360" officeooo:paragraph-rsid="00a54dca" style:font-size-asian="14pt" style:font-size-complex="14pt"/>
    </style:style>
    <style:style style:name="P89" style:family="paragraph" style:parent-style-name="текст_20_основной">
      <style:text-properties style:font-name="Liberation Serif" fo:font-size="14pt" officeooo:rsid="00a17630" officeooo:paragraph-rsid="00a17630" style:font-size-asian="14pt" style:font-size-complex="14pt"/>
    </style:style>
    <style:style style:name="P90" style:family="paragraph" style:parent-style-name="текст_20_основной">
      <style:text-properties style:font-name="Liberation Serif" fo:font-size="14pt" officeooo:paragraph-rsid="00a17630" style:font-size-asian="14pt" style:font-size-complex="14pt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 fo:text-indent="1.251cm" style:auto-text-indent="false"/>
      <style:text-properties style:font-name="Liberation Serif" fo:font-size="14pt" fo:font-weight="bold" officeooo:rsid="005a4945" officeooo:paragraph-rsid="005a4945" style:font-name-asian="Times New Roman2" style:font-size-asian="14pt" style:font-weight-asian="bold" style:font-name-complex="Times New Roman2" style:font-weight-complex="bold"/>
    </style:style>
    <style:style style:name="P92" style:family="paragraph" style:parent-style-name="Standard">
      <style:paragraph-properties fo:margin-top="0cm" fo:margin-bottom="0cm" style:contextual-spacing="false" fo:line-height="100%" fo:text-align="justify" style:justify-single-word="false" fo:text-indent="1.251cm" style:auto-text-indent="false"/>
      <style:text-properties style:font-name="Liberation Serif" fo:font-size="14pt" fo:font-weight="bold" style:font-name-asian="Times New Roman2" style:font-size-asian="14pt" style:font-weight-asian="bold" style:font-name-complex="Times New Roman2"/>
    </style:style>
    <style:style style:name="P93" style:family="paragraph" style:parent-style-name="Serif_5f_14">
      <style:paragraph-properties fo:margin-top="0cm" fo:margin-bottom="0.039cm" style:contextual-spacing="false" fo:text-align="justify" style:justify-single-word="false"/>
    </style:style>
    <style:style style:name="P94" style:family="paragraph" style:parent-style-name="текст_20_основной">
      <style:text-properties style:font-name="Liberation Mono" fo:font-size="12pt" style:font-size-asian="12pt" style:font-size-complex="12pt"/>
    </style:style>
    <style:style style:name="P95" style:family="paragraph" style:parent-style-name="текст_20_основной">
      <style:paragraph-properties fo:text-indent="0cm" style:auto-text-indent="false"/>
      <style:text-properties style:font-name="Liberation Mono" fo:font-size="12pt" style:font-size-asian="12pt" style:font-size-complex="12pt"/>
    </style:style>
    <style:style style:name="P96" style:family="paragraph" style:parent-style-name="текст_20_основной">
      <style:paragraph-properties fo:text-indent="0cm" style:auto-text-indent="false"/>
      <style:text-properties style:font-name="Liberation Mono" fo:font-size="12pt" officeooo:paragraph-rsid="00955c65" style:font-size-asian="12pt" style:font-size-complex="12pt"/>
    </style:style>
    <style:style style:name="P97" style:family="paragraph" style:parent-style-name="Mono_5f_12.5">
      <style:text-properties fo:font-size="10.5pt" style:font-size-asian="10.5pt" style:font-size-complex="10.5pt"/>
    </style:style>
    <style:style style:name="P98" style:family="paragraph" style:parent-style-name="Serif_5f_14">
      <style:text-properties officeooo:rsid="008d757f" officeooo:paragraph-rsid="008d757f"/>
    </style:style>
    <style:style style:name="P99" style:family="paragraph" style:parent-style-name="Mono_5f_12.5">
      <style:text-properties fo:font-size="12pt" officeooo:rsid="008d757f" officeooo:paragraph-rsid="008d757f" style:font-size-asian="12pt" style:font-size-complex="12pt"/>
    </style:style>
    <style:style style:name="P100" style:family="paragraph" style:parent-style-name="Mono_5f_12.5">
      <style:text-properties fo:font-size="10.5pt" officeooo:rsid="008d757f" officeooo:paragraph-rsid="008d757f" style:font-size-asian="10.5pt" style:font-size-complex="10.5pt"/>
    </style:style>
    <style:style style:name="P101" style:family="paragraph" style:parent-style-name="Serif_5f_14">
      <style:text-properties officeooo:rsid="009ff5c4" officeooo:paragraph-rsid="009ff5c4"/>
    </style:style>
    <style:style style:name="P102" style:family="paragraph" style:parent-style-name="Mono_5f_12.5">
      <style:paragraph-properties fo:text-align="start" style:justify-single-word="false"/>
      <style:text-properties fo:font-size="12pt" style:font-size-asian="12pt" style:font-size-complex="12pt"/>
    </style:style>
    <style:style style:name="P103" style:family="paragraph" style:parent-style-name="Mono_5f_12.5">
      <style:paragraph-properties fo:text-align="center" style:justify-single-word="false"/>
      <style:text-properties officeooo:paragraph-rsid="008883d3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199cm" style:auto-text-indent="false" fo:background-color="transparent" style:writing-mode="lr-tb"/>
      <style:text-properties officeooo:paragraph-rsid="005d7d3a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199cm" style:auto-text-indent="false" fo:background-color="transparent" style:writing-mode="lr-tb"/>
      <style:text-properties style:font-name="Liberation Mono1" fo:font-size="12.5pt" fo:language="en" fo:country="US" officeooo:rsid="003e47c0" officeooo:paragraph-rsid="005d7d3a" style:font-name-asian="Times New Roman2" style:font-size-asian="12.5pt" style:font-name-complex="Fira Code" style:font-size-complex="12.5p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199cm" style:auto-text-indent="false" fo:break-before="page" fo:background-color="transparent" style:writing-mode="lr-tb"/>
      <style:text-properties style:font-name="Liberation Serif" fo:font-size="14pt" fo:language="en" fo:country="US" fo:font-weight="bold" officeooo:rsid="005e40aa" officeooo:paragraph-rsid="005d7d3a" style:font-name-asian="Times New Roman2" style:font-size-asian="12.5pt" style:font-weight-asian="bold" style:font-name-complex="Fira Code" style:font-size-complex="12.5pt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199cm" style:auto-text-indent="false" fo:background-color="transparent" style:writing-mode="lr-tb"/>
      <style:text-properties style:font-name="Liberation Serif" fo:font-size="14pt" fo:language="en" fo:country="US" fo:font-weight="normal" officeooo:rsid="005e40aa" officeooo:paragraph-rsid="005d7d3a" style:font-name-asian="Times New Roman2" style:font-size-asian="12.5pt" style:font-weight-asian="normal" style:font-name-complex="Fira Code" style:font-size-complex="12.5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199cm" style:auto-text-indent="false" fo:background-color="transparent" style:writing-mode="lr-tb"/>
      <style:text-properties style:font-name="Liberation Mono1" fo:font-size="12.5pt" fo:language="en" fo:country="US" fo:font-weight="normal" officeooo:rsid="003e47c0" officeooo:paragraph-rsid="005d7d3a" style:font-name-asian="Times New Roman2" style:font-size-asian="12.5pt" style:font-weight-asian="normal" style:font-name-complex="Fira Code" style:font-size-complex="12.5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199cm" style:auto-text-indent="false" fo:background-color="transparent" style:writing-mode="lr-tb"/>
      <style:text-properties style:font-name="Liberation Mono1" fo:font-size="12.5pt" fo:language="en" fo:country="US" fo:font-weight="normal" officeooo:rsid="003e47c0" officeooo:paragraph-rsid="008f843d" style:font-name-asian="Times New Roman2" style:font-size-asian="12.5pt" style:font-weight-asian="normal" style:font-name-complex="Fira Code" style:font-size-complex="12.5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199cm" style:auto-text-indent="false" fo:break-before="page" fo:background-color="transparent" style:writing-mode="lr-tb"/>
      <style:text-properties fo:color="#000000" loext:opacity="100%" style:font-name="Liberation Serif" fo:font-size="14pt" fo:language="en" fo:country="US" fo:font-style="normal" style:text-underline-style="none" fo:font-weight="bold" officeooo:rsid="00554f1b" officeooo:paragraph-rsid="006164d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199cm" style:auto-text-indent="false" fo:background-color="transparent" style:writing-mode="lr-tb"/>
      <style:text-properties fo:color="#000000" loext:opacity="100%" style:font-name="Liberation Serif" fo:font-size="14pt" fo:language="en" fo:country="US" fo:font-style="normal" style:text-underline-style="none" fo:font-weight="normal" officeooo:rsid="00554f1b" officeooo:paragraph-rsid="006164dd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199cm" style:auto-text-indent="false" fo:background-color="transparent" style:writing-mode="lr-tb"/>
      <style:text-properties style:font-name="Liberation Serif" fo:font-size="14pt" fo:language="en" fo:country="US" fo:font-style="normal" fo:font-weight="normal" officeooo:rsid="003e47c0" officeooo:paragraph-rsid="006164dd" style:font-name-asian="Times New Roman2" style:font-size-asian="12.5pt" style:font-style-asian="normal" style:font-weight-asian="normal" style:font-name-complex="Fira Code" style:font-size-complex="12.5pt" style:font-style-complex="normal" style:font-weight-complex="normal"/>
    </style:style>
    <style:style style:name="T1" style:family="text">
      <style:text-properties officeooo:rsid="006a4cdb"/>
    </style:style>
    <style:style style:name="T2" style:family="text">
      <style:text-properties officeooo:rsid="009d7f22"/>
    </style:style>
    <style:style style:name="T3" style:family="text">
      <style:text-properties officeooo:rsid="00a55ca0"/>
    </style:style>
    <style:style style:name="T4" style:family="text">
      <style:text-properties officeooo:rsid="001e5ad7"/>
    </style:style>
    <style:style style:name="T5" style:family="text">
      <style:text-properties officeooo:rsid="00431e9f"/>
    </style:style>
    <style:style style:name="T6" style:family="text">
      <style:text-properties officeooo:rsid="002cfaa7"/>
    </style:style>
    <style:style style:name="T7" style:family="text">
      <style:text-properties officeooo:rsid="002b6911"/>
    </style:style>
    <style:style style:name="T8" style:family="text">
      <style:text-properties officeooo:rsid="00432114"/>
    </style:style>
    <style:style style:name="T9" style:family="text">
      <style:text-properties fo:color="#000000" loext:opacity="100%" style:font-name="Liberation Serif" fo:font-size="14pt" fo:font-style="normal" style:text-underline-style="none" style:font-size-asian="14pt" style:font-style-asian="normal" style:font-size-complex="14pt" style:font-style-complex="normal"/>
    </style:style>
    <style:style style:name="T10" style:family="text">
      <style:text-properties fo:color="#000000" loext:opacity="100%" style:font-name="Liberation Serif" fo:font-size="14pt" fo:font-style="normal" style:text-underline-style="solid" style:text-underline-width="auto" style:text-underline-color="font-color" officeooo:rsid="006a4cdb" style:font-size-asian="14pt" style:font-style-asian="normal" style:font-size-complex="14pt" style:font-style-complex="normal"/>
    </style:style>
    <style:style style:name="T11" style:family="text">
      <style:text-properties fo:color="#000000" loext:opacity="100%" style:font-name="Liberation Serif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2" style:family="text">
      <style:text-properties fo:color="#000000" loext:opacity="100%" style:font-name="Liberation Serif" fo:font-size="14pt" fo:font-style="italic" style:text-underline-style="solid" style:text-underline-width="auto" style:text-underline-color="font-color" officeooo:rsid="006a4cdb" style:font-size-asian="14pt" style:font-style-asian="italic" style:font-size-complex="14pt"/>
    </style:style>
    <style:style style:name="T13" style:family="text">
      <style:text-properties fo:color="#000000" loext:opacity="100%" style:font-name="Liberation Serif" fo:font-size="14pt" fo:font-style="italic" style:text-underline-style="solid" style:text-underline-width="auto" style:text-underline-color="font-color" officeooo:rsid="00441c57" style:font-size-asian="14pt" style:font-style-asian="italic" style:font-size-complex="14pt"/>
    </style:style>
    <style:style style:name="T14" style:family="text">
      <style:text-properties fo:color="#000000" loext:opacity="100%" style:font-name="Liberation Mono1" fo:font-size="12.5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4d26bc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officeooo:rsid="00200bd1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officeooo:rsid="004d26bc" style:text-underline-mode="continuous" style:text-overline-mode="continuous" style:text-line-through-mode="continuous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officeooo:rsid="00209af6" style:text-underline-mode="continuous" style:text-overline-mode="continuous" style:text-line-through-mode="continuous" style:font-style-asian="normal" style:font-style-complex="normal"/>
    </style:style>
    <style:style style:name="T20" style:family="text">
      <style:text-properties fo:color="#000000" loext:opacity="100%" style:font-name="Liberation Serif" fo:font-size="14pt" fo:font-style="normal" style:text-underline-style="solid" style:text-underline-width="auto" style:text-underline-color="font-color" officeooo:rsid="004d26bc" style:font-size-asian="14pt" style:font-style-asian="normal" style:font-size-complex="14pt" style:font-style-complex="normal"/>
    </style:style>
    <style:style style:name="T21" style:family="text">
      <style:text-properties fo:color="#000000" loext:opacity="100%" style:font-name="Liberation Serif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22" style:family="text">
      <style:text-properties style:font-name="Liberation Mono1" fo:font-size="12pt" fo:font-weight="normal" officeooo:rsid="008f843d" fo:background-color="transparent" loext:char-shading-value="0" style:font-name-asian="Times New Roman2" style:font-weight-asian="normal" style:font-name-complex="Times New Roman2" style:font-weight-complex="normal"/>
    </style:style>
    <style:style style:name="T23" style:family="text">
      <style:text-properties style:font-name="Liberation Mono1" fo:font-size="12pt" fo:font-weight="normal" officeooo:rsid="00554f1b" fo:background-color="transparent" loext:char-shading-value="0" style:font-name-asian="Times New Roman2" style:font-weight-asian="normal" style:font-name-complex="Times New Roman2" style:font-weight-complex="normal"/>
    </style:style>
    <style:style style:name="T24" style:family="text">
      <style:text-properties fo:background-color="transparent" loext:char-shading-value="0"/>
    </style:style>
    <style:style style:name="T25" style:family="text">
      <style:text-properties style:font-name="Liberation Mono1" fo:font-size="12pt" fo:font-weight="normal" officeooo:rsid="0085cfdb" fo:background-color="transparent" loext:char-shading-value="0" style:font-name-asian="Times New Roman2" style:font-weight-asian="normal" style:font-name-complex="Times New Roman2" style:font-weight-complex="normal"/>
    </style:style>
    <style:style style:name="T26" style:family="text">
      <style:text-properties fo:color="#ffffff" loext:opacity="100%" style:font-name="Liberation Serif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27" style:family="text">
      <style:text-properties fo:color="#000000" loext:opacity="100%" style:font-name="Liberation Serif" fo:font-size="14pt" style:font-size-asian="14pt" style:font-size-complex="14pt"/>
    </style:style>
    <style:style style:name="T28" style:family="text">
      <style:text-properties fo:color="#000000" loext:opacity="100%" style:font-name="Liberation Serif" fo:font-size="14pt" officeooo:rsid="004d26bc" style:font-size-asian="14pt" style:font-size-complex="14pt"/>
    </style:style>
    <style:style style:name="T29" style:family="text">
      <style:text-properties style:use-window-font-color="true" loext:opacity="0%" style:font-name="Liberation Serif" fo:font-size="14pt" officeooo:rsid="00441c57" style:font-size-asian="14pt" style:font-size-complex="14pt"/>
    </style:style>
    <style:style style:name="T30" style:family="text">
      <style:text-properties officeooo:rsid="004d26bc"/>
    </style:style>
    <style:style style:name="T31" style:family="text">
      <style:text-properties fo:color="#000000" loext:opacity="100%" style:font-name="Liberation Seri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2" style:family="text">
      <style:text-properties fo:color="#000000" loext:opacity="100%" style:font-name="Liberation Serif" fo:font-size="14pt" fo:font-style="italic" style:text-underline-style="solid" style:text-underline-width="auto" style:text-underline-color="font-color" officeooo:rsid="00441c57" style:font-size-asian="14pt" style:font-style-asian="italic" style:font-size-complex="14pt" style:font-style-complex="italic"/>
    </style:style>
    <style:style style:name="T33" style:family="text">
      <style:text-properties fo:color="#000000" loext:opacity="100%" fo:font-style="italic" style:text-underline-style="none" style:font-size-asian="14pt" style:font-style-asian="italic" style:font-size-complex="14pt"/>
    </style:style>
    <style:style style:name="T34" style:family="text">
      <style:text-properties fo:color="#000000" loext:opacity="100%" style:font-size-asian="14pt" style:font-size-complex="14pt"/>
    </style:style>
    <style:style style:name="T35" style:family="text">
      <style:text-properties fo:color="#000000" loext:opacity="100%" style:text-underline-style="solid" style:text-underline-width="auto" style:text-underline-color="font-color" style:font-size-asian="14pt" style:font-size-complex="14pt"/>
    </style:style>
    <style:style style:name="T36" style:family="text">
      <style:text-properties fo:color="#000000" loext:opacity="100%" officeooo:rsid="00441c57" style:font-size-asian="14pt" style:font-size-complex="14pt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style:font-size-asian="12pt" style:font-size-complex="12pt"/>
    </style:style>
    <style:style style:name="T39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40" style:family="text">
      <style:text-properties style:font-size-asian="14pt" style:font-size-complex="14pt"/>
    </style:style>
    <style:style style:name="T41" style:family="text">
      <style:text-properties fo:color="#ffffff" loext:opacity="100%" fo:font-style="italic" style:text-underline-style="solid" style:text-underline-width="auto" style:text-underline-color="#000000" style:font-size-asian="14pt" style:font-style-asian="italic" style:font-size-complex="14pt"/>
    </style:style>
    <style:style style:name="T42" style:family="text">
      <style:text-properties officeooo:rsid="0075ae9b" style:font-size-asian="14pt" style:font-size-complex="14pt"/>
    </style:style>
    <style:style style:name="T43" style:family="text">
      <style:text-properties fo:color="#000000" loext:opacity="100%" fo:letter-spacing="-0.011cm" fo:language="be" fo:country="BY" fo:font-style="italic" style:text-underline-style="none" style:font-style-asian="italic"/>
    </style:style>
    <style:style style:name="T44" style:family="text">
      <style:text-properties style:font-size-asian="8pt" style:font-size-complex="8pt"/>
    </style:style>
    <style:style style:name="T45" style:family="text">
      <style:text-properties style:font-size-asian="7pt" style:font-size-complex="7pt"/>
    </style:style>
    <style:style style:name="T46" style:family="text">
      <style:text-properties fo:font-size="6pt" style:font-size-asian="6pt" style:font-size-complex="6pt"/>
    </style:style>
    <style:style style:name="T47" style:family="text">
      <style:text-properties officeooo:rsid="00554f1b"/>
    </style:style>
    <style:style style:name="T48" style:family="text">
      <style:text-properties style:font-name="Liberation Serif1" fo:font-size="14pt" fo:font-weight="normal" style:font-weight-asian="normal" style:font-weight-complex="normal"/>
    </style:style>
    <style:style style:name="T49" style:family="text">
      <style:text-properties officeooo:rsid="0053fb61"/>
    </style:style>
    <style:style style:name="T50" style:family="text">
      <style:text-properties fo:font-size="6pt" officeooo:rsid="0053fb61" style:font-size-asian="6pt" style:font-size-complex="6pt"/>
    </style:style>
    <style:style style:name="T51" style:family="text">
      <style:text-properties officeooo:rsid="0053fb61" style:font-size-asian="8pt" style:font-size-complex="8pt"/>
    </style:style>
    <style:style style:name="T52" style:family="text">
      <style:text-properties style:font-size-asian="11pt" style:font-size-complex="11pt"/>
    </style:style>
    <style:style style:name="T53" style:family="text">
      <style:text-properties fo:font-weight="normal" officeooo:rsid="00493a64" style:font-name-asian="Times New Roman2" style:font-size-asian="14pt" style:font-weight-asian="normal" style:font-name-complex="Times New Roman2" style:font-weight-complex="normal"/>
    </style:style>
    <style:style style:name="T54" style:family="text">
      <style:text-properties fo:font-weight="normal" officeooo:rsid="008b9745" style:font-name-asian="Times New Roman2" style:font-size-asian="14pt" style:font-weight-asian="normal" style:font-name-complex="Times New Roman2" style:font-weight-complex="normal"/>
    </style:style>
    <style:style style:name="T55" style:family="text">
      <style:text-properties fo:font-size="6pt" fo:font-weight="normal" officeooo:rsid="00493a64" style:font-name-asian="Times New Roman2" style:font-size-asian="6pt" style:font-weight-asian="normal" style:font-name-complex="Times New Roman2" style:font-size-complex="6pt" style:font-weight-complex="normal"/>
    </style:style>
    <style:style style:name="T56" style:family="text">
      <style:text-properties fo:font-weight="normal" officeooo:rsid="00493a64" style:font-name-asian="Times New Roman2" style:font-size-asian="8pt" style:font-weight-asian="normal" style:font-name-complex="Times New Roman2" style:font-size-complex="8pt" style:font-weight-complex="normal"/>
    </style:style>
    <style:style style:name="T57" style:family="text">
      <style:text-properties officeooo:rsid="00554f1b" style:font-name-asian="Times New Roman2" style:font-size-asian="7pt" style:font-name-complex="Times New Roman2" style:font-size-complex="7pt"/>
    </style:style>
    <style:style style:name="T58" style:family="text">
      <style:text-properties officeooo:rsid="008b9745"/>
    </style:style>
    <style:style style:name="T59" style:family="text">
      <style:text-properties fo:font-size="6pt" officeooo:rsid="008b9745" style:font-size-asian="6pt" style:font-size-complex="6pt"/>
    </style:style>
    <style:style style:name="T60" style:family="text">
      <style:text-properties officeooo:rsid="008b9745" style:font-size-asian="8pt" style:font-size-complex="8pt"/>
    </style:style>
    <style:style style:name="T61" style:family="text">
      <style:text-properties fo:font-size="6pt" officeooo:rsid="004d26bc" style:font-size-asian="6pt" style:font-size-complex="6pt"/>
    </style:style>
    <style:style style:name="T62" style:family="text">
      <style:text-properties officeooo:rsid="00554f1b" style:font-size-asian="7pt" style:font-size-complex="7pt"/>
    </style:style>
    <style:style style:name="T63" style:family="text">
      <style:text-properties fo:font-size="6pt" officeooo:rsid="00554f1b" style:font-size-asian="6pt" style:font-size-complex="6pt"/>
    </style:style>
    <style:style style:name="T64" style:family="text">
      <style:text-properties officeooo:rsid="00554f1b" style:font-size-asian="8pt" style:font-size-complex="8pt"/>
    </style:style>
    <style:style style:name="T65" style:family="text">
      <style:text-properties officeooo:rsid="008a4e22"/>
    </style:style>
    <style:style style:name="T66" style:family="text">
      <style:text-properties officeooo:rsid="005219cb"/>
    </style:style>
    <style:style style:name="T67" style:family="text">
      <style:text-properties style:font-name="Liberation Mono3" fo:font-size="12pt"/>
    </style:style>
    <style:style style:name="T68" style:family="text">
      <style:text-properties style:font-name="Liberation Mono3" fo:font-size="12pt" officeooo:rsid="004ec049"/>
    </style:style>
    <style:style style:name="T69" style:family="text">
      <style:text-properties style:font-name="Liberation Serif" fo:font-size="12pt" officeooo:rsid="004ec049" style:font-size-asian="14pt" style:font-size-complex="14pt"/>
    </style:style>
    <style:style style:name="T70" style:family="text">
      <style:text-properties style:font-name="Liberation Serif" fo:font-size="6pt" officeooo:rsid="004ec049" style:font-size-asian="6pt" style:font-size-complex="6pt"/>
    </style:style>
    <style:style style:name="T71" style:family="text">
      <style:text-properties officeooo:rsid="004ec049" style:font-size-asian="8pt" style:font-size-complex="8pt"/>
    </style:style>
    <style:style style:name="T72" style:family="text">
      <style:text-properties style:font-name="Liberation Mono3" fo:font-size="12pt" officeooo:rsid="008a4e22"/>
    </style:style>
    <style:style style:name="T73" style:family="text">
      <style:text-properties fo:font-size="6pt" officeooo:rsid="008a4e22" style:font-size-asian="6pt" style:font-size-complex="6pt"/>
    </style:style>
    <style:style style:name="T74" style:family="text">
      <style:text-properties officeooo:rsid="008a4e22" style:font-size-asian="6pt" style:font-size-complex="6pt"/>
    </style:style>
    <style:style style:name="T75" style:family="text">
      <style:text-properties fo:font-size="7pt" officeooo:rsid="008a4e22" style:font-size-asian="7pt" style:font-size-complex="7pt"/>
    </style:style>
    <style:style style:name="T76" style:family="text">
      <style:text-properties officeooo:rsid="005219cb" style:font-size-asian="14pt" style:font-size-complex="14pt"/>
    </style:style>
    <style:style style:name="T77" style:family="text">
      <style:text-properties officeooo:rsid="00586a87"/>
    </style:style>
    <style:style style:name="T78" style:family="text">
      <style:text-properties fo:font-size="6pt" officeooo:rsid="00586a87" style:font-size-asian="6pt" style:font-size-complex="6pt"/>
    </style:style>
    <style:style style:name="T79" style:family="text">
      <style:text-properties officeooo:rsid="008c0b1e"/>
    </style:style>
    <style:style style:name="T80" style:family="text">
      <style:text-properties officeooo:rsid="0059f8b5"/>
    </style:style>
    <style:style style:name="T81" style:family="text">
      <style:text-properties fo:font-weight="normal" officeooo:rsid="00493a64" style:font-name-asian="Times New Roman2" style:font-size-asian="7pt" style:font-weight-asian="normal" style:font-name-complex="Times New Roman2" style:font-size-complex="7pt" style:font-weight-complex="normal"/>
    </style:style>
    <style:style style:name="T82" style:family="text">
      <style:text-properties fo:font-weight="normal" officeooo:rsid="00493a64" style:font-name-asian="Times New Roman2" style:font-size-asian="6pt" style:font-weight-asian="normal" style:font-name-complex="Times New Roman2" style:font-size-complex="6pt" style:font-weight-complex="normal"/>
    </style:style>
    <style:style style:name="T83" style:family="text">
      <style:text-properties officeooo:rsid="0059f8b5" style:font-size-asian="8pt" style:font-size-complex="8pt"/>
    </style:style>
    <style:style style:name="T84" style:family="text">
      <style:text-properties fo:font-size="6pt" officeooo:rsid="0059f8b5" style:font-size-asian="6pt" style:font-size-complex="6pt"/>
    </style:style>
    <style:style style:name="T85" style:family="text">
      <style:text-properties officeooo:rsid="0059f8b5" style:font-size-asian="7pt" style:font-size-complex="7pt"/>
    </style:style>
    <style:style style:name="T86" style:family="text">
      <style:text-properties style:font-size-asian="13pt" style:font-size-complex="13pt"/>
    </style:style>
    <style:style style:name="T87" style:family="text">
      <style:text-properties officeooo:rsid="009ff5c4" style:font-size-asian="8pt" style:font-size-complex="8pt"/>
    </style:style>
    <style:style style:name="T88" style:family="text">
      <style:text-properties officeooo:rsid="009b9810" style:font-size-asian="8pt" style:font-size-complex="8pt"/>
    </style:style>
    <style:style style:name="T89" style:family="text">
      <style:text-properties officeooo:rsid="009ff5c4"/>
    </style:style>
    <style:style style:name="T90" style:family="text">
      <style:text-properties officeooo:rsid="005e40aa"/>
    </style:style>
    <style:style style:name="T91" style:family="text">
      <style:text-properties officeooo:rsid="009f1350"/>
    </style:style>
    <style:style style:name="T92" style:family="text">
      <style:text-properties fo:text-transform="uppercase" fo:font-size="14pt" style:font-size-asian="14pt" style:font-size-complex="14pt"/>
    </style:style>
    <style:style style:name="T93" style:family="text">
      <style:text-properties fo:text-transform="uppercase" fo:font-weight="bold" officeooo:rsid="0047778b" style:font-name-asian="Times New Roman2" style:font-weight-asian="bold" style:font-name-complex="Times New Roman2"/>
    </style:style>
    <style:style style:name="T94" style:family="text">
      <style:text-properties fo:text-transform="uppercase" fo:font-weight="bold" officeooo:rsid="0015b01e" style:font-name-asian="Times New Roman2" style:font-weight-asian="bold" style:font-name-complex="Times New Roman2"/>
    </style:style>
    <style:style style:name="T95" style:family="text">
      <style:text-properties style:font-name="Liberation Mono1" fo:font-size="12pt"/>
    </style:style>
    <style:style style:name="T96" style:family="text">
      <style:text-properties style:font-name="Liberation Serif" fo:font-size="14pt" fo:font-weight="normal" officeooo:rsid="0047778b" style:font-weight-asian="normal" style:font-weight-complex="normal"/>
    </style:style>
    <style:style style:name="T97" style:family="text">
      <style:text-properties style:font-name="Liberation Serif" fo:font-size="14pt" officeooo:rsid="0047778b"/>
    </style:style>
    <style:style style:name="T98" style:family="text">
      <style:text-properties style:font-name="Liberation Serif" fo:font-size="14pt"/>
    </style:style>
    <style:style style:name="T99" style:family="text">
      <style:text-properties officeooo:rsid="00762f9e"/>
    </style:style>
    <style:style style:name="T100" style:family="text">
      <style:text-properties officeooo:rsid="0080371f"/>
    </style:style>
    <style:style style:name="T101" style:family="text">
      <style:text-properties style:font-name="Liberation Serif" fo:font-size="14pt" fo:font-weight="bold" officeooo:rsid="00554f1b" style:font-name-asian="Times New Roman2" style:font-size-asian="14pt" style:font-weight-asian="bold" style:font-name-complex="Times New Roman2" style:font-weight-complex="bold"/>
    </style:style>
    <style:style style:name="T102" style:family="text">
      <style:text-properties style:font-name="Liberation Serif" fo:font-size="14pt" fo:font-weight="bold" officeooo:rsid="0053fb61" style:font-name-asian="Times New Roman2" style:font-size-asian="14pt" style:font-weight-asian="bold" style:font-name-complex="Times New Roman2" style:font-weight-complex="bold"/>
    </style:style>
    <style:style style:name="T103" style:family="text">
      <style:text-properties style:font-name="Liberation Serif"/>
    </style:style>
    <style:style style:name="T104" style:family="text">
      <style:text-properties style:font-name="Liberation Serif" fo:font-weight="normal" style:font-weight-asian="normal" style:font-weight-complex="normal"/>
    </style:style>
    <style:style style:name="T105" style:family="text">
      <style:text-properties style:font-name="Liberation Serif" fo:font-weight="normal" officeooo:rsid="00926f60" style:font-weight-asian="normal" style:font-weight-complex="normal"/>
    </style:style>
    <style:style style:name="T106" style:family="text">
      <style:text-properties style:font-name="Liberation Mono1" fo:font-size="12pt" fo:font-weight="normal" style:font-weight-asian="normal" style:font-weight-complex="normal"/>
    </style:style>
    <style:style style:name="T107" style:family="text">
      <style:text-properties style:font-name="Liberation Serif" fo:font-weight="normal" officeooo:rsid="00762f9e" style:font-weight-asian="normal" style:font-weight-complex="normal"/>
    </style:style>
    <style:style style:name="T108" style:family="text">
      <style:text-properties style:font-name="Liberation Serif" fo:font-size="14pt" officeooo:rsid="00554f1b" style:font-name-asian="Times New Roman2" style:font-size-asian="14pt" style:font-name-complex="Times New Roman2"/>
    </style:style>
    <style:style style:name="T109" style:family="text">
      <style:text-properties style:font-name="Liberation Serif" fo:font-size="14pt" officeooo:rsid="0053fb61" style:font-name-asian="Times New Roman2" style:font-size-asian="14pt" style:font-name-complex="Times New Roman2"/>
    </style:style>
    <style:style style:name="T110" style:family="text">
      <style:text-properties style:font-name="Liberation Serif" fo:font-weight="normal" officeooo:rsid="00775074" style:font-weight-asian="normal" style:font-weight-complex="normal"/>
    </style:style>
    <style:style style:name="T111" style:family="text">
      <style:text-properties style:font-name="Liberation Serif" fo:font-weight="normal" officeooo:rsid="00a17b35" style:font-weight-asian="normal" style:font-weight-complex="normal"/>
    </style:style>
    <style:style style:name="T112" style:family="text">
      <style:text-properties officeooo:rsid="00a17b35"/>
    </style:style>
    <style:style style:name="T113" style:family="text">
      <style:text-properties fo:font-weight="bold" officeooo:rsid="00554f1b" style:font-name-asian="Times New Roman2" style:font-size-asian="14pt" style:font-weight-asian="bold" style:font-name-complex="Times New Roman2"/>
    </style:style>
    <style:style style:name="T114" style:family="text">
      <style:text-properties fo:font-weight="bold" style:font-name-asian="Times New Roman2" style:font-size-asian="14pt" style:font-weight-asian="bold" style:font-name-complex="Times New Roman2"/>
    </style:style>
    <style:style style:name="T115" style:family="text">
      <style:text-properties fo:font-weight="bold" officeooo:rsid="00493a64" style:font-name-asian="Times New Roman2" style:font-size-asian="14pt" style:font-weight-asian="bold" style:font-name-complex="Times New Roman2"/>
    </style:style>
    <style:style style:name="T116" style:family="text">
      <style:text-properties style:font-name="Liberation Serif" fo:font-size="14pt" fo:font-weight="normal" officeooo:rsid="003bfe09" style:font-name-asian="Times New Roman2" style:font-size-asian="14pt" style:font-weight-asian="normal" style:font-name-complex="Times New Roman2" style:font-weight-complex="normal"/>
    </style:style>
    <style:style style:name="T117" style:family="text">
      <style:text-properties style:font-name="Liberation Serif" fo:font-size="14pt" fo:font-weight="bold" officeooo:rsid="00493a64" style:font-name-asian="Times New Roman2" style:font-size-asian="14pt" style:font-weight-asian="bold" style:font-name-complex="Times New Roman2" style:font-weight-complex="bold"/>
    </style:style>
    <style:style style:name="T118" style:family="text">
      <style:text-properties style:font-name="Liberation Serif" fo:font-size="14pt" fo:font-weight="normal" officeooo:rsid="00493a64" style:font-name-asian="Times New Roman2" style:font-size-asian="14pt" style:font-weight-asian="normal" style:font-name-complex="Times New Roman2" style:font-weight-complex="normal"/>
    </style:style>
    <style:style style:name="T119" style:family="text">
      <style:text-properties style:font-name="Liberation Mono1" fo:font-size="12pt" fo:font-weight="normal" officeooo:rsid="00493a64" style:font-name-asian="Times New Roman2" style:font-size-asian="14pt" style:font-weight-asian="normal" style:font-name-complex="Times New Roman2" style:font-weight-complex="normal"/>
    </style:style>
    <style:style style:name="T120" style:family="text">
      <style:text-properties style:font-name="Liberation Serif" fo:font-size="14pt" fo:font-weight="normal" officeooo:rsid="00775074" style:font-name-asian="Times New Roman2" style:font-size-asian="14pt" style:font-weight-asian="normal" style:font-name-complex="Times New Roman2" style:font-weight-complex="normal"/>
    </style:style>
    <style:style style:name="T121" style:family="text">
      <style:text-properties style:font-name="Liberation Serif" fo:font-size="14pt" fo:font-weight="bold" officeooo:rsid="0049802d" style:font-name-asian="Times New Roman2" style:font-size-asian="14pt" style:font-weight-asian="bold" style:font-name-complex="Times New Roman2" style:font-weight-complex="bold"/>
    </style:style>
    <style:style style:name="T122" style:family="text">
      <style:text-properties style:font-name="Liberation Serif" fo:font-size="14pt" fo:font-weight="bold" officeooo:rsid="00775074" style:font-name-asian="Times New Roman2" style:font-size-asian="14pt" style:font-weight-asian="bold" style:font-name-complex="Times New Roman2" style:font-weight-complex="bold"/>
    </style:style>
    <style:style style:name="T123" style:family="text">
      <style:text-properties style:font-name="Liberation Serif" fo:font-size="14pt" fo:font-weight="bold" officeooo:rsid="006f5de0" style:font-name-asian="Times New Roman2" style:font-size-asian="14pt" style:font-weight-asian="bold" style:font-name-complex="Times New Roman2" style:font-weight-complex="bold"/>
    </style:style>
    <style:style style:name="T124" style:family="text">
      <style:text-properties style:font-name="Liberation Serif" fo:font-size="14pt" fo:font-weight="normal" officeooo:rsid="00a33aa9" style:font-name-asian="Times New Roman2" style:font-size-asian="14pt" style:font-weight-asian="normal" style:font-name-complex="Times New Roman2" style:font-weight-complex="normal"/>
    </style:style>
    <style:style style:name="T125" style:family="text">
      <style:text-properties style:font-name="Liberation Serif" fo:font-weight="normal" officeooo:rsid="0093a4eb" style:font-weight-asian="normal" style:font-weight-complex="normal"/>
    </style:style>
    <style:style style:name="T126" style:family="text"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T127" style:family="text">
      <style:text-properties style:font-name="Liberation Serif" fo:font-size="14pt" fo:font-weight="bold" style:font-weight-asian="bold" style:font-weight-complex="bold"/>
    </style:style>
    <style:style style:name="T128" style:family="text">
      <style:text-properties style:font-name="Liberation Serif" fo:font-size="14pt" fo:font-weight="bold" officeooo:rsid="0053fb61" style:font-name-asian="Times New Roman2" style:font-size-asian="14pt" style:font-weight-asian="bold" style:font-name-complex="Times New Roman2"/>
    </style:style>
    <style:style style:name="T129" style:family="text">
      <style:text-properties style:font-name="Liberation Serif" fo:font-size="14pt" fo:font-weight="bold" officeooo:rsid="002b6911" style:font-name-asian="Times New Roman2" style:font-size-asian="14pt" style:font-weight-asian="bold" style:font-name-complex="Times New Roman2"/>
    </style:style>
    <style:style style:name="T130" style:family="text">
      <style:text-properties fo:font-size="14pt" style:font-name-asian="Times New Roman2" style:font-size-asian="14pt" style:font-name-complex="Times New Roman2"/>
    </style:style>
    <style:style style:name="T131" style:family="text">
      <style:text-properties fo:font-size="14pt" officeooo:rsid="007a9ef2" style:font-name-asian="Times New Roman2" style:font-size-asian="14pt" style:font-name-complex="Times New Roman2"/>
    </style:style>
    <style:style style:name="T132" style:family="text">
      <style:text-properties fo:font-weight="bold" officeooo:rsid="0053fb61" style:font-name-asian="Times New Roman2" style:font-size-asian="14pt" style:font-weight-asian="bold" style:font-name-complex="Times New Roman2" style:font-weight-complex="bold"/>
    </style:style>
    <style:style style:name="T133" style:family="text">
      <style:text-properties fo:font-weight="bold" officeooo:rsid="00509f8f" style:font-name-asian="Times New Roman2" style:font-size-asian="14pt" style:font-weight-asian="bold" style:font-name-complex="Times New Roman2" style:font-weight-complex="bold"/>
    </style:style>
    <style:style style:name="T134" style:family="text">
      <style:text-properties style:font-name="Liberation Mono1" fo:font-size="12pt" fo:font-weight="bold" officeooo:rsid="0078eb4f" style:font-name-asian="Times New Roman2" style:font-size-asian="14pt" style:font-weight-asian="bold" style:font-name-complex="Times New Roman2" style:font-weight-complex="bold"/>
    </style:style>
    <style:style style:name="T135" style:family="text">
      <style:text-properties style:font-name="Liberation Mono1" fo:font-size="12pt" fo:font-weight="bold" officeooo:rsid="00509f8f" style:font-name-asian="Times New Roman2" style:font-size-asian="14pt" style:font-weight-asian="bold" style:font-name-complex="Times New Roman2" style:font-weight-complex="bold"/>
    </style:style>
    <style:style style:name="T136" style:family="text">
      <style:text-properties fo:font-size="14pt" fo:font-weight="normal" officeooo:rsid="0078eb4f" style:font-name-asian="Times New Roman2" style:font-size-asian="14pt" style:font-weight-asian="normal" style:font-name-complex="Times New Roman2" style:font-weight-complex="normal"/>
    </style:style>
    <style:style style:name="T137" style:family="text">
      <style:text-properties fo:font-size="14pt" fo:font-weight="normal" officeooo:rsid="00509f8f" style:font-name-asian="Times New Roman2" style:font-size-asian="14pt" style:font-weight-asian="normal" style:font-name-complex="Times New Roman2" style:font-weight-complex="normal"/>
    </style:style>
    <style:style style:name="T138" style:family="text">
      <style:text-properties style:font-name="Liberation Mono1" fo:font-size="12pt" fo:font-weight="normal" officeooo:rsid="00509f8f" style:font-name-asian="Times New Roman2" style:font-size-asian="14pt" style:font-weight-asian="normal" style:font-name-complex="Times New Roman2" style:font-weight-complex="normal"/>
    </style:style>
    <style:style style:name="T139" style:family="text">
      <style:text-properties fo:font-size="14pt" fo:font-weight="normal" officeooo:rsid="0080ab38" style:font-name-asian="Times New Roman2" style:font-size-asian="14pt" style:font-weight-asian="normal" style:font-name-complex="Times New Roman2" style:font-weight-complex="normal"/>
    </style:style>
    <style:style style:name="T140" style:family="text">
      <style:text-properties fo:font-size="14pt" fo:font-weight="bold" officeooo:rsid="0053fb61" style:font-name-asian="Times New Roman2" style:font-size-asian="14pt" style:font-weight-asian="bold" style:font-name-complex="Times New Roman2" style:font-weight-complex="bold"/>
    </style:style>
    <style:style style:name="T141" style:family="text">
      <style:text-properties fo:font-size="14pt" fo:font-weight="bold" officeooo:rsid="00509f8f" style:font-name-asian="Times New Roman2" style:font-size-asian="14pt" style:font-weight-asian="bold" style:font-name-complex="Times New Roman2" style:font-weight-complex="bold"/>
    </style:style>
    <style:style style:name="T142" style:family="text">
      <style:text-properties fo:font-size="14pt" fo:font-weight="normal" officeooo:rsid="00745f79" style:font-name-asian="Times New Roman2" style:font-size-asian="14pt" style:font-weight-asian="normal" style:font-name-complex="Times New Roman2" style:font-weight-complex="normal"/>
    </style:style>
    <style:style style:name="T143" style:family="text">
      <style:text-properties fo:font-size="14pt" fo:font-weight="normal" officeooo:rsid="00815251" style:font-name-asian="Times New Roman2" style:font-size-asian="14pt" style:font-weight-asian="normal" style:font-name-complex="Times New Roman2" style:font-weight-complex="normal"/>
    </style:style>
    <style:style style:name="T144" style:family="text">
      <style:text-properties fo:font-size="14pt" fo:font-weight="normal" officeooo:rsid="007a9ef2" style:font-name-asian="Times New Roman2" style:font-size-asian="14pt" style:font-weight-asian="normal" style:font-name-complex="Times New Roman2" style:font-weight-complex="normal"/>
    </style:style>
    <style:style style:name="T145" style:family="text">
      <style:text-properties officeooo:rsid="0080ab38"/>
    </style:style>
    <style:style style:name="T146" style:family="text">
      <style:text-properties officeooo:rsid="007a9ef2"/>
    </style:style>
    <style:style style:name="T147" style:family="text">
      <style:text-properties fo:font-weight="bold" officeooo:rsid="0072b843" style:font-name-asian="Times New Roman2" style:font-size-asian="14pt" style:font-weight-asian="bold" style:font-name-complex="Times New Roman2" style:font-weight-complex="bold"/>
    </style:style>
    <style:style style:name="T148" style:family="text">
      <style:text-properties fo:font-size="12.5pt" fo:font-weight="bold" officeooo:rsid="00509f8f" style:font-name-asian="Times New Roman2" style:font-size-asian="14pt" style:font-weight-asian="bold" style:font-name-complex="Times New Roman2" style:font-weight-complex="bold"/>
    </style:style>
    <style:style style:name="T149" style:family="text">
      <style:text-properties fo:font-weight="bold" officeooo:rsid="007308f1" style:font-name-asian="Times New Roman2" style:font-size-asian="14pt" style:font-weight-asian="bold" style:font-name-complex="Times New Roman2" style:font-weight-complex="bold"/>
    </style:style>
    <style:style style:name="T150" style:family="text">
      <style:text-properties officeooo:rsid="00815251"/>
    </style:style>
    <style:style style:name="T151" style:family="text">
      <style:text-properties style:font-name="Liberation Serif" fo:font-size="14pt" fo:font-weight="normal" officeooo:rsid="0078eb4f" style:font-name-asian="Times New Roman2" style:font-size-asian="14pt" style:font-weight-asian="normal" style:font-name-complex="Times New Roman2" style:font-weight-complex="normal"/>
    </style:style>
    <style:style style:name="T152" style:family="text">
      <style:text-properties style:font-name="Liberation Serif" fo:font-size="14pt" fo:font-weight="normal" officeooo:rsid="007a9ef2" style:font-name-asian="Times New Roman2" style:font-size-asian="14pt" style:font-weight-asian="normal" style:font-name-complex="Times New Roman2" style:font-weight-complex="normal"/>
    </style:style>
    <style:style style:name="T153" style:family="text">
      <style:text-properties style:font-name="Liberation Serif" fo:font-size="14pt" fo:font-weight="normal" officeooo:rsid="005219cb" style:font-name-asian="Times New Roman2" style:font-size-asian="14pt" style:font-weight-asian="normal" style:font-name-complex="Times New Roman2" style:font-weight-complex="normal"/>
    </style:style>
    <style:style style:name="T154" style:family="text">
      <style:text-properties style:font-name="Liberation Serif" fo:font-size="14pt" fo:font-weight="bold" officeooo:rsid="00586a87" style:font-name-asian="Times New Roman2" style:font-size-asian="14pt" style:font-weight-asian="bold" style:font-name-complex="Times New Roman2" style:font-weight-complex="bold"/>
    </style:style>
    <style:style style:name="T155" style:family="text">
      <style:text-properties style:font-name="Liberation Serif" fo:font-size="14pt" officeooo:rsid="00554f1b" style:font-name-asian="Times New Roman2" style:font-size-asian="14pt" style:font-weight-asian="normal" style:font-name-complex="Times New Roman2" style:font-weight-complex="normal"/>
    </style:style>
    <style:style style:name="T156" style:family="text">
      <style:text-properties style:font-name="Liberation Serif" fo:font-size="14pt" officeooo:rsid="0075ae9b" style:font-name-asian="Times New Roman2" style:font-size-asian="14pt" style:font-weight-asian="normal" style:font-name-complex="Times New Roman2" style:font-weight-complex="normal"/>
    </style:style>
    <style:style style:name="T157" style:family="text">
      <style:text-properties style:font-name="Liberation Mono1" fo:font-size="12.5pt" officeooo:rsid="0075ae9b" style:font-name-asian="Times New Roman2" style:font-size-asian="14pt" style:font-weight-asian="normal" style:font-name-complex="Times New Roman2" style:font-weight-complex="normal"/>
    </style:style>
    <style:style style:name="T158" style:family="text">
      <style:text-properties style:font-name="Liberation Mono1" fo:font-size="12.5pt" officeooo:rsid="00554f1b" style:font-name-asian="Times New Roman2" style:font-size-asian="14pt" style:font-weight-asian="normal" style:font-name-complex="Times New Roman2" style:font-weight-complex="normal"/>
    </style:style>
    <style:style style:name="T159" style:family="text">
      <style:text-properties style:font-name="Liberation Serif" fo:font-size="14pt" officeooo:rsid="0085cfdb" style:font-name-asian="Times New Roman2" style:font-size-asian="14pt" style:font-weight-asian="normal" style:font-name-complex="Times New Roman2" style:font-weight-complex="normal"/>
    </style:style>
    <style:style style:name="T160" style:family="text">
      <style:text-properties style:font-name="Liberation Serif" fo:font-size="14pt" officeooo:rsid="006164dd" style:font-name-asian="Times New Roman2" style:font-size-asian="14pt" style:font-weight-asian="normal" style:font-name-complex="Times New Roman2" style:font-weight-complex="normal"/>
    </style:style>
    <style:style style:name="T161" style:family="text">
      <style:text-properties style:font-name="Liberation Serif" fo:font-size="14pt" officeooo:rsid="008f843d" style:font-name-asian="Times New Roman2" style:font-size-asian="14pt" style:font-weight-asian="normal" style:font-name-complex="Times New Roman2" style:font-weight-complex="normal"/>
    </style:style>
    <style:style style:name="T162" style:family="text">
      <style:text-properties style:font-name="Liberation Mono1" fo:font-size="12pt" officeooo:rsid="006164dd" style:font-name-asian="Times New Roman2" style:font-size-asian="14pt" style:font-weight-asian="normal" style:font-name-complex="Times New Roman2" style:font-weight-complex="normal"/>
    </style:style>
    <style:style style:name="T163" style:family="text">
      <style:text-properties style:font-name="Liberation Mono1" fo:font-size="12.5pt" officeooo:rsid="008f843d" style:font-name-asian="Times New Roman2" style:font-size-asian="14pt" style:font-weight-asian="normal" style:font-name-complex="Times New Roman2" style:font-weight-complex="normal"/>
    </style:style>
    <style:style style:name="T164" style:family="text">
      <style:text-properties style:font-name="Liberation Serif" fo:font-size="14pt" officeooo:rsid="0075ae9b" style:font-name-asian="Times New Roman2" style:font-size-asian="14pt" style:font-name-complex="Times New Roman2"/>
    </style:style>
    <style:style style:name="T165" style:family="text">
      <style:text-properties style:font-name="Liberation Mono1" fo:font-size="12pt" officeooo:rsid="0091309d" style:font-name-asian="Times New Roman2" style:font-size-asian="14pt" style:font-name-complex="Times New Roman2"/>
    </style:style>
    <style:style style:name="T166" style:family="text">
      <style:text-properties style:font-name="Liberation Mono1" fo:font-size="12pt" officeooo:rsid="0075ae9b" style:font-name-asian="Times New Roman2" style:font-size-asian="14pt" style:font-name-complex="Times New Roman2"/>
    </style:style>
    <style:style style:name="T167" style:family="text">
      <style:text-properties style:font-name="Liberation Mono1" fo:font-size="12pt" officeooo:rsid="00554f1b" style:font-name-asian="Times New Roman2" style:font-size-asian="14pt" style:font-name-complex="Times New Roman2"/>
    </style:style>
    <style:style style:name="T168" style:family="text">
      <style:text-properties style:font-name="Liberation Serif" fo:font-size="14pt" officeooo:rsid="005680a4" style:font-name-asian="Times New Roman2" style:font-size-asian="14pt" style:font-name-complex="Times New Roman2"/>
    </style:style>
    <style:style style:name="T169" style:family="text">
      <style:text-properties style:font-name="Liberation Mono1" fo:font-size="12.5pt" officeooo:rsid="0091309d" style:font-name-asian="Times New Roman2" style:font-size-asian="14pt" style:font-name-complex="Times New Roman2"/>
    </style:style>
    <style:style style:name="T170" style:family="text">
      <style:text-properties style:font-name="Liberation Mono1" fo:font-size="12.5pt" officeooo:rsid="00554f1b" style:font-name-asian="Times New Roman2" style:font-size-asian="14pt" style:font-name-complex="Times New Roman2"/>
    </style:style>
    <style:style style:name="T171" style:family="text">
      <style:text-properties style:font-name="Liberation Serif" fo:font-size="14pt" officeooo:rsid="00586a87" style:font-name-asian="Times New Roman2" style:font-size-asian="14pt" style:font-name-complex="Times New Roman2"/>
    </style:style>
    <style:style style:name="T172" style:family="text">
      <style:text-properties fo:font-weight="normal" officeooo:rsid="006164dd" style:font-name-asian="Times New Roman2" style:font-weight-asian="normal" style:font-name-complex="Times New Roman2" style:font-size-complex="14pt" style:font-weight-complex="normal"/>
    </style:style>
    <style:style style:name="T173" style:family="text">
      <style:text-properties fo:font-weight="normal" officeooo:rsid="0082ae08" style:font-name-asian="Times New Roman2" style:font-weight-asian="normal" style:font-name-complex="Times New Roman2" style:font-size-complex="14pt" style:font-weight-complex="normal"/>
    </style:style>
    <style:style style:name="T174" style:family="text">
      <style:text-properties style:font-name="Liberation Mono1" fo:font-size="12pt" fo:font-weight="normal" officeooo:rsid="0075ae9b" style:font-name-asian="Times New Roman2" style:font-weight-asian="normal" style:font-name-complex="Times New Roman2" style:font-size-complex="14pt" style:font-weight-complex="normal"/>
    </style:style>
    <style:style style:name="T175" style:family="text">
      <style:text-properties style:font-name="Liberation Mono1" fo:font-size="12pt" fo:font-weight="normal" officeooo:rsid="00554f1b" style:font-name-asian="Times New Roman2" style:font-weight-asian="normal" style:font-name-complex="Times New Roman2" style:font-size-complex="14pt" style:font-weight-complex="normal"/>
    </style:style>
    <style:style style:name="T176" style:family="text">
      <style:text-properties fo:font-weight="normal" officeooo:rsid="00554f1b" style:font-name-asian="Times New Roman2" style:font-weight-asian="normal" style:font-name-complex="Times New Roman2" style:font-size-complex="14pt" style:font-weight-complex="normal"/>
    </style:style>
    <style:style style:name="T177" style:family="text">
      <style:text-properties style:font-name="Liberation Mono1" fo:font-size="12pt" fo:font-weight="normal" officeooo:rsid="006164dd" style:font-name-asian="Times New Roman2" style:font-weight-asian="normal" style:font-name-complex="Times New Roman2" style:font-size-complex="14pt" style:font-weight-complex="normal"/>
    </style:style>
    <style:style style:name="T178" style:family="text">
      <style:text-properties fo:font-weight="normal" officeooo:rsid="006164dd" style:font-name-asian="Times New Roman2" style:font-weight-asian="normal" style:font-name-complex="Times New Roman2" style:font-weight-complex="normal"/>
    </style:style>
    <style:style style:name="T179" style:family="text">
      <style:text-properties style:font-name="Liberation Mono1" fo:font-size="12pt" fo:font-weight="normal" officeooo:rsid="006164dd" style:font-name-asian="Times New Roman2" style:font-weight-asian="normal" style:font-name-complex="Times New Roman2" style:font-weight-complex="normal"/>
    </style:style>
    <style:style style:name="T180" style:family="text">
      <style:text-properties fo:font-weight="normal" officeooo:rsid="007c531d" style:font-name-asian="Times New Roman2" style:font-weight-asian="normal" style:font-name-complex="Times New Roman2" style:font-weight-complex="normal"/>
    </style:style>
    <style:style style:name="T181" style:family="text">
      <style:text-properties style:font-name="Liberation Serif" fo:font-size="14pt" officeooo:rsid="0082ae08" style:font-size-asian="14pt" style:font-size-complex="14pt"/>
    </style:style>
    <style:style style:name="T182" style:family="text">
      <style:text-properties style:font-name="Liberation Serif" fo:font-size="14pt" officeooo:rsid="00a17630" style:font-size-asian="14pt" style:font-size-complex="14pt"/>
    </style:style>
    <style:style style:name="T183" style:family="text">
      <style:text-properties style:font-name="Liberation Serif" fo:font-size="14pt" style:font-size-asian="14pt" style:font-size-complex="14pt"/>
    </style:style>
    <style:style style:name="T184" style:family="text">
      <style:text-properties officeooo:rsid="00a17630"/>
    </style:style>
    <style:style style:name="T185" style:family="text">
      <style:text-properties officeooo:rsid="0082ae08"/>
    </style:style>
    <style:style style:name="T186" style:family="text">
      <style:text-properties fo:font-weight="normal" officeooo:rsid="0082ae08" style:font-name-asian="Times New Roman2" style:font-weight-asian="normal" style:font-name-complex="Times New Roman2" style:font-weight-complex="normal"/>
    </style:style>
    <style:style style:name="T187" style:family="text">
      <style:text-properties fo:font-weight="normal" officeooo:rsid="0081690f" style:font-name-asian="Times New Roman2" style:font-weight-asian="normal" style:font-name-complex="Times New Roman2" style:font-weight-complex="normal"/>
    </style:style>
    <style:style style:name="T188" style:family="text">
      <style:text-properties style:font-name="Liberation Serif" fo:font-size="14pt" fo:font-weight="normal" officeooo:rsid="006164dd" style:font-name-asian="Times New Roman2" style:font-size-asian="14pt" style:font-weight-asian="normal" style:font-name-complex="Times New Roman2" style:font-size-complex="14pt" style:font-weight-complex="normal"/>
    </style:style>
    <style:style style:name="T189" style:family="text">
      <style:text-properties style:font-name="Liberation Serif" fo:font-size="14pt" fo:font-weight="normal" officeooo:rsid="0082ae08" style:font-name-asian="Times New Roman2" style:font-size-asian="14pt" style:font-weight-asian="normal" style:font-name-complex="Times New Roman2" style:font-size-complex="14pt" style:font-weight-complex="normal"/>
    </style:style>
    <style:style style:name="T190" style:family="text">
      <style:text-properties style:font-name="Liberation Serif" fo:font-size="14pt" fo:font-weight="normal" officeooo:rsid="00a17630" style:font-name-asian="Times New Roman2" style:font-size-asian="14pt" style:font-weight-asian="normal" style:font-name-complex="Times New Roman2" style:font-size-complex="14pt" style:font-weight-complex="normal"/>
    </style:style>
    <style:style style:name="T191" style:family="text">
      <style:text-properties style:font-name="Liberation Serif" fo:font-size="14pt" fo:font-weight="normal" officeooo:rsid="00639f58" style:font-size-asian="14pt" style:font-weight-asian="normal" style:font-size-complex="14pt" style:font-weight-complex="normal"/>
    </style:style>
    <style:style style:name="T192" style:family="text">
      <style:text-properties style:font-name="Liberation Mono1" fo:font-size="12pt" fo:font-weight="normal" officeooo:rsid="00639f58" style:font-size-asian="14pt" style:font-weight-asian="normal" style:font-size-complex="14pt" style:font-weight-complex="normal"/>
    </style:style>
    <style:style style:name="T193" style:family="text">
      <style:text-properties style:font-name="Liberation Serif" fo:font-size="14pt" fo:font-weight="normal" officeooo:rsid="0081690f" style:font-size-asian="14pt" style:font-weight-asian="normal" style:font-size-complex="14pt" style:font-weight-complex="normal"/>
    </style:style>
    <style:style style:name="T194" style:family="text">
      <style:text-properties style:font-name="Liberation Serif" fo:font-size="14pt" fo:font-weight="normal" officeooo:rsid="0082ae08" style:font-size-asian="14pt" style:font-weight-asian="normal" style:font-size-complex="14pt" style:font-weight-complex="normal"/>
    </style:style>
    <style:style style:name="T195" style:family="text">
      <style:text-properties style:font-name="Liberation Serif" fo:font-size="14pt" fo:font-weight="normal" officeooo:rsid="00a17630" style:font-size-asian="14pt" style:font-weight-asian="normal" style:font-size-complex="14pt" style:font-weight-complex="normal"/>
    </style:style>
    <style:style style:name="T196" style:family="text">
      <style:text-properties style:font-name="Liberation Serif" fo:font-size="14pt" fo:font-weight="normal" officeooo:rsid="0095323d" style:font-size-asian="14pt" style:font-weight-asian="normal" style:font-size-complex="14pt" style:font-weight-complex="normal"/>
    </style:style>
    <style:style style:name="T197" style:family="text">
      <style:text-properties style:font-name="Liberation Mono1" fo:font-size="12pt" fo:font-weight="normal" officeooo:rsid="0081690f" style:font-size-asian="14pt" style:font-weight-asian="normal" style:font-size-complex="14pt" style:font-weight-complex="normal"/>
    </style:style>
    <style:style style:name="T198" style:family="text">
      <style:text-properties style:font-name="Liberation Serif" fo:font-size="14pt" fo:font-weight="normal" officeooo:rsid="0081690f" style:font-name-asian="Times New Roman2" style:font-size-asian="14pt" style:font-weight-asian="normal" style:font-name-complex="Times New Roman2" style:font-size-complex="14pt" style:font-weight-complex="normal"/>
    </style:style>
    <style:style style:name="T199" style:family="text">
      <style:text-properties style:font-name="Liberation Mono1" fo:font-size="12pt" fo:font-weight="normal" officeooo:rsid="006164dd" style:font-name-asian="Times New Roman2" style:font-size-asian="14pt" style:font-weight-asian="normal" style:font-name-complex="Times New Roman2" style:font-size-complex="14pt" style:font-weight-complex="normal"/>
    </style:style>
    <style:style style:name="T200" style:family="text">
      <style:text-properties fo:font-weight="normal" officeooo:rsid="00a17630" style:font-name-asian="Times New Roman2" style:font-weight-asian="normal" style:font-name-complex="Times New Roman2" style:font-weight-complex="normal"/>
    </style:style>
    <style:style style:name="T201" style:family="text">
      <style:text-properties fo:font-weight="normal" officeooo:rsid="0082b2e5" style:font-name-asian="Times New Roman2" style:font-weight-asian="normal" style:font-name-complex="Times New Roman2" style:font-weight-complex="normal"/>
    </style:style>
    <style:style style:name="T202" style:family="text">
      <style:text-properties style:font-name="Liberation Mono1" fo:font-size="12pt" fo:font-weight="normal" officeooo:rsid="00639f58" style:font-name-asian="Times New Roman2" style:font-weight-asian="normal" style:font-name-complex="Times New Roman2" style:font-weight-complex="normal"/>
    </style:style>
    <style:style style:name="T203" style:family="text">
      <style:text-properties fo:font-weight="normal" officeooo:rsid="00639f58" style:font-name-asian="Times New Roman2" style:font-weight-asian="normal" style:font-name-complex="Times New Roman2" style:font-weight-complex="normal"/>
    </style:style>
    <style:style style:name="T204" style:family="text">
      <style:text-properties fo:font-weight="normal" officeooo:rsid="0062375d" style:font-name-asian="Times New Roman2" style:font-weight-asian="normal" style:font-name-complex="Times New Roman2" style:font-weight-complex="normal"/>
    </style:style>
    <style:style style:name="T205" style:family="text">
      <style:text-properties fo:font-weight="normal" officeooo:rsid="00650c7a" style:font-name-asian="Times New Roman2" style:font-weight-asian="normal" style:font-name-complex="Times New Roman2" style:font-weight-complex="normal"/>
    </style:style>
    <style:style style:name="T206" style:family="text">
      <style:text-properties fo:font-weight="normal" officeooo:rsid="00827faa" style:font-name-asian="Times New Roman2" style:font-weight-asian="normal" style:font-name-complex="Times New Roman2" style:font-weight-complex="normal"/>
    </style:style>
    <style:style style:name="T207" style:family="text">
      <style:text-properties style:font-name="Liberation Mono1" fo:font-size="12pt" fo:font-weight="normal" officeooo:rsid="00827faa" style:font-name-asian="Times New Roman2" style:font-weight-asian="normal" style:font-name-complex="Times New Roman2" style:font-weight-complex="normal"/>
    </style:style>
    <style:style style:name="T208" style:family="text">
      <style:text-properties style:font-name="Liberation Serif" fo:font-size="14pt" fo:font-weight="normal" officeooo:rsid="006164dd" style:font-name-asian="Times New Roman2" style:font-size-asian="14pt" style:font-weight-asian="normal" style:font-name-complex="Times New Roman2" style:font-weight-complex="normal"/>
    </style:style>
    <style:style style:name="T209" style:family="text">
      <style:text-properties style:font-name="Liberation Mono1" fo:font-size="12pt" fo:font-weight="normal" officeooo:rsid="006164dd" style:font-name-asian="Times New Roman2" style:font-size-asian="14pt" style:font-weight-asian="normal" style:font-name-complex="Times New Roman2" style:font-weight-complex="normal"/>
    </style:style>
    <style:style style:name="T210" style:family="text">
      <style:text-properties style:font-name="Liberation Serif" fo:font-size="14pt" fo:font-weight="normal" officeooo:rsid="00a17630" style:font-name-asian="Times New Roman2" style:font-size-asian="14pt" style:font-weight-asian="normal" style:font-name-complex="Times New Roman2" style:font-weight-complex="normal"/>
    </style:style>
    <style:style style:name="T211" style:family="text">
      <style:text-properties style:font-name="Liberation Serif" fo:font-size="14pt" fo:font-weight="normal" officeooo:rsid="0084b39c" style:font-name-asian="Times New Roman2" style:font-size-asian="14pt" style:font-weight-asian="normal" style:font-name-complex="Times New Roman2" style:font-weight-complex="normal"/>
    </style:style>
    <style:style style:name="T212" style:family="text">
      <style:text-properties style:font-name="Liberation Serif" fo:font-size="14pt" fo:font-weight="normal" officeooo:rsid="0085cfdb" style:font-name-asian="Times New Roman2" style:font-size-asian="14pt" style:font-weight-asian="normal" style:font-name-complex="Times New Roman2" style:font-weight-complex="normal"/>
    </style:style>
    <style:style style:name="T213" style:family="text">
      <style:text-properties style:font-name="Liberation Serif" fo:font-size="14pt" fo:font-weight="normal" officeooo:rsid="00a17b35" style:font-name-asian="Times New Roman2" style:font-size-asian="14pt" style:font-weight-asian="normal" style:font-name-complex="Times New Roman2" style:font-weight-complex="normal"/>
    </style:style>
    <style:style style:name="T214" style:family="text">
      <style:text-properties style:font-name="Liberation Mono1" fo:font-size="12pt" fo:font-weight="normal" officeooo:rsid="0085cfdb" style:font-name-asian="Times New Roman2" style:font-size-asian="14pt" style:font-weight-asian="normal" style:font-name-complex="Times New Roman2" style:font-weight-complex="normal"/>
    </style:style>
    <style:style style:name="T215" style:family="text">
      <style:text-properties officeooo:rsid="0085cfdb"/>
    </style:style>
    <style:style style:name="T216" style:family="text">
      <style:text-properties officeooo:rsid="00955c65"/>
    </style:style>
    <style:style style:name="T217" style:family="text">
      <style:text-properties officeooo:rsid="00868b16"/>
    </style:style>
    <style:style style:name="T218" style:family="text">
      <style:text-properties officeooo:rsid="008883d3"/>
    </style:style>
    <style:style style:name="T219" style:family="text">
      <style:text-properties fo:font-size="14pt" officeooo:rsid="00509f8f" style:font-name-asian="Times New Roman2" style:font-size-asian="14pt" style:font-name-complex="Times New Roman2" style:font-size-complex="14pt"/>
    </style:style>
    <style:style style:name="T220" style:family="text">
      <style:text-properties style:font-name="Liberation Mono1" fo:font-size="12pt" officeooo:rsid="00868b16"/>
    </style:style>
    <style:style style:name="T221" style:family="text">
      <style:text-properties style:font-name="Liberation Mono1" fo:font-size="12pt" officeooo:rsid="008883d3"/>
    </style:style>
    <style:style style:name="T222" style:family="text">
      <style:text-properties officeooo:rsid="0058880d" style:font-name-asian="Times New Roman2" style:font-name-complex="Times New Roman2"/>
    </style:style>
    <style:style style:name="T223" style:family="text">
      <style:text-properties officeooo:rsid="008883d3" style:font-name-asian="Times New Roman2" style:font-name-complex="Times New Roman2"/>
    </style:style>
    <style:style style:name="T224" style:family="text">
      <style:text-properties fo:font-weight="normal" officeooo:rsid="00586a87" style:font-name-asian="Times New Roman2" style:font-weight-asian="normal" style:font-name-complex="Times New Roman2" style:font-weight-complex="normal"/>
    </style:style>
    <style:style style:name="T225" style:family="text">
      <style:text-properties fo:font-weight="normal" officeooo:rsid="0058880d" style:font-name-asian="Times New Roman2" style:font-weight-asian="normal" style:font-name-complex="Times New Roman2" style:font-weight-complex="normal"/>
    </style:style>
    <style:style style:name="T226" style:family="text">
      <style:text-properties officeooo:rsid="009b9810"/>
    </style:style>
    <style:style style:name="T227" style:family="text">
      <style:text-properties officeooo:rsid="00509f8f" style:font-name-asian="Times New Roman2" style:font-name-complex="Times New Roman2"/>
    </style:style>
    <style:style style:name="T228" style:family="text">
      <style:text-properties officeooo:rsid="00a0d360"/>
    </style:style>
    <style:style style:name="T229" style:family="text">
      <style:text-properties fo:font-weight="normal" style:font-weight-asian="normal" style:font-weight-complex="normal"/>
    </style:style>
    <style:style style:name="T230" style:family="text">
      <style:text-properties fo:font-weight="normal" officeooo:rsid="008d757f" style:font-weight-asian="normal" style:font-weight-complex="normal"/>
    </style:style>
    <style:style style:name="T231" style:family="text">
      <style:text-properties fo:font-weight="normal" officeooo:rsid="005e40aa" style:font-weight-asian="normal" style:font-weight-complex="normal"/>
    </style:style>
    <style:style style:name="T232" style:family="text">
      <style:text-properties fo:language="en" fo:country="US" fo:font-weight="normal" officeooo:rsid="00267440" style:font-size-asian="12.5pt" style:font-weight-asian="normal" style:font-name-complex="Fira Code" style:font-size-complex="12.5pt" style:font-weight-complex="normal"/>
    </style:style>
    <style:style style:name="T233" style:family="text">
      <style:text-properties style:font-name="Liberation Serif" fo:font-size="14pt" officeooo:rsid="008d757f"/>
    </style:style>
    <style:style style:name="T234" style:family="text">
      <style:text-properties style:font-name="Liberation Serif" fo:font-size="14pt" officeooo:rsid="005e40aa"/>
    </style:style>
    <style:style style:name="T235" style:family="text">
      <style:text-properties style:font-name="Liberation Serif" fo:font-size="14pt" officeooo:rsid="009ff5c4"/>
    </style:style>
    <style:style style:name="T236" style:family="text">
      <style:text-properties style:font-name="Liberation Mono1" fo:font-size="12pt" officeooo:rsid="009ff5c4"/>
    </style:style>
    <style:style style:name="T237" style:family="text">
      <style:text-properties style:font-name="Liberation Serif" fo:font-size="14pt" fo:language="en" fo:country="US" fo:font-weight="bold" officeooo:rsid="005e40aa" style:font-name-asian="Times New Roman2" style:font-size-asian="12.5pt" style:font-weight-asian="bold" style:font-name-complex="Fira Code" style:font-size-complex="12.5pt" style:font-weight-complex="bold"/>
    </style:style>
    <style:style style:name="T238" style:family="text">
      <style:text-properties style:font-name="Liberation Serif" fo:font-size="14pt" fo:font-weight="bold" officeooo:rsid="005e40aa" style:font-weight-asian="bold" style:font-weight-complex="bold"/>
    </style:style>
    <style:style style:name="T239" style:family="text">
      <style:text-properties style:font-name="Liberation Serif" fo:font-size="14pt" officeooo:rsid="00868b16"/>
    </style:style>
    <style:style style:name="T240" style:family="text">
      <style:text-properties fo:color="#000000" loext:opacity="100%" fo:font-size="12pt" fo:font-style="normal" style:text-underline-style="none" officeooo:rsid="008f843d" style:font-size-asian="14pt" style:font-style-asian="normal" style:font-name-complex="Times New Roman2" style:font-size-complex="14pt" style:font-style-complex="normal"/>
    </style:style>
    <style:style style:name="T241" style:family="text">
      <style:text-properties fo:color="#000000" loext:opacity="100%" fo:font-size="12pt" fo:font-style="normal" style:text-underline-style="none" officeooo:rsid="00554f1b" style:font-size-asian="14pt" style:font-style-asian="normal" style:font-name-complex="Times New Roman2" style:font-size-complex="14pt" style:font-style-complex="normal"/>
    </style:style>
    <style:style style:name="T242" style:family="text">
      <style:text-properties fo:color="#000000" loext:opacity="100%" style:text-underline-style="none" officeooo:rsid="00554f1b" style:font-size-asian="14pt" style:font-name-complex="Times New Roman2" style:font-size-complex="14pt"/>
    </style:style>
    <style:style style:name="T243" style:family="text">
      <style:text-properties fo:color="#000000" loext:opacity="100%" style:font-name="Liberation Mono1" fo:font-size="12pt" style:text-underline-style="none" officeooo:rsid="008f843d" style:font-size-asian="14pt" style:font-name-complex="Times New Roman2" style:font-size-complex="14pt"/>
    </style:style>
    <style:style style:name="T244" style:family="text">
      <style:text-properties fo:color="#000000" loext:opacity="100%" style:font-name="Liberation Mono1" fo:font-size="12pt" style:text-underline-style="none" officeooo:rsid="00554f1b" style:font-size-asian="14pt" style:font-name-complex="Times New Roman2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 «Белорусский государственный университет</text:p>
      <text:p text:style-name="P1">информатики и радиоэлектроники»</text:p>
      <text:p text:style-name="P2"/>
      <text:p text:style-name="P2"/>
      <text:p text:style-name="P2"/>
      <text:p text:style-name="P2"/>
      <text:p text:style-name="Serif_5f_14">Факультет компьютерных систем и сетей</text:p>
      <text:p text:style-name="Serif_5f_14">Кафедра электронных вычислительных машин</text:p>
      <text:p text:style-name="Serif_5f_14">Дисциплина: Операционные системы и системное программирование</text:p>
      <text:p text:style-name="P3"/>
      <text:p text:style-name="P3"/>
      <text:p text:style-name="P4"/>
      <text:p text:style-name="P4"/>
      <text:p text:style-name="P4"/>
      <text:p text:style-name="P1">ПОЯСНИТЕЛЬНАЯ ЗАПИСКА</text:p>
      <text:p text:style-name="P1">к курсовому проекту</text:p>
      <text:p text:style-name="P5">на тему</text:p>
      <text:p text:style-name="P1">«<text:span text:style-name="T1">Анализатор и редактор файловой системы</text:span>»</text:p>
      <text:p text:style-name="Serif_5f_14"/>
      <text:p text:style-name="P6"><text:span text:style-name="U_5f_text">БГУИР К</text:span><text:span text:style-name="U_5f_text"><text:span text:style-name="T2">Р </text:span></text:span><text:span text:style-name="U_5f_text"><text:span text:style-name="T3">6-05-0611-05</text:span></text:span><text:span text:style-name="U_5f_text"> 1</text:span><text:span text:style-name="U_5f_text"><text:span text:style-name="T4">2</text:span></text:span><text:span text:style-name="U_5f_text"><text:span text:style-name="T1">4</text:span></text:span><text:span text:style-name="U_5f_text"> ПЗ </text:span></text:p>
      <text:p text:style-name="Serif_5f_14"/>
      <text:p text:style-name="Serif_5f_14"/>
      <text:p text:style-name="Serif_5f_14"/>
      <text:p text:style-name="P7">Студент: гр. <text:span text:style-name="T5">3</text:span>50501 <text:span text:style-name="T1">Слепица</text:span> <text:span text:style-name="T1">О</text:span>.<text:span text:style-name="T1">Н</text:span>.</text:p>
      <text:p text:style-name="P7"/>
      <text:p text:style-name="P7"/>
      <text:p text:style-name="P7"><text:span text:style-name="T5">Руководитель: </text:span>ст<text:span text:style-name="T6">а</text:span>рший преподаватель </text:p>
      <text:p text:style-name="P7">каф. ЭВМ Поденок Л.П.</text:p>
      <text:p text:style-name="Serif_5f_14"/>
      <text:p text:style-name="Serif_5f_14"/>
      <text:p text:style-name="Serif_5f_14"/>
      <text:p text:style-name="Serif_5f_14"/>
      <text:p text:style-name="Serif_5f_14"/>
      <text:p text:style-name="P1"><text:span text:style-name="T7">Минск</text:span> 2025</text:p>
      <text:p text:style-name="P8"><text:soft-page-break/>Учреждение образования</text:p>
      <text:p text:style-name="P8">«Белорусский государственный университет информатики</text:p>
      <text:p text:style-name="P8">и радиоэлектроники»</text:p>
      <text:p text:style-name="P9">Факультет компьютерных систем и сетей</text:p>
      <text:p text:style-name="P10"><text:tab/><text:tab/><text:tab/><text:tab/><text:tab/><text:tab/> <text:s text:c="5"/></text:p>
      <text:p text:style-name="P11">УТВЕРЖДАЮ</text:p>
      <text:p text:style-name="P11">Заведующий кафедрой ЭВМ</text:p>
      <text:p text:style-name="P11">_________Б. В. Никульшин</text:p>
      <text:p text:style-name="P11">«___» ___________202<text:span text:style-name="T8">5</text:span> г.</text:p>
      <text:p text:style-name="P11"/>
      <text:p text:style-name="P12">ЗАДАНИЕ</text:p>
      <text:p text:style-name="P12">по курсовому проектированию</text:p>
      <text:p text:style-name="Serif_5f_14"/>
      <text:p text:style-name="P13"><text:span text:style-name="T9">Студенту  </text:span><text:span text:style-name="T10">Слепице Ольге Николаевне</text:span><text:span text:style-name="T11"> <text:s text:c="35"/></text:span></text:p>
      <text:p text:style-name="P13"><text:span text:style-name="T9">1. Тема проекта:</text:span><text:span text:style-name="T11"> “</text:span><text:span text:style-name="T12">Анализатор и редактор файловой системы</text:span><text:span text:style-name="T11">”.</text:span></text:p>
      <text:p text:style-name="P13"><text:span text:style-name="T9">2. Срок сдачи студентом законченного проекта <text:s/></text:span><text:span text:style-name="T11"><text:s/>17 мая 202</text:span><text:span text:style-name="T13">5</text:span><text:span text:style-name="T11"> г.</text:span></text:p>
      <text:p text:style-name="P13"><text:span text:style-name="T9">3. Исходные данные к проекту </text:span><text:span text:style-name="T11">Язык программирования – </text:span><text:span text:style-name="T14">С</text:span></text:p>
      <text:p text:style-name="P13">4. Содержание расчетно-пояснительной записки (перечень вопросов, которые</text:p>
      <text:p text:style-name="P13">подлежат разработке)</text:p>
      <text:p text:style-name="P14">1. Введение. </text:p>
      <text:p text:style-name="P14">2. Обзор литературы. </text:p>
      <text:p text:style-name="P14">3. Постановка задачи. </text:p>
      <text:p text:style-name="P14">4. Системное проектирование.</text:p>
      <text:p text:style-name="P15"><text:span text:style-name="T15">5. </text:span><text:span text:style-name="U_5f_text"><text:span text:style-name="T16">Описание программы для программиста. </text:span></text:span></text:p>
      <text:p text:style-name="P15"><text:span text:style-name="T15">6</text:span><text:span text:style-name="T17">. Функциональное проектирование.</text:span></text:p>
      <text:p text:style-name="P15"><text:span text:style-name="T15">7</text:span><text:span text:style-name="T17">. Разработка программных модулей.</text:span></text:p>
      <text:p text:style-name="P15"><text:span text:style-name="U_5f_text"><text:span text:style-name="T18">8</text:span></text:span><text:span text:style-name="U_5f_text"><text:span text:style-name="T19">. Руководство пользователя.</text:span></text:span></text:p>
      <text:p text:style-name="P15"><text:span text:style-name="T15">9</text:span><text:span text:style-name="T17">. Результаты работы.</text:span></text:p>
      <text:p text:style-name="P15"><text:span text:style-name="T15">10</text:span><text:span text:style-name="T17">. Заключение.</text:span></text:p>
      <text:p text:style-name="P15"><text:span text:style-name="T20">11</text:span><text:span text:style-name="T21">. Литература.</text:span></text:p>
      <text:p text:style-name="P16">5. Перечень графического материала (с точным обозначением обязательных</text:p>
      <text:p text:style-name="P16">чертежей и графиков)</text:p>
      <text:p text:style-name="P17">1. Схема алгоритма функции <text:span text:style-name="T22">editor_move_cursor</text:span><text:span text:style-name="T23">()</text:span><text:span text:style-name="T24">;</text:span></text:p>
      <text:p text:style-name="P17">2. Схема алгоритма функции <text:span text:style-name="T22">format_value</text:span><text:span text:style-name="T25">()</text:span><text:span text:style-name="T24">;</text:span></text:p>
      <text:p text:style-name="P18">3. Ведомость документов.</text:p>
      <text:p text:style-name="P19"><text:span text:style-name="T9">6. Консультант по проекту </text:span><text:span text:style-name="T11">Поденок Л. П.</text:span></text:p>
      <text:p text:style-name="P19"><text:span text:style-name="T9">7. Дата выдачи задания </text:span><text:span text:style-name="T11">24 февраля 202</text:span><text:span text:style-name="T13">5</text:span><text:span text:style-name="T11"> г.</text:span><text:span text:style-name="T26">–––––––––––––––––––––– –</text:span></text:p>
      <text:p text:style-name="P20">8. Календарный график работы над проектом на весь период проектирования (с обозначением сроков выполнения и трудоемкости отдельных этапов):</text:p>
      <text:p text:style-name="P21"><text:span text:style-name="T27">разделы </text:span><text:span text:style-name="T28">1, </text:span><text:span text:style-name="T27">2, 3 </text:span><text:span text:style-name="T28">к 01.03</text:span><text:span text:style-name="T27"> – 1</text:span><text:span text:style-name="T28">5</text:span><text:span text:style-name="T27">%;</text:span><text:span text:style-name="T29"><text:tab/><text:tab/><text:tab/><text:tab/> <text:s text:c="12"/><text:tab/> <text:s text:c="12"/><text:tab/> <text:s text:c="6"/><text:tab/> </text:span></text:p>
      <text:p text:style-name="P21"><text:soft-page-break/><text:span text:style-name="T27">разделы 4</text:span><text:span text:style-name="T28">, 5, 6, 7 к 01.04 </text:span><text:span text:style-name="T27"><text:s/>– </text:span><text:span text:style-name="T28">50</text:span><text:span text:style-name="T27">%; <text:s text:c="50"/><text:tab/> <text:s text:c="4"/><text:tab/> <text:s text:c="2"/><text:tab/> <text:s text:c="29"/></text:span></text:p>
      <text:p text:style-name="P22">разделы <text:span text:style-name="T30">8, 9, 10, 11 к 01.05</text:span> – %<text:span text:style-name="T30">80</text:span>; <text:s text:c="7"/><text:tab/> <text:s text:c="14"/><text:tab/> <text:s text:c="6"/><text:tab/><text:tab/><text:tab/><text:tab/> <text:s/></text:p>
      <text:p text:style-name="P22">оформление пояснительной записки и графического материала <text:span text:style-name="T30">к 15.05</text:span> – <text:span text:style-name="T30">100%</text:span></text:p>
      <text:p text:style-name="P23"><text:span text:style-name="T31">Защита курсового проекта с 29.05 по 09.06.2</text:span><text:span text:style-name="T32">5</text:span><text:span text:style-name="T31">г. <text:tab/><text:tab/><text:tab/><text:tab/><text:tab/> </text:span></text:p>
      <text:p text:style-name="P23"><text:span text:style-name="T33"/></text:p>
      <text:p text:style-name="Serif_5f_14"><text:span text:style-name="T34">РУКОВОДИТЕЛЬ <text:s text:c="2"/></text:span><text:span text:style-name="T35"><text:s text:c="71"/></text:span><text:span text:style-name="T36">Л</text:span><text:span text:style-name="T34">. </text:span><text:span text:style-name="T36">П</text:span><text:span text:style-name="T34">. </text:span><text:span text:style-name="T36">Поденок</text:span></text:p>
      <text:p text:style-name="P24" loext:marker-style-name="T37"><text:span text:style-name="T38"><text:s text:c="66"/></text:span><text:span text:style-name="T39">(подпись)</text:span></text:p>
      <text:p text:style-name="Serif_5f_14"><text:span text:style-name="T40">Задание принял к исполнению</text:span><text:span text:style-name="T41"> –––––––_______________ <text:s text:c="8"/></text:span><text:span text:style-name="T42">О. Н</text:span><text:span text:style-name="T40">. </text:span><text:span text:style-name="T42">Слепица</text:span></text:p>
      <text:p text:style-name="P25">(дата и подпись студента)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6"><text:span text:style-name="T43"/></text:p>
      <text:p text:style-name="P27"><text:soft-page-break/>СОДЕРЖАНИЕ</text:p>
      <text:p text:style-name="P27"/>
      <text:p text:style-name="P28"><text:a xlink:type="simple" xlink:href="#ввв" text:style-name="Internet_20_link" text:visited-style-name="Visited_20_Internet_20_Link">ВВЕДЕНИЕ</text:a> <text:a xlink:type="simple" xlink:href="#ввв" text:style-name="Internet_20_link" text:visited-style-name="Visited_20_Internet_20_Link"><text:span text:style-name="T44">.............................................................................................................</text:span>5</text:a><text:a xlink:type="simple" xlink:href="#1" text:style-name="Internet_20_link" text:visited-style-name="Visited_20_Internet_20_Link">1 ОБЗОР ЛИТЕРАТУРЫ<text:span text:style-name="T45"> </text:span></text:a><text:span text:style-name="T46"><text:s/></text:span><text:a xlink:type="simple" xlink:href="#ввв" text:style-name="Internet_20_link" text:visited-style-name="Visited_20_Internet_20_Link"><text:span text:style-name="T44">.......................................................................................</text:span></text:a><text:a xlink:type="simple" xlink:href="#1" text:style-name="Internet_20_link" text:visited-style-name="Visited_20_Internet_20_Link">6</text:a></text:p>
      <text:p text:style-name="P29"><text:s text:c="3"/><text:a xlink:type="simple" xlink:href="#1.1" text:style-name="Internet_20_link" text:visited-style-name="Visited_20_Internet_20_Link">1.1 Обзор аналогов<text:span text:style-name="T45"> </text:span><text:span text:style-name="T46"><text:s/></text:span>..............................................................................................6</text:a></text:p>
      <text:p text:style-name="P29"><text:s text:c="3"/><text:a xlink:type="simple" xlink:href="#1.2" text:style-name="Internet_20_link" text:visited-style-name="Visited_20_Internet_20_Link">1.2 Постановка задачи</text:a> <text:a xlink:type="simple" xlink:href="#1.1" text:style-name="Internet_20_link" text:visited-style-name="Visited_20_Internet_20_Link"><text:span text:style-name="T44">.........................................................................................</text:span></text:a><text:a xlink:type="simple" xlink:href="#1.2" text:style-name="Internet_20_link" text:visited-style-name="Visited_20_Internet_20_Link">6</text:a></text:p>
      <text:p text:style-name="P30"><text:a xlink:type="simple" xlink:href="#2" text:style-name="Internet_20_link" text:visited-style-name="Visited_20_Internet_20_Link"><text:span text:style-name="T47">2</text:span> <text:span text:style-name="U_5f_HEADER_5f_t"><text:span text:style-name="T48">Описание программы для программиста</text:span></text:span></text:a><text:a xlink:type="simple" xlink:href="#1.1" text:style-name="Internet_20_link" text:visited-style-name="Visited_20_Internet_20_Link"><text:span text:style-name="T46"> </text:span></text:a><text:s/><text:a xlink:type="simple" xlink:href="#ввв" text:style-name="Internet_20_link" text:visited-style-name="Visited_20_Internet_20_Link"><text:span text:style-name="T44">..................................</text:span></text:a><text:a xlink:type="simple" xlink:href="#2" text:style-name="Internet_20_link" text:visited-style-name="Visited_20_Internet_20_Link"><text:span text:style-name="T47">7</text:span></text:a></text:p>
      <text:p text:style-name="P31"><text:span text:style-name="T47"><text:s text:c="3"/></text:span><text:a xlink:type="simple" xlink:href="#2.1" text:style-name="Internet_20_link" text:visited-style-name="Visited_20_Internet_20_Link"><text:span text:style-name="T47">2</text:span>.1 <text:span text:style-name="T49">Основные возможности</text:span></text:a><text:span text:style-name="T49"> </text:span><text:a xlink:type="simple" xlink:href="#1.1" text:style-name="Internet_20_link" text:visited-style-name="Visited_20_Internet_20_Link"><text:span text:style-name="T50"><text:s/></text:span><text:span text:style-name="T51">................................................................................</text:span></text:a><text:a xlink:type="simple" xlink:href="#2.1" text:style-name="Internet_20_link" text:visited-style-name="Visited_20_Internet_20_Link"><text:span text:style-name="T47">7</text:span></text:a></text:p>
      <text:p text:style-name="P31"><text:span text:style-name="T47"><text:s text:c="3"/></text:span><text:a xlink:type="simple" xlink:href="#2.2" text:style-name="Internet_20_link" text:visited-style-name="Visited_20_Internet_20_Link"><text:span text:style-name="T47">2</text:span>.2 <text:span text:style-name="T49">Перспективы развития программы</text:span></text:a><text:a xlink:type="simple" xlink:href="#1.1" text:style-name="Internet_20_link" text:visited-style-name="Visited_20_Internet_20_Link"><text:span text:style-name="T50"> <text:s text:c="4"/></text:span><text:span text:style-name="T51">.............................................................</text:span></text:a><text:a xlink:type="simple" xlink:href="#2.2" text:style-name="Internet_20_link" text:visited-style-name="Visited_20_Internet_20_Link"><text:span text:style-name="T47">8</text:span></text:a></text:p>
      <text:p text:style-name="P30"><text:a xlink:type="simple" xlink:href="#3" text:style-name="Internet_20_link" text:visited-style-name="Visited_20_Internet_20_Link"><text:span text:style-name="T47">3</text:span> СИСТЕМНОЕ ПРОЕКТИРОВАНИЕ</text:a><text:a xlink:type="simple" xlink:href="#1.1" text:style-name="Internet_20_link" text:visited-style-name="Visited_20_Internet_20_Link"><text:span text:style-name="T46"> <text:s text:c="2"/></text:span></text:a><text:a xlink:type="simple" xlink:href="#ввв" text:style-name="Internet_20_link" text:visited-style-name="Visited_20_Internet_20_Link"><text:span text:style-name="T52">................................................................</text:span></text:a><text:a xlink:type="simple" xlink:href="#3" text:style-name="Internet_20_link" text:visited-style-name="Visited_20_Internet_20_Link"><text:span text:style-name="T47">9</text:span></text:a></text:p>
      <text:p text:style-name="P31"><text:span text:style-name="T47"><text:s text:c="3"/></text:span><text:a xlink:type="simple" xlink:href="#3.1" text:style-name="Internet_20_link" text:visited-style-name="Visited_20_Internet_20_Link"><text:span text:style-name="T47">3</text:span>.1 <text:span text:style-name="Strong_20_Emphasis"><text:span text:style-name="T53">Модуль работы с </text:span></text:span><text:span text:style-name="Strong_20_Emphasis"><text:span text:style-name="T54">файловой системой</text:span></text:span></text:a><text:a xlink:type="simple" xlink:href="#1.1" text:style-name="Internet_20_link" text:visited-style-name="Visited_20_Internet_20_Link"><text:span text:style-name="Strong_20_Emphasis"><text:span text:style-name="T55"> </text:span></text:span><text:span text:style-name="Strong_20_Emphasis"><text:span text:style-name="T56">..........................................................</text:span></text:span></text:a><text:a xlink:type="simple" xlink:href="#3.2" text:style-name="Internet_20_link" text:visited-style-name="Visited_20_Internet_20_Link"><text:span text:style-name="T57">9</text:span></text:a></text:p>
      <text:p text:style-name="P31"><text:span text:style-name="T47"><text:s text:c="3"/></text:span><text:a xlink:type="simple" xlink:href="#3.2" text:style-name="Internet_20_link" text:visited-style-name="Visited_20_Internet_20_Link"><text:span text:style-name="T47">3</text:span>.2 Модуль <text:span text:style-name="T30">р</text:span><text:span text:style-name="T58">едактирования файловой системы</text:span></text:a><text:a xlink:type="simple" xlink:href="#1.1" text:style-name="Internet_20_link" text:visited-style-name="Visited_20_Internet_20_Link"><text:span text:style-name="T59"> <text:s/></text:span><text:span text:style-name="T60">...............................................</text:span></text:a><text:a xlink:type="simple" xlink:href="#3.2" text:style-name="Internet_20_link" text:visited-style-name="Visited_20_Internet_20_Link"><text:span text:style-name="T47">9</text:span></text:a></text:p>
      <text:p text:style-name="P31"><text:span text:style-name="T47"><text:s text:c="3"/></text:span><text:a xlink:type="simple" xlink:href="#3.3" text:style-name="Internet_20_link" text:visited-style-name="Visited_20_Internet_20_Link"><text:span text:style-name="T47">3.3 Модуль </text:span><text:span text:style-name="T30">пользовательского интерфейса</text:span></text:a><text:a xlink:type="simple" xlink:href="#1.1" text:style-name="Internet_20_link" text:visited-style-name="Visited_20_Internet_20_Link"><text:span text:style-name="T61"> <text:s/></text:span></text:a><text:a xlink:type="simple" xlink:href="#3.3" text:style-name="Internet_20_link" text:visited-style-name="Visited_20_Internet_20_Link"><text:span text:style-name="T62"><text:s/></text:span></text:a><text:a xlink:type="simple" xlink:href="#1.1" text:style-name="Internet_20_link" text:visited-style-name="Visited_20_Internet_20_Link"><text:span text:style-name="T63"><text:s/></text:span><text:span text:style-name="T64">.....................................................</text:span></text:a><text:a xlink:type="simple" xlink:href="#3.3" text:style-name="Internet_20_link" text:visited-style-name="Visited_20_Internet_20_Link"><text:span text:style-name="T47">9</text:span></text:a></text:p>
      <text:p text:style-name="P31"><text:span text:style-name="T47"><text:s text:c="3"/></text:span><text:a xlink:type="simple" xlink:href="#3.4" text:style-name="Internet_20_link" text:visited-style-name="Visited_20_Internet_20_Link"><text:span text:style-name="T47">3</text:span>.4 Модуль <text:span text:style-name="T58">вспомогательных утилит</text:span></text:a><text:span text:style-name="T58"> </text:span><text:a xlink:type="simple" xlink:href="#1.1" text:style-name="Internet_20_link" text:visited-style-name="Visited_20_Internet_20_Link"><text:span text:style-name="T59"><text:s/></text:span><text:span text:style-name="T60">..............................................................</text:span></text:a><text:span text:style-name="T58">10</text:span></text:p>
      <text:p text:style-name="P31"><text:span text:style-name="T47"><text:s text:c="3"/></text:span><text:a xlink:type="simple" xlink:href="#3.2" text:style-name="Internet_20_link" text:visited-style-name="Visited_20_Internet_20_Link"><text:span text:style-name="T47">3</text:span>.<text:span text:style-name="T65">5</text:span> Модуль <text:span text:style-name="T58">инициализации и управления</text:span><text:span text:style-name="T44"> </text:span></text:a><text:a xlink:type="simple" xlink:href="#1.1" text:style-name="Internet_20_link" text:visited-style-name="Visited_20_Internet_20_Link"><text:span text:style-name="T44">.......................................................</text:span></text:a><text:span text:style-name="T58">10</text:span></text:p>
      <text:p text:style-name="P30"><text:a xlink:type="simple" xlink:href="#4" text:style-name="Internet_20_link" text:visited-style-name="Visited_20_Internet_20_Link"><text:span text:style-name="T66">4</text:span> ФУНКЦИОНАЛЬНОЕ ПРОЕКТИРОВАНИЕ</text:a><text:span text:style-name="T46"> </text:span><text:a xlink:type="simple" xlink:href="#1.1" text:style-name="Internet_20_link" text:visited-style-name="Visited_20_Internet_20_Link"><text:span text:style-name="T46"><text:s text:c="2"/></text:span></text:a><text:a xlink:type="simple" xlink:href="#ввв" text:style-name="Internet_20_link" text:visited-style-name="Visited_20_Internet_20_Link"><text:span text:style-name="T44">................................................</text:span></text:a><text:a xlink:type="simple" xlink:href="#4" text:style-name="Internet_20_link" text:visited-style-name="Visited_20_Internet_20_Link"><text:span text:style-name="T47">1</text:span></text:a><text:span text:style-name="T58">1</text:span></text:p>
      <text:p text:style-name="P31"><text:span text:style-name="T66"><text:s text:c="3"/></text:span><text:a xlink:type="simple" xlink:href="#4.1" text:style-name="Internet_20_link" text:visited-style-name="Visited_20_Internet_20_Link"><text:span text:style-name="T66">4</text:span>.1 Структура <text:span text:style-name="T67">fs_info_t</text:span></text:a><text:a xlink:type="simple" xlink:href="#1.1" text:style-name="Internet_20_link" text:visited-style-name="Visited_20_Internet_20_Link"><text:span text:style-name="T46"> <text:s text:c="2"/></text:span><text:span text:style-name="T44">..................................................................................</text:span></text:a><text:span text:style-name="T65">11</text:span></text:p>
      <text:p text:style-name="P31"><text:span text:style-name="T66"><text:s text:c="3"/></text:span><text:a xlink:type="simple" xlink:href="#4.2" text:style-name="Internet_20_link" text:visited-style-name="Visited_20_Internet_20_Link"><text:span text:style-name="T66">4</text:span>.2 Структура <text:span text:style-name="T68">undo_item_t</text:span></text:a><text:span text:style-name="T69"> </text:span><text:span text:style-name="T70"> </text:span><text:a xlink:type="simple" xlink:href="#1.1" text:style-name="Internet_20_link" text:visited-style-name="Visited_20_Internet_20_Link"><text:span text:style-name="T71">..............................................................................</text:span></text:a><text:span text:style-name="T65">1</text:span><text:span text:style-name="T58">1</text:span></text:p>
      <text:p text:style-name="P31"><text:span text:style-name="T65"><text:s text:c="3"/>4.3 Структура </text:span><text:span text:style-name="T72">editor_context_t</text:span><text:a xlink:type="simple" xlink:href="#1.1" text:style-name="Internet_20_link" text:visited-style-name="Visited_20_Internet_20_Link"><text:span text:style-name="T65">.....................................................................</text:span></text:a><text:span text:style-name="T65">1</text:span><text:span text:style-name="T58">1</text:span></text:p>
      <text:p text:style-name="P31"><text:span text:style-name="T65"><text:s text:c="3"/>4.4 Структура</text:span><text:a xlink:type="simple" xlink:href="#1.1" text:style-name="Internet_20_link" text:visited-style-name="Visited_20_Internet_20_Link"><text:span text:style-name="T73"> <text:s/></text:span></text:a><text:span text:style-name="T72">ext2_inode</text:span><text:a xlink:type="simple" xlink:href="#1.1" text:style-name="Internet_20_link" text:visited-style-name="Visited_20_Internet_20_Link"><text:span text:style-name="T73"> </text:span><text:span text:style-name="T74">.................................................................................</text:span></text:a><text:span text:style-name="T58">12</text:span></text:p>
      <text:p text:style-name="P31"><text:span text:style-name="T65"><text:s text:c="3"/>4.5 </text:span>Структура <text:span text:style-name="T67">ext2_super_block</text:span><text:a xlink:type="simple" xlink:href="#1.1" text:style-name="Internet_20_link" text:visited-style-name="Visited_20_Internet_20_Link"><text:span text:style-name="T75"> </text:span><text:span text:style-name="T73"><text:s/></text:span><text:span text:style-name="T74">....................................................................</text:span></text:a><text:span text:style-name="T58">12</text:span></text:p>
      <text:p text:style-name="P30"><text:a xlink:type="simple" xlink:href="#5" text:style-name="Internet_20_link" text:visited-style-name="Visited_20_Internet_20_Link"><text:span text:style-name="T76">5 </text:span><text:span text:style-name="T40">РАЗРАБОТКА ПРОГРАММНЫХ МОДУЛЕЙ</text:span></text:a><text:span text:style-name="T40"> </text:span><text:a xlink:type="simple" xlink:href="#1.1" text:style-name="Internet_20_link" text:visited-style-name="Visited_20_Internet_20_Link"><text:span text:style-name="T46"><text:s/></text:span></text:a><text:a xlink:type="simple" xlink:href="#5" text:style-name="Internet_20_link" text:visited-style-name="Visited_20_Internet_20_Link">..............................................<text:span text:style-name="T77">1</text:span></text:a><text:span text:style-name="T58">3</text:span></text:p>
      <text:p text:style-name="P31"><text:span text:style-name="T66"><text:s text:c="3"/></text:span><text:a xlink:type="simple" xlink:href="#5.1" text:style-name="Internet_20_link" text:visited-style-name="Visited_20_Internet_20_Link"><text:span text:style-name="T66">5</text:span>.1 Разработка схем алгоритмов </text:a><text:a xlink:type="simple" xlink:href="#1.1" text:style-name="Internet_20_link" text:visited-style-name="Visited_20_Internet_20_Link">.......................................................................</text:a><text:a xlink:type="simple" xlink:href="#5.1" text:style-name="Internet_20_link" text:visited-style-name="Visited_20_Internet_20_Link"><text:span text:style-name="T77">1</text:span></text:a><text:span text:style-name="T58">3</text:span></text:p>
      <text:p text:style-name="P31"><text:span text:style-name="T66"><text:s text:c="3"/></text:span><text:a xlink:type="simple" xlink:href="#5.2" text:style-name="Internet_20_link" text:visited-style-name="Visited_20_Internet_20_Link"><text:span text:style-name="T66">5</text:span>.2 Разработка алгоритмов </text:a><text:a xlink:type="simple" xlink:href="#1.1" text:style-name="Internet_20_link" text:visited-style-name="Visited_20_Internet_20_Link">................................................................................</text:a><text:a xlink:type="simple" xlink:href="#5.2" text:style-name="Internet_20_link" text:visited-style-name="Visited_20_Internet_20_Link"><text:span text:style-name="T77">1</text:span></text:a><text:span text:style-name="T58">3</text:span></text:p>
      <text:p text:style-name="P30"><text:a xlink:type="simple" xlink:href="#6" text:style-name="Internet_20_link" text:visited-style-name="Visited_20_Internet_20_Link"><text:span text:style-name="T77">6</text:span><text:span text:style-name="T66"> </text:span><text:span text:style-name="T77">РУКОВОДСТВО ПОЛЬЗОВАТЕЛЯ</text:span></text:a><text:a xlink:type="simple" xlink:href="#1.1" text:style-name="Internet_20_link" text:visited-style-name="Visited_20_Internet_20_Link"><text:span text:style-name="T78"> <text:s text:c="3"/></text:span></text:a><text:a xlink:type="simple" xlink:href="#6" text:style-name="Internet_20_link" text:visited-style-name="Visited_20_Internet_20_Link">...............................................................<text:span text:style-name="T77">1</text:span></text:a><text:span text:style-name="T79">5</text:span></text:p>
      <text:p text:style-name="P32"><text:span text:style-name="T80"><text:s text:c="3"/></text:span><text:a xlink:type="simple" xlink:href="#6.1" text:style-name="Internet_20_link" text:visited-style-name="Visited_20_Internet_20_Link"><text:span text:style-name="T80">6</text:span>.1 <text:span text:style-name="T80">Назначение программы</text:span><text:span text:style-name="Strong_20_Emphasis"><text:span text:style-name="T81"> </text:span></text:span></text:a><text:a xlink:type="simple" xlink:href="#1.1" text:style-name="Internet_20_link" text:visited-style-name="Visited_20_Internet_20_Link"><text:span text:style-name="Strong_20_Emphasis"><text:span text:style-name="T55"><text:s/></text:span></text:span><text:span text:style-name="Strong_20_Emphasis"><text:span text:style-name="T82">...............................................................................</text:span></text:span></text:a><text:a xlink:type="simple" xlink:href="#6.1" text:style-name="Internet_20_link" text:visited-style-name="Visited_20_Internet_20_Link"><text:span text:style-name="T80">1</text:span></text:a><text:span text:style-name="T79">5</text:span></text:p>
      <text:p text:style-name="P31"><text:span text:style-name="T80"><text:s text:c="3"/></text:span><text:a xlink:type="simple" xlink:href="#6.2" text:style-name="Internet_20_link" text:visited-style-name="Visited_20_Internet_20_Link"><text:span text:style-name="T80">6</text:span>.2 <text:span text:style-name="T80">Запуск программы</text:span><text:span text:style-name="T83"> </text:span></text:a><text:a xlink:type="simple" xlink:href="#1.1" text:style-name="Internet_20_link" text:visited-style-name="Visited_20_Internet_20_Link"><text:span text:style-name="T84"><text:s text:c="2"/></text:span><text:span text:style-name="T83">.......................................................................................</text:span></text:a><text:a xlink:type="simple" xlink:href="#6.2" text:style-name="Internet_20_link" text:visited-style-name="Visited_20_Internet_20_Link"><text:span text:style-name="T80">1</text:span></text:a><text:span text:style-name="T79">5</text:span></text:p>
      <text:p text:style-name="P31"><text:span text:style-name="T80"><text:s text:c="3"/></text:span><text:a xlink:type="simple" xlink:href="#6.3" text:style-name="Internet_20_link" text:visited-style-name="Visited_20_Internet_20_Link"><text:span text:style-name="T80">6</text:span>.3 <text:span text:style-name="T80">Основные команды программы</text:span><text:span text:style-name="T85"> </text:span></text:a><text:a xlink:type="simple" xlink:href="#1.1" text:style-name="Internet_20_link" text:visited-style-name="Visited_20_Internet_20_Link"><text:span text:style-name="T83">..................................................................</text:span></text:a><text:a xlink:type="simple" xlink:href="#6.3" text:style-name="Internet_20_link" text:visited-style-name="Visited_20_Internet_20_Link"><text:span text:style-name="T80">1</text:span></text:a><text:span text:style-name="T58">5</text:span></text:p>
      <text:p text:style-name="P31"><text:span text:style-name="T80"><text:s text:c="3"/></text:span><text:a xlink:type="simple" xlink:href="#6.4" text:style-name="Internet_20_link" text:visited-style-name="Visited_20_Internet_20_Link"><text:span text:style-name="T80">6</text:span>.4 <text:span text:style-name="T80">Рекомендации по пользованию</text:span><text:span text:style-name="T44"> </text:span></text:a><text:a xlink:type="simple" xlink:href="#1.1" text:style-name="Internet_20_link" text:visited-style-name="Visited_20_Internet_20_Link"><text:span text:style-name="T46"><text:s/></text:span><text:span text:style-name="T44">..................................................................</text:span></text:a><text:a xlink:type="simple" xlink:href="#6.4" text:style-name="Internet_20_link" text:visited-style-name="Visited_20_Internet_20_Link"><text:span text:style-name="T80">1</text:span></text:a><text:span text:style-name="T79">6</text:span></text:p>
      <text:p text:style-name="P30"><text:a xlink:type="simple" xlink:href="#7" text:style-name="Internet_20_link" text:visited-style-name="Visited_20_Internet_20_Link"><text:span text:style-name="T77">7</text:span> РЕЗУЛЬТАТЫ РАБОТЫ</text:a><text:span text:style-name="T86"> </text:span><text:a xlink:type="simple" xlink:href="#1.1" text:style-name="Internet_20_link" text:visited-style-name="Visited_20_Internet_20_Link"><text:span text:style-name="T46"><text:s text:c="2"/></text:span></text:a><text:a xlink:type="simple" xlink:href="#ввв" text:style-name="Internet_20_link" text:visited-style-name="Visited_20_Internet_20_Link"><text:span text:style-name="T44">..................................................................................</text:span></text:a><text:span text:style-name="T79">17</text:span></text:p>
      <text:p text:style-name="P30"><text:a xlink:type="simple" xlink:href="#закл" text:style-name="Internet_20_link" text:visited-style-name="Visited_20_Internet_20_Link">ЗАКЛЮЧЕНИЕ</text:a><text:a xlink:type="simple" xlink:href="#1.1" text:style-name="Internet_20_link" text:visited-style-name="Visited_20_Internet_20_Link"><text:span text:style-name="T46"> <text:s text:c="2"/></text:span></text:a><text:a xlink:type="simple" xlink:href="#ввв" text:style-name="Internet_20_link" text:visited-style-name="Visited_20_Internet_20_Link"><text:span text:style-name="T44">.....................................................................................................</text:span></text:a><text:span text:style-name="T87">20</text:span></text:p>
      <text:p text:style-name="P33"><text:a xlink:type="simple" xlink:href="#спис" text:style-name="Internet_20_link" text:visited-style-name="Visited_20_Internet_20_Link">СПИСОК ИСПОЛЬЗУЕМЫХ ИСТОЧНИКОВ</text:a><text:a xlink:type="simple" xlink:href="#1.1" text:style-name="Internet_20_link" text:visited-style-name="Visited_20_Internet_20_Link"><text:span text:style-name="T46"> <text:s text:c="2"/></text:span></text:a><text:a xlink:type="simple" xlink:href="#ввв" text:style-name="Internet_20_link" text:visited-style-name="Visited_20_Internet_20_Link"><text:span text:style-name="T44">.................................................</text:span></text:a><text:span text:style-name="T88">2</text:span><text:span text:style-name="T87">1</text:span></text:p>
      <text:p text:style-name="P30"><text:a xlink:type="simple" xlink:href="#А" text:style-name="Internet_20_link" text:visited-style-name="Visited_20_Internet_20_Link">ПРИЛОЖЕНИЕ А</text:a><text:a xlink:type="simple" xlink:href="#1.1" text:style-name="Internet_20_link" text:visited-style-name="Visited_20_Internet_20_Link"><text:span text:style-name="T46"> <text:s text:c="4"/></text:span></text:a><text:a xlink:type="simple" xlink:href="#ввв" text:style-name="Internet_20_link" text:visited-style-name="Visited_20_Internet_20_Link"><text:span text:style-name="T44">................................................................................................</text:span></text:a><text:span text:style-name="T79">2</text:span><text:span text:style-name="T89">2</text:span></text:p>
      <text:p text:style-name="P30"><text:a xlink:type="simple" xlink:href="#Б" text:style-name="Internet_20_link" text:visited-style-name="Visited_20_Internet_20_Link">ПРИЛОЖЕНИЕ Б</text:a><text:a xlink:type="simple" xlink:href="#1.1" text:style-name="Internet_20_link" text:visited-style-name="Visited_20_Internet_20_Link"><text:span text:style-name="T46"> <text:s text:c="3"/></text:span></text:a><text:a xlink:type="simple" xlink:href="#Б" text:style-name="Internet_20_link" text:visited-style-name="Visited_20_Internet_20_Link">.................................................................................................</text:a><text:span text:style-name="T79">2</text:span><text:span text:style-name="T89">3</text:span></text:p>
      <text:p text:style-name="P30"><text:a xlink:type="simple" xlink:href="#В" text:style-name="Internet_20_link" text:visited-style-name="Visited_20_Internet_20_Link">ПРИЛОЖЕНИЕ В</text:a><text:a xlink:type="simple" xlink:href="#1.1" text:style-name="Internet_20_link" text:visited-style-name="Visited_20_Internet_20_Link"><text:span text:style-name="T46"> <text:s text:c="2"/></text:span></text:a><text:a xlink:type="simple" xlink:href="#ввв" text:style-name="Internet_20_link" text:visited-style-name="Visited_20_Internet_20_Link"><text:span text:style-name="T44">.................................................................................................</text:span></text:a><text:a xlink:type="simple" xlink:href="#В" text:style-name="Internet_20_link" text:visited-style-name="Visited_20_Internet_20_Link"><text:span text:style-name="T90">2</text:span></text:a><text:span text:style-name="T89">4</text:span></text:p>
      <text:p text:style-name="P34"><text:bookmark text:name="ввв"/>ВВЕДЕНИЕ</text:p>
      <text:p text:style-name="P35"/>
      <text:p text:style-name="P36">Анализатор и редактор файловой системы представляет собой специа­лизированное приложение для низкоуровневого взаимодействия с файловыми системами <text:span text:style-name="T67">ext2/ext3/ext4</text:span> в среде <text:span text:style-name="T67">Linux</text:span>. Программа обеспечи­вает прямой доступ к структурам данных на блочном устройстве, позволяя не только анализировать метаданные, но и вносить контролируе­мые измене­ния. Реализованная на базе библиотеки <text:span text:style-name="T67">ncurses</text:span>, она предлагает ин­терактивный интерфейс для навигации по суперблоку, групповым де­скрипторам, битовым картам и индексным дескрипторам с возможностью их модификации в шестнадцатеричном режиме.</text:p>
      <text:p text:style-name="P36">Актуальность разработки обусловлена возрастающей потребностью в инструментах для диагностики и восстановления файловых систем в услови­ях роста объемов данных и ужесточения требований к их сохранно­сти. В отличие от стандартных утилит, работающих на уровне файлов, дан­ный ана­лизатор предоставляет доступ к низкоуровневым структурам, что крити­чески важно при восстановлении поврежденных разделов, анализе ин­цидентов безопасности или исследовании работы файловых систем.</text:p>
      <text:p text:style-name="P36">Техническая реализация основана на прямом взаимодействии с устройством хранения через файловый дескриптор, что обеспечивает макси­мальную гибкость при работе с метаданными. Программа автоматичес­ки определяет параметры файловой системы, включая размер блока, ко­личество групп и особенности конкретной версии <text:span text:style-name="T67">ext</text:span>. Модульная архитек­тура с четким разделением анализатора, редактора и интерфейса поз­воляет легко расширять функциональность.</text:p>
      <text:p text:style-name="P36"><text:span text:style-name="T91">Графическая</text:span> часть реализует удобную навигацию с цветовой диффе­ренциацией типов данных, подсветкой структурных полей и контекстной по­мощью. Особое внимание уделено безопасности операций - все критиче­ские изменения требуют подтверждения, а просмотр данных возможен без риска случайной модификации. Приложение находит применение в образо­вательном процессе и разработке файловых систем, заполняя нишу между стандартными утилитами и профессиональными инструментами для работы с дисками.</text:p>
      <text:p text:style-name="P36"/>
      <text:p text:style-name="P36"/>
      <text:list text:style-name="WWNum4">
        <text:list-header>
          <text:p text:style-name="P37" loext:marker-style-name="T92"><text:bookmark text:name="1"/><text:span text:style-name="T93">1</text:span><text:span text:style-name="T94"> </text:span><text:span text:style-name="T93">обзор ЛИТЕРАТУРЫ</text:span></text:p>
        </text:list-header>
      </text:list>
      <text:p text:style-name="P38" loext:marker-style-name="T92"><text:span text:style-name="T93"/></text:p>
      <text:p text:style-name="P39"><text:bookmark text:name="1.1"/>1.1 Обзор аналогов</text:p>
      <text:p text:style-name="P39"/>
      <text:p text:style-name="P40">Существует несколько инструментов, предназначенных для анализа и редактирования файловых систем, однако большинство из них либо ориен­тировано на определенные узкоспециализированные задачи, либо не обла­дает удобным интерфейсом для комплексной работы с данными. Рассмот­рим наиболее релевантные аналоги, используемые в среде <text:span text:style-name="T95">Linux</text:span>.</text:p>
      <text:p text:style-name="P41"><text:span text:style-name="T95">debugfs</text:span> — низкоуровневый инструмент для работы с файловыми си­стемами формата <text:span text:style-name="T95">ext2</text:span>, <text:span text:style-name="T95">ext3</text:span> и <text:span text:style-name="T95">ext4</text:span>. Он предоставляет возможность изу­чать структуры данных, редактировать метаданные и выполнять диагно­стику файловой системы. Однако интерфейс <text:span text:style-name="T95">debugfs</text:span> основан на тек­стовых командах, что требует глубокого понимания принципов работы <text:span text:style-name="T95">ext</text:span>-файловых систем и затрудняет его использование для менее опытных пользователей.</text:p>
      <text:p text:style-name="P41"><text:span text:style-name="T95">e2fsprogs</text:span> — набор утилит для работы с файловыми системами <text:span text:style-name="T95">ext</text:span>. Включает инструменты для проверки целостности данных (<text:span text:style-name="T95">e2fsck</text:span>), управ­ления файловыми системами (<text:span text:style-name="T95">tune2fs</text:span>, <text:span text:style-name="T95">resize2fs</text:span>) и восстановления поврежденных данных (<text:span text:style-name="T95">debugfs</text:span>). Несмотря на мощный функционал, <text:span text:style-name="T95">e2fsprogs</text:span> не предоставляет единого интегрированного интерфейса для взаимодействия с файловой системой, что усложняет выполнение ком­плексного анализа.</text:p>
      <text:p text:style-name="P41"><text:span text:style-name="T95">bvi</text:span> (<text:span text:style-name="T95">Binary VI</text:span>) — мощный бинарный редактор, ориентированный на редактирование низкоуровневых данных. Он позволяет вносить изменения в файлы и дисковые образы на уровне байтов. Однако, несмотря на широкие возможности редактирования, <text:span text:style-name="T95">bvi</text:span> не предоставляет специфических ин­струментов для анализа структуры <text:span text:style-name="T95">ext</text:span>-файловых систем, что делает его ме­нее удобным для решения поставленных задач.</text:p>
      <text:p text:style-name="P42"><text:span text:style-name="T96"/></text:p>
      <text:p text:style-name="P43"><text:bookmark text:name="1.2"/><text:span text:style-name="T97">1.</text:span><text:span text:style-name="T98">2 Постановка задачи</text:span></text:p>
      <text:p text:style-name="P43"><text:span text:style-name="T98"/></text:p>
      <text:p text:style-name="P44">Целью проекта является разработка программного инструмента для детального анализа и редактирования структуры файловой системы. Про­грамма должна обеспечивать возможность взаимодействия с ключевыми элементами файловой системы, включая суперблок, группы блоков, <text:span text:style-name="T99">индекс­ные дескрипторы </text:span>и выполн<text:span text:style-name="T100">ение</text:span> модификаци<text:span text:style-name="T100">и</text:span> содержимого, вклю­чая изменение битовых карт распределения блоков и ин<text:span text:style-name="T99">дексных дескриптор­ов</text:span>, редактирование данных в блоках. <text:span text:style-name="T99">И</text:span>нтерфейс, реализован­н<text:span text:style-name="T99">ый</text:span> на ос­нове библиотеки <text:span text:style-name="T95">ncurses</text:span>, позволит работать в консольной среде с интерак­тивным управлением. Программное обеспечение должно быть раз­работано для операционной системы <text:span text:style-name="T95">Linux</text:span>, с соблюдением стандарта <text:span text:style-name="T95">C11</text:span>.</text:p>
      <text:p text:style-name="P44"/>
      <text:p text:style-name="текст_20_основной"><text:bookmark text:name="2"/><text:soft-page-break/><text:span text:style-name="Strong_20_Emphasis"><text:span text:style-name="T101">2</text:span></text:span><text:span text:style-name="Strong_20_Emphasis"><text:span text:style-name="T102"> ОПИСАНИЕ ПРОГРАММЫ ДЛЯ ПРОГРАММИСТА</text:span></text:span></text:p>
      <text:p text:style-name="текст_20_основной"><text:span text:style-name="Strong_20_Emphasis"><text:span text:style-name="T103"/></text:span></text:p>
      <text:p text:style-name="текст_20_основной"><text:span text:style-name="Strong_20_Emphasis"><text:span text:style-name="T104">Разработанная программа представляет собой инструмент для анали­за и редактирования файловых систем </text:span></text:span><text:span text:style-name="Strong_20_Emphasis"><text:span text:style-name="T105">[1]</text:span></text:span><text:span text:style-name="Strong_20_Emphasis"><text:span text:style-name="T104"> формата </text:span></text:span><text:span text:style-name="Strong_20_Emphasis"><text:span text:style-name="T106">ext2</text:span></text:span><text:span text:style-name="Strong_20_Emphasis"><text:span text:style-name="T104">, </text:span></text:span><text:span text:style-name="Strong_20_Emphasis"><text:span text:style-name="T106">ext3</text:span></text:span><text:span text:style-name="Strong_20_Emphasis"><text:span text:style-name="T104"> и </text:span></text:span><text:span text:style-name="Strong_20_Emphasis"><text:span text:style-name="T106">ext4</text:span></text:span><text:span text:style-name="Strong_20_Emphasis"><text:span text:style-name="T104"> с ин­терфейсом на основе </text:span></text:span><text:span text:style-name="Strong_20_Emphasis"><text:span text:style-name="T106">ncurses</text:span></text:span><text:span text:style-name="Strong_20_Emphasis"><text:span text:style-name="T104">. Она объединяет функциональность анализа структур файловой системы, управления блоками и ин</text:span></text:span><text:span text:style-name="Strong_20_Emphasis"><text:span text:style-name="T107">дексными дескрипто­рами</text:span></text:span><text:span text:style-name="Strong_20_Emphasis"><text:span text:style-name="T104">, а также модификации данных на уровне низкоуровневых операций. В отличие от традиционных файловых менеджеров, программа ориентиро­вана на работу с метаданными файловой системы, предоставляя пользовате­лям возможности просмотра, анализа и внесения изменений в структуру хранения данных.</text:span></text:span></text:p>
      <text:p text:style-name="текст_20_основной"><text:span text:style-name="Strong_20_Emphasis"><text:span text:style-name="T103"/></text:span></text:p>
      <text:p text:style-name="текст_20_основной"><text:bookmark text:name="2.1"/><text:span text:style-name="Strong_20_Emphasis"><text:span text:style-name="T108">2</text:span></text:span><text:span text:style-name="Strong_20_Emphasis"><text:span text:style-name="T109">.1 Основные возможности</text:span></text:span></text:p>
      <text:p text:style-name="текст_20_основной"><text:span text:style-name="Strong_20_Emphasis"><text:span text:style-name="T103"/></text:span></text:p>
      <text:p text:style-name="текст_20_основной"><text:span text:style-name="Strong_20_Emphasis"><text:span text:style-name="T104">Программа включает широкий набор функций для анализа и модифи­кации файловых систем. Одной из ключевых возможностей являетс­я просмотр суперблока, содержащего основные параметры файло­вой си­стемы, такие как размер блоков, количество индексных дескрип</text:span></text:span><text:span text:style-name="Strong_20_Emphasis"><text:span text:style-name="T110">т</text:span></text:span><text:span text:style-name="Strong_20_Emphasis"><text:span text:style-name="T104">оров и блоков, индекс первой свободной структуры. Пользователь может полу­чать детали­зированную информацию об этих параметрах, а также изменять их, если это требуется для тестирования или восстановления данных.</text:span></text:span></text:p>
      <text:p text:style-name="текст_20_основной"><text:span text:style-name="Strong_20_Emphasis"><text:span text:style-name="T104">Также реализован просмотр групп блоков, включающий таблицы ин­дексных дескрип</text:span></text:span><text:span text:style-name="Strong_20_Emphasis"><text:span text:style-name="T110">т</text:span></text:span><text:span text:style-name="Strong_20_Emphasis"><text:span text:style-name="T104">оров, битовые карты распределения блоков и индексных дескрип</text:span></text:span><text:span text:style-name="Strong_20_Emphasis"><text:span text:style-name="T110">т</text:span></text:span><text:span text:style-name="Strong_20_Emphasis"><text:span text:style-name="T104">оров. Эти структуры позволяют анализировать, какие блоки и ин­</text:span></text:span><text:span text:style-name="Strong_20_Emphasis"><text:span text:style-name="T110">дексные дескрипторы</text:span></text:span><text:span text:style-name="Strong_20_Emphasis"><text:span text:style-name="T104"> используются в файловой системе, а также управлять их выделением или освобождением. Битовые карты могут быть изменены пользователем, что позволяет вручную корректировать распределение фай­ловых данных.</text:span></text:span></text:p>
      <text:p text:style-name="текст_20_основной"><text:span text:style-name="Strong_20_Emphasis"><text:span text:style-name="T104">Работа с ин</text:span></text:span><text:span text:style-name="Strong_20_Emphasis"><text:span text:style-name="T110">дексными дескрипторами</text:span></text:span><text:span text:style-name="Strong_20_Emphasis"><text:span text:style-name="T104"> включает возможность просмот­ра их атрибутов и редактирования их параметров.</text:span></text:span></text:p>
      <text:p text:style-name="текст_20_основной"><text:span text:style-name="Strong_20_Emphasis"><text:span text:style-name="T104">Важным компонентом программы является механизм работы с дан­ными на уровне блоков. Предусмотрена возможность чтения и записи дан­ных блоков в бинарном формате, а также редактирование их содержимого с точностью до байта. Это позволяет анализировать низкоуровневую структу­ру хранения информации и вносить изменения непосредственно в файло­вую систему.</text:span></text:span></text:p>
      <text:p text:style-name="текст_20_основной"><text:span text:style-name="Strong_20_Emphasis"><text:span text:style-name="T104">Программа поддерживает навигацию по файловой системе с возмож­ностью перехода между блоками, ин</text:span></text:span><text:span text:style-name="Strong_20_Emphasis"><text:span text:style-name="T110">дексными дескрипторами</text:span></text:span><text:span text:style-name="Strong_20_Emphasis"><text:span text:style-name="T104"> и битовыми картами </text:span></text:span><text:span text:style-name="Strong_20_Emphasis"><text:span text:style-name="T111">по их номерам</text:span></text:span><text:span text:style-name="Strong_20_Emphasis"><text:span text:style-name="T104">. Визуализация данных организована таким образом, чтобы поль­зователь мог легко ориентироваться в структуре хранилища. Включена цве­товая подсветка элементов, упрощающая анализ состояния файловой си­стемы.</text:span></text:span></text:p>
      <text:p text:style-name="текст_20_основной"><text:soft-page-break/><text:span text:style-name="Strong_20_Emphasis"><text:span text:style-name="T104">Редактирование данных производится в специальном бинарном ре­дакторе, позволяющем изменять содержимое файловых структур. Поддер­живаются операции выделения и модификации отдельных байтов, что удоб­но для ручного редактирования метаданных файловой системы.</text:span></text:span></text:p>
      <text:p text:style-name="текст_20_основной"><text:span text:style-name="Strong_20_Emphasis"><text:span text:style-name="T104">Пользовательский интерфейс обеспечивает поддержку горячих кла­виш, включая комбинации для быстрой навигации, редактирования данных и анализа структуры файловой системы. Также предусмотрена статусная строка, отображающая текущие параметры работы и активный режим взаи­модействия с программой.</text:span></text:span></text:p>
      <text:p text:style-name="P45"/>
      <text:p text:style-name="P46"><text:bookmark text:name="2.2"/><text:span text:style-name="T47">2</text:span><text:span text:style-name="T49">.2 Перспективы развития программы</text:span></text:p>
      <text:p text:style-name="P45"/>
      <text:p text:style-name="P45">Дальнейшее развитие программы направлено на расширение её функ­циональности и улучшение удобства взаимодействия с данными. Важ­ным направлением является интеграция механизмов анализа целостно­сти файловой системы, включая проверку структур на предмет ошибок и несоответствий. Также планируется добавление поддержки файловых си­стем, отличных от <text:span text:style-name="T95">ext</text:span>, что сделает программу универсальным инструмен­том для анализа хранения данных.</text:p>
      <text:p text:style-name="P45">Оптимизация работы с большими объемами данных позволит реали­зовать эффективную загрузку структур без полной загрузки в память, что улучшит производительность при работе с крупными файловыми система­ми. Расширение редакторских возможностей может включать поддержку расширенного просмотра данных, интеграцию с внешними инструментами и внедрение автоматизированных сценариев редактирования.</text:p>
      <text:p text:style-name="P45">Развитие интерфейса предусматривает улучшение удобства взаимо­действия с пользователем, включая возможность гибкой настройки отобра­жаемых элементов, расширенные инструменты навигации и под­держку макросов для упрощения часто выполняемых действий.</text:p>
      <text:p text:style-name="P45">В перспективе программа может быть дополнена функциями <text:span text:style-name="T112">отобра­жения изменений в журнал</text:span>, что позволит отслеживать внесённые модифи­кации и анализировать их влияние на файловую систему. Также рассмат­ривается возможность интеграции с инструментами восстановления дан­ных, что обеспечит пользователям средства для диагностики и исправле­ния ошибок в файловых системах.</text:p>
      <text:p text:style-name="P45"/>
      <text:p text:style-name="P47"><text:bookmark text:name="3"/><text:span text:style-name="T113">3</text:span><text:span text:style-name="T114"> </text:span><text:span text:style-name="T115">СИСТЕМНОЕ ПРОЕКТИРОВАНИЕ</text:span></text:p>
      <text:p text:style-name="P45"/>
      <text:p text:style-name="текст_20_основной"><text:span text:style-name="Strong_20_Emphasis"><text:span text:style-name="T116">После определения требований к функционалу разработанной про­граммы её архитектура была спроектирована таким образом, чтобы обеспе­чивать гибкость, масштабируемость и удобство сопровождения. В основе проектирования лежит модульный подход, который позволяет раз­делить систему на независимые компоненты, каждый из которых отвечает за вы­полнение конкретных задач. Такая структура способствует упроще­нию раз­работки, отладки и дальнейшего расширения функционала.</text:span></text:span></text:p>
      <text:p text:style-name="текст_20_основной"><text:span text:style-name="Strong_20_Emphasis"><text:span text:style-name="T104">Программа представляет собой инструмент для анализа и редактиро­вания файловых систем формата </text:span></text:span><text:span text:style-name="Strong_20_Emphasis"><text:span text:style-name="T106">ext2</text:span></text:span><text:span text:style-name="Strong_20_Emphasis"><text:span text:style-name="T104">, </text:span></text:span><text:span text:style-name="Strong_20_Emphasis"><text:span text:style-name="T106">ext3</text:span></text:span><text:span text:style-name="Strong_20_Emphasis"><text:span text:style-name="T104"> и </text:span></text:span><text:span text:style-name="Strong_20_Emphasis"><text:span text:style-name="T106">ext4</text:span></text:span><text:span text:style-name="Strong_20_Emphasis"><text:span text:style-name="T104"> с текстовым интерфей­сом на основе </text:span></text:span><text:span text:style-name="Strong_20_Emphasis"><text:span text:style-name="T106">ncurses</text:span></text:span><text:span text:style-name="Strong_20_Emphasis"><text:span text:style-name="T104">. Её архитектура предусматривает отдельные модули для работы с файловой системой, редактирования данных, взаимодействия с пользователем, вспомогательных операций и управления запуском.</text:span></text:span></text:p>
      <text:p text:style-name="текст_20_основной"><text:span text:style-name="Strong_20_Emphasis"><text:span text:style-name="T103"/></text:span></text:p>
      <text:p text:style-name="текст_20_основной"><text:bookmark text:name="3.1"/><text:span text:style-name="Strong_20_Emphasis"><text:span text:style-name="T101">3</text:span></text:span><text:span text:style-name="Strong_20_Emphasis"><text:span text:style-name="T117">.1 Модуль работы с файловой системой</text:span></text:span></text:p>
      <text:p text:style-name="текст_20_основной"><text:span text:style-name="Strong_20_Emphasis"><text:span text:style-name="T103"/></text:span></text:p>
      <text:p text:style-name="текст_20_основной"><text:span text:style-name="Strong_20_Emphasis"><text:span text:style-name="T118">Модуль предназначен для анализа структуры </text:span></text:span><text:span text:style-name="Strong_20_Emphasis"><text:span text:style-name="T119">ext2/ext3/ext4</text:span></text:span><text:span text:style-name="Strong_20_Emphasis"><text:span text:style-name="T118"> и управления её элементами. Он отвечает за инициализацию файловой систе­мы, получение информации о суперблоке, таблицах групп блоков, ин­</text:span></text:span><text:span text:style-name="Strong_20_Emphasis"><text:span text:style-name="T120">дексных дескрипторах</text:span></text:span><text:span text:style-name="Strong_20_Emphasis"><text:span text:style-name="T118"> и бит</text:span></text:span><text:span text:style-name="Strong_20_Emphasis"><text:span text:style-name="T120">овых картах</text:span></text:span><text:span text:style-name="Strong_20_Emphasis"><text:span text:style-name="T118">. Реализованы функции чтения и за­писи блоков, проверка выделенных блоков и индексных дескрипторов, получение битовых карт распределения данных. Модуль также обеспечива­ет основные операции с файловыми структурами, такие как про­смотр ат­рибутов индексных дескрипторов, навигация по группам бло­ков и доступ к системным метаданным.</text:span></text:span></text:p>
      <text:p text:style-name="текст_20_основной"><text:span text:style-name="Strong_20_Emphasis"><text:span text:style-name="T103"/></text:span></text:p>
      <text:p text:style-name="текст_20_основной"><text:bookmark text:name="3.2"/><text:span text:style-name="Strong_20_Emphasis"><text:span text:style-name="T101">3</text:span></text:span><text:span text:style-name="Strong_20_Emphasis"><text:span text:style-name="T117">.</text:span></text:span><text:span text:style-name="Strong_20_Emphasis"><text:span text:style-name="T121">2</text:span></text:span><text:span text:style-name="Strong_20_Emphasis"><text:span text:style-name="T117"> Модуль </text:span></text:span><text:span text:style-name="Strong_20_Emphasis"><text:span text:style-name="T122">редактирования файловой системы</text:span></text:span></text:p>
      <text:p text:style-name="текст_20_основной"><text:span text:style-name="Strong_20_Emphasis"><text:span text:style-name="T103"/></text:span></text:p>
      <text:p text:style-name="текст_20_основной"><text:span text:style-name="Strong_20_Emphasis"><text:span text:style-name="T118">Данный модуль предоставляет инструменты для редактирования структур файловой системы, включая модификацию битовых карт, измене­ние атрибутов индексных дескрипторов и редактирование содержи­мого блоков. Он позволяет пользователю вносить изменения в данные, ис­пользуя бинарный редактор, а также выполнять операции записи и провер­ки целост­ности файловых структур. Поддерживается управление связями меж­ду ин</text:span></text:span><text:span text:style-name="Strong_20_Emphasis"><text:span text:style-name="T120">дексными дескрипторами</text:span></text:span><text:span text:style-name="Strong_20_Emphasis"><text:span text:style-name="T118"> и блоками, что делает модуль полезным для диагностики и восстановления данных.</text:span></text:span></text:p>
      <text:p text:style-name="текст_20_основной"><text:span text:style-name="Strong_20_Emphasis"><text:span text:style-name="T103"/></text:span></text:p>
      <text:p text:style-name="текст_20_основной"><text:bookmark text:name="3.3"/><text:span text:style-name="Strong_20_Emphasis"><text:span text:style-name="T101">3</text:span></text:span><text:span text:style-name="Strong_20_Emphasis"><text:span text:style-name="T117">.</text:span></text:span><text:span text:style-name="Strong_20_Emphasis"><text:span text:style-name="T121">3</text:span></text:span><text:span text:style-name="Strong_20_Emphasis"><text:span text:style-name="T117"> Модуль пользовательского интерфейса</text:span></text:span></text:p>
      <text:p text:style-name="текст_20_основной"><text:span text:style-name="Strong_20_Emphasis"><text:span text:style-name="T103"/></text:span></text:p>
      <text:p text:style-name="текст_20_основной"><text:span text:style-name="Strong_20_Emphasis"><text:span text:style-name="T104">Модуль интерфейса обеспечивает взаимодействие пользователя с программой, реализуя консольный </text:span></text:span><text:span text:style-name="Strong_20_Emphasis"><text:span text:style-name="T106">UI</text:span></text:span><text:span text:style-name="Strong_20_Emphasis"><text:span text:style-name="T104"> на основе </text:span></text:span><text:span text:style-name="Strong_20_Emphasis"><text:span text:style-name="T106">ncurses</text:span></text:span><text:span text:style-name="Strong_20_Emphasis"><text:span text:style-name="T104">. Он управляет отображением данных, включая навигацию по файлам, блокам и ин</text:span></text:span><text:span text:style-name="Strong_20_Emphasis"><text:span text:style-name="T110">дексным </text:span></text:span><text:soft-page-break/><text:span text:style-name="Strong_20_Emphasis"><text:span text:style-name="T110">дескрипторам</text:span></text:span><text:span text:style-name="Strong_20_Emphasis"><text:span text:style-name="T104">, выделение активных элементов и поддержку горячих кла­виш. Для повышения удобства работы предусмотрена поддержка горячих клавиш, упрощающая выполнение базовых операций. Цветовая подсветка элементов интерфейса способствует визуальному анализу структуры дан­ных, обеспечивая наглядное представление содержимого. Статусная строка служит информационным элементом, предоставляя сведения о текущем со­стоянии системы, активном режиме работы и выполняемых операциях. Также реализованы диалоговые окна, обеспечиваю­щие ввод команд и вы­полнение подтверждаемых действий.</text:span></text:span></text:p>
      <text:p text:style-name="текст_20_основной"><text:span text:style-name="Strong_20_Emphasis"><text:span text:style-name="T103"/></text:span></text:p>
      <text:p text:style-name="текст_20_основной"><text:bookmark text:name="3.4"/><text:span text:style-name="Strong_20_Emphasis"><text:span text:style-name="T101">3</text:span></text:span><text:span text:style-name="Strong_20_Emphasis"><text:span text:style-name="T117">.</text:span></text:span><text:span text:style-name="Strong_20_Emphasis"><text:span text:style-name="T121">4</text:span></text:span><text:span text:style-name="Strong_20_Emphasis"><text:span text:style-name="T117"> Модуль </text:span></text:span><text:span text:style-name="Strong_20_Emphasis"><text:span text:style-name="T122">вспомогательных </text:span></text:span><text:span text:style-name="Strong_20_Emphasis"><text:span text:style-name="T123">утилит</text:span></text:span></text:p>
      <text:p text:style-name="текст_20_основной"><text:span text:style-name="Strong_20_Emphasis"><text:span text:style-name="T103"/></text:span></text:p>
      <text:p text:style-name="текст_20_основной"><text:span text:style-name="Strong_20_Emphasis"><text:span text:style-name="T118">Этот модуль включает функции, которые помогают другим частям программы выполнять обработку данных, поддерживая эффективное управление структурой файловой системы. В его задачи входит формати­рование числовых значений, работа со строками </text:span></text:span><text:span text:style-name="Strong_20_Emphasis"><text:span text:style-name="T124">[2]</text:span></text:span><text:span text:style-name="Strong_20_Emphasis"><text:span text:style-name="T118">, управление кодировка­ми, а также анализ и модификация битовых карт. Реали­зованы методы конвертации значений, проверки типов файлов, анали­за их атрибу­тов и представления данных в удобочитаемом формате. Модуль играет клю­чевую роль в поддержке работы других компонентов, обеспечивая стан­дартные операции и повышая точность обработки инфор­мации.</text:span></text:span></text:p>
      <text:p text:style-name="текст_20_основной"><text:span text:style-name="Strong_20_Emphasis"><text:span text:style-name="T103"/></text:span></text:p>
      <text:p text:style-name="текст_20_основной"><text:span text:style-name="Strong_20_Emphasis"><text:span text:style-name="T101">3</text:span></text:span><text:span text:style-name="Strong_20_Emphasis"><text:span text:style-name="T117">.</text:span></text:span><text:span text:style-name="Strong_20_Emphasis"><text:span text:style-name="T123">5</text:span></text:span><text:span text:style-name="Strong_20_Emphasis"><text:span text:style-name="T117"> Модуль инициализации и управления</text:span></text:span></text:p>
      <text:p text:style-name="текст_20_основной"><text:span text:style-name="Strong_20_Emphasis"><text:span text:style-name="T103"/></text:span></text:p>
      <text:p text:style-name="текст_20_основной"><text:span text:style-name="Strong_20_Emphasis"><text:span text:style-name="T104">Основной модуль отвечает за запуск программы, настройку среды </text:span></text:span><text:span text:style-name="Strong_20_Emphasis"><text:span text:style-name="T106">ncurses</text:span></text:span><text:span text:style-name="Strong_20_Emphasis"><text:span text:style-name="T104"> и управление основными процессами. Он выполняет инициализа­цию всех функциональных блоков, включая загрузку файловой системы, со­здание интерфейса и запуск основного цикла обработки событий. Управ­ляет корректным завершением работы, включая освобождение выделенной памяти и закрытие дескрипторов </text:span></text:span><text:span text:style-name="Strong_20_Emphasis"><text:span text:style-name="T125">[3]</text:span></text:span><text:span text:style-name="Strong_20_Emphasis"><text:span text:style-name="T104">. Этот модуль связывает все компонен­ты программы в единую систему, обеспечивая координацию работы всех остальных элементов.</text:span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Strong_20_Emphasis"><text:span text:style-name="T118"/></text:span></text:p>
      <text:p text:style-name="P48" loext:marker-style-name="T126"><text:span text:style-name="T127"/></text:p>
      <text:p text:style-name="P49"><text:bookmark text:name="4"/><text:soft-page-break/><text:span text:style-name="T128">4</text:span><text:span text:style-name="T129"> ФУНКЦИОНАЛЬНОЕ ПРОЕКТИРОВАНИЕ</text:span></text:p>
      <text:p text:style-name="P50"/>
      <text:p text:style-name="P50"><text:span text:style-name="T130">В данном разделе описываются структуры </text:span><text:span text:style-name="T131">программы</text:span><text:span text:style-name="T130">.</text:span></text:p>
      <text:p text:style-name="P50"/>
      <text:p text:style-name="P50"><text:bookmark text:name="4.1"/><text:span text:style-name="T132">4</text:span><text:span text:style-name="T133">.1 Структура </text:span><text:span text:style-name="T134">fs</text:span><text:span text:style-name="T135">_</text:span><text:span text:style-name="T134">info_t</text:span></text:p>
      <text:p text:style-name="P50"/>
      <text:p text:style-name="P50"><text:span text:style-name="T136">Данная структура</text:span><text:span text:style-name="T137"> представляет собой контейнер для хранения инфор­мации о файловой системе. Она содержит следующие поля:</text:span></text:p>
      <text:p text:style-name="P50"><text:span text:style-name="T136">1) </text:span><text:span text:style-name="T138">int fd</text:span><text:span text:style-name="T137"> — файловый дескриптор устройства, с которым работа</text:span><text:span text:style-name="T136">;</text:span></text:p>
      <text:p text:style-name="P50"><text:span text:style-name="T136">2) </text:span><text:span text:style-name="T138">char *device_path</text:span><text:span text:style-name="T137"> — путь к файловому устройству;</text:span></text:p>
      <text:p text:style-name="P50"><text:span text:style-name="T136">3) </text:span><text:span text:style-name="T138">struct ext2_super_block sb</text:span><text:span text:style-name="T137"> — данные суперблока, содержащие ключевые параметры файловой системы</text:span><text:span text:style-name="T136">;</text:span></text:p>
      <text:p text:style-name="P51"><text:span text:style-name="T136">4) </text:span><text:span text:style-name="T138">uint32_t block_size</text:span><text:span text:style-name="T137"> — размер блока в байтах</text:span><text:span text:style-name="T136">;</text:span></text:p>
      <text:p text:style-name="P50"><text:span text:style-name="T136">5) </text:span><text:span text:style-name="T138">uint32_t inodes_per_group</text:span><text:span text:style-name="T137"> — количество индексных дескрип­торов в группе</text:span><text:span text:style-name="T136">;</text:span></text:p>
      <text:p text:style-name="P50"><text:span text:style-name="T136">6) </text:span><text:span text:style-name="T138">uint32_t blocks_per_group</text:span><text:span text:style-name="T137"> — количество блоков в группе;</text:span></text:p>
      <text:p text:style-name="P50"><text:span text:style-name="T136">7) </text:span><text:span text:style-name="T138">uint32_t groups_count</text:span><text:span text:style-name="T137"> — групп</text:span><text:span text:style-name="T139">ы</text:span><text:span text:style-name="T137"> блоков в файловой системе;</text:span></text:p>
      <text:p text:style-name="P50"><text:span text:style-name="T136">8) </text:span><text:span text:style-name="T138">structext2_group_desc *group_desc</text:span><text:span text:style-name="T137"> — массив групп блоков</text:span><text:span text:style-name="T136">;</text:span></text:p>
      <text:p text:style-name="P50"><text:span text:style-name="T136">9) </text:span><text:span text:style-name="T138">bool is_ext4</text:span><text:span text:style-name="T137"> — флаг, </text:span><text:span text:style-name="T136">того</text:span><text:span text:style-name="T137">, </text:span><text:span text:style-name="T136">что </text:span><text:span text:style-name="T137">файловая система формат</text:span><text:span text:style-name="T136">а</text:span><text:span text:style-name="T137"> </text:span><text:span text:style-name="T138">ext4</text:span><text:span text:style-name="T137">.</text:span></text:p>
      <text:p text:style-name="P50"/>
      <text:p text:style-name="P50"><text:bookmark text:name="4.2"/><text:span text:style-name="T140">4</text:span><text:span text:style-name="T141">.2 Структура </text:span><text:span text:style-name="T135">editor_</text:span><text:span text:style-name="T134">context</text:span><text:span text:style-name="T135">_t</text:span></text:p>
      <text:p text:style-name="P50"/>
      <text:p text:style-name="P52"><text:span text:style-name="T136">Данная структура</text:span><text:span text:style-name="T142"> хранит информацию о состоянии бинарного редак­тора. </text:span><text:span text:style-name="T143">Поля структуры</text:span><text:span text:style-name="T144">: </text:span></text:p>
      <text:p text:style-name="P51"><text:span text:style-name="T136">1) </text:span><text:span text:style-name="T95">fs_info_t *fs_info</text:span> — указатель на <text:span text:style-name="T145">данные</text:span> о файловой системе;</text:p>
      <text:p text:style-name="P51"><text:span text:style-name="T144">2</text:span><text:span text:style-name="T136">) </text:span><text:span text:style-name="T95">uint64_t current_offset</text:span> — позиция в файле или устройстве;</text:p>
      <text:p text:style-name="P51"><text:span text:style-name="T144">3</text:span><text:span text:style-name="T136">) </text:span><text:span text:style-name="T95">uint8_t *buffer</text:span> — буфер для отображения данных;</text:p>
      <text:p text:style-name="P51"><text:span text:style-name="T144">4</text:span><text:span text:style-name="T136">) </text:span><text:span text:style-name="T95">size_t buffer_size</text:span> — размер буфера;</text:p>
      <text:p text:style-name="P51"><text:span text:style-name="T144">5</text:span><text:span text:style-name="T136">) </text:span><text:span text:style-name="T95">uint32_t cursor_x</text:span> — текущая горизонтальная позиция курсора;</text:p>
      <text:p text:style-name="P51"><text:span text:style-name="T144">6</text:span><text:span text:style-name="T136">) </text:span><text:span text:style-name="T95">uint32_t cursor_y</text:span> — текущая вертикальная позиция курсора;</text:p>
      <text:p text:style-name="P51"><text:span text:style-name="T144">7</text:span><text:span text:style-name="T136">) </text:span><text:span text:style-name="T95">uint32_t bytes_per_row</text:span> — число отображаемых байтов в строке;</text:p>
      <text:p text:style-name="P51"><text:span text:style-name="T144">8</text:span><text:span text:style-name="T136">) </text:span><text:span text:style-name="T95">uint32_t view_rows</text:span> — количество строк в области просмотра;</text:p>
      <text:p text:style-name="P51"><text:span text:style-name="T144">9</text:span><text:span text:style-name="T136">) </text:span><text:span text:style-name="T95">bool editing_mode</text:span> — флаг режима редактирования данных;</text:p>
      <text:p text:style-name="P51"><text:span text:style-name="T136">1</text:span><text:span text:style-name="T144">0</text:span><text:span text:style-name="T136">) </text:span><text:span text:style-name="T95">bool field_highlight</text:span> — флаг подсветки элементов;</text:p>
      <text:p text:style-name="P51"><text:span text:style-name="T136">1</text:span><text:span text:style-name="T144">1</text:span><text:span text:style-name="T136">) </text:span><text:span text:style-name="T95">structure_type_t current_structure</text:span> — тип структуры;</text:p>
      <text:p text:style-name="P51"><text:span text:style-name="T136">1</text:span><text:span text:style-name="T144">2</text:span><text:span text:style-name="T136">) </text:span><text:span text:style-name="T95">uint32_t current_id</text:span> — <text:span text:style-name="T145">номер</text:span> редактируемого <text:span text:style-name="T146">элемента;</text:span></text:p>
      <text:p text:style-name="P51"><text:span text:style-name="T136">1</text:span><text:span text:style-name="T144">3</text:span><text:span text:style-name="T136">) </text:span><text:span text:style-name="T95">bool should_exit</text:span> — флаг завершения работы редактора.</text:p>
      <text:p text:style-name="P53"><text:span text:style-name="T132"/></text:p>
      <text:p text:style-name="P53"><text:span text:style-name="T132"><text:tab/>4</text:span><text:span text:style-name="T133">.</text:span><text:span text:style-name="T147">3</text:span><text:span text:style-name="T133"> Структура </text:span><text:span text:style-name="T134">ui_context</text:span><text:span text:style-name="T135">_t</text:span></text:p>
      <text:p text:style-name="P53"><text:span text:style-name="T148"/></text:p>
      <text:p text:style-name="P54"><text:span text:style-name="T136"><text:tab/>Данная структура</text:span><text:span text:style-name="T137"> управляет состоянием пользовательского интер­фейса. <text:s/></text:span><text:span text:style-name="T142">С</text:span><text:span text:style-name="T144">труктура включает в себя следующие поля: </text:span></text:p>
      <text:p text:style-name="P51"><text:span text:style-name="T136">1) </text:span><text:span text:style-name="T95">WINDOW *main_win</text:span> — главное окно интерфейса;</text:p>
      <text:p text:style-name="P51"><text:soft-page-break/><text:span text:style-name="T144">2</text:span><text:span text:style-name="T136">) </text:span><text:span text:style-name="T95">WINDOW *status_win</text:span> — окно статусной строки;</text:p>
      <text:p text:style-name="P51"><text:span text:style-name="T144">3</text:span><text:span text:style-name="T136">) </text:span><text:span text:style-name="T95">WINDOW *help_win</text:span> — окно справки;</text:p>
      <text:p text:style-name="P51"><text:span text:style-name="T144">4</text:span><text:span text:style-name="T136">) </text:span><text:span text:style-name="T95">ui_mode_t current_mode</text:span> — текущий режим работы интерфейса;</text:p>
      <text:p text:style-name="P51"><text:span text:style-name="T144">5</text:span><text:span text:style-name="T136">) </text:span><text:span text:style-name="T95">fs_info_t *fs_info</text:span> — указатель на файловую систему;</text:p>
      <text:p text:style-name="P51"><text:span text:style-name="T144">6</text:span><text:span text:style-name="T136">) </text:span><text:span text:style-name="T95">editor_context_t *editor_ctx</text:span> — контекст редактора;</text:p>
      <text:p text:style-name="P51"><text:span text:style-name="T144">7</text:span><text:span text:style-name="T136">) </text:span><text:span text:style-name="T95">int current_block</text:span> — номер текущего блока в файловой системе;</text:p>
      <text:p text:style-name="P51"><text:span text:style-name="T144">8</text:span><text:span text:style-name="T136">) </text:span><text:span text:style-name="T95">int current_inode</text:span> — номер текущего индексного дескриптора;</text:p>
      <text:p text:style-name="P51"><text:span text:style-name="T144">9</text:span><text:span text:style-name="T136">) </text:span><text:span text:style-name="T95">int current_group</text:span> — номер текущей группы блоков.</text:p>
      <text:p text:style-name="P50"/>
      <text:p text:style-name="P50"><text:span text:style-name="T132">4</text:span><text:span text:style-name="T133">.</text:span><text:span text:style-name="T149">4</text:span><text:span text:style-name="T133"> Структура </text:span><text:span text:style-name="T134">ext2_inode</text:span></text:p>
      <text:p text:style-name="P50"/>
      <text:p text:style-name="P55"><text:span text:style-name="T148"><text:tab/></text:span><text:span text:style-name="T136">Данная структура</text:span><text:span text:style-name="T137"> представляет собой описание индексного дескрип­тора файловой системы </text:span><text:span text:style-name="T138">ext</text:span><text:span text:style-name="T137">, хранящего информацию о файле или каталоге. </text:span><text:span text:style-name="T142">С</text:span><text:span text:style-name="T144">труктура включает в себя следующие поля: </text:span></text:p>
      <text:p text:style-name="P51"><text:span text:style-name="T136">1) </text:span><text:span text:style-name="T95">uint16_t i_mode</text:span> — битовое поле прав доступа и типа файла;</text:p>
      <text:p text:style-name="P51"><text:span text:style-name="T144">2</text:span><text:span text:style-name="T136">) </text:span><text:span text:style-name="T95">uint16_t i_uid</text:span> — идентификатор пользователя-владельца;</text:p>
      <text:p text:style-name="P51"><text:span text:style-name="T144">3</text:span><text:span text:style-name="T136">) </text:span><text:span text:style-name="T95">uint32_t i_size</text:span> — размер файла в байтах;</text:p>
      <text:p text:style-name="P51"><text:span text:style-name="T144">4</text:span><text:span text:style-name="T136">) </text:span><text:span text:style-name="T95">uint32_t i_atime</text:span> — время последнего доступа;</text:p>
      <text:p text:style-name="P51"><text:span text:style-name="T144">5</text:span><text:span text:style-name="T136">) </text:span><text:span text:style-name="T95">uint32_t i_ctime</text:span> — время создания;</text:p>
      <text:p text:style-name="P51"><text:span text:style-name="T144">6</text:span><text:span text:style-name="T136">) </text:span><text:span text:style-name="T95">uint32_t i_mtime</text:span> — время последнего изменения;</text:p>
      <text:p text:style-name="P51"><text:span text:style-name="T144">7</text:span><text:span text:style-name="T136">) </text:span><text:span text:style-name="T95">uint32_t i_dtime</text:span> — время удаления файла;</text:p>
      <text:p text:style-name="P51"><text:span text:style-name="T144">8</text:span><text:span text:style-name="T136">) </text:span><text:span text:style-name="T95">uint16_t i_gid</text:span> — идентификатор группы владельца;</text:p>
      <text:p text:style-name="P51"><text:span text:style-name="T144">9</text:span><text:span text:style-name="T136">) </text:span><text:span text:style-name="T95">uint16_t i_links_count</text:span> — количество жёстких ссылок на файл;</text:p>
      <text:p text:style-name="P51"><text:span text:style-name="T136">1</text:span><text:span text:style-name="T144">0</text:span><text:span text:style-name="T136">) </text:span><text:span text:style-name="T95">uint32_t i_flags</text:span> — флаги состояния индексного дескриптора;</text:p>
      <text:p text:style-name="P51"><text:span text:style-name="T136">1</text:span><text:span text:style-name="T144">1</text:span><text:span text:style-name="T136">) </text:span><text:span text:style-name="T95">uint32_t i_block[15]</text:span> — массив указателей на блоки данных.</text:p>
      <text:p text:style-name="P50"/>
      <text:p text:style-name="P50"><text:span text:style-name="T132">4</text:span><text:span text:style-name="T133">.</text:span><text:span text:style-name="T149">5</text:span><text:span text:style-name="T133"> Структура </text:span><text:span text:style-name="T135">ex</text:span><text:span text:style-name="T134">t2_super_block</text:span></text:p>
      <text:p text:style-name="P50"/>
      <text:p text:style-name="P55"><text:span text:style-name="T148"><text:tab/></text:span><text:span text:style-name="T136">Данная структура</text:span><text:span text:style-name="T137"> хранит параметры файловой системы, определяю­щие её общую организацию. </text:span><text:span text:style-name="T144">Поля структуры: </text:span></text:p>
      <text:p text:style-name="P51"><text:span text:style-name="T136">1) </text:span><text:span text:style-name="T95">uint32_t s_inodes_count</text:span> — <text:s/><text:span text:style-name="T150">число </text:span>индексных дескрипторов;</text:p>
      <text:p text:style-name="P51"><text:span text:style-name="T144">2</text:span><text:span text:style-name="T136">) </text:span><text:span text:style-name="T95">uint32_t s_blocks_count</text:span> — общее количество блоков;</text:p>
      <text:p text:style-name="P51"><text:span text:style-name="T144">3</text:span><text:span text:style-name="T136">) </text:span><text:span text:style-name="T95">uint32_t s_r_blocks_count</text:span> — зарезервированн<text:span text:style-name="T150">ые</text:span> блок<text:span text:style-name="T150">и</text:span>;</text:p>
      <text:p text:style-name="P51"><text:span text:style-name="T144">4</text:span><text:span text:style-name="T136">) </text:span><text:span text:style-name="T95">uint32_t s_free_blocks_count</text:span> — число свободных блоков;</text:p>
      <text:p text:style-name="P56"><text:span text:style-name="T144">5</text:span><text:span text:style-name="T136">) </text:span><text:span text:style-name="T95">uint32_t s_free_inodes_count</text:span> — свободны<text:span text:style-name="T150">е</text:span> дескриптор<text:span text:style-name="T150">ы</text:span>;</text:p>
      <text:p text:style-name="P51"><text:span text:style-name="T144">6</text:span><text:span text:style-name="T136">) </text:span><text:span text:style-name="T95">uint32_t s_log_block_size</text:span> — логический размер блока;</text:p>
      <text:p text:style-name="P51"><text:span text:style-name="T144">7</text:span><text:span text:style-name="T136">) </text:span><text:span text:style-name="T95">uint32_t s_blocks_per_group</text:span> — число блоков в группе;</text:p>
      <text:p text:style-name="P51"><text:span text:style-name="T144">8</text:span><text:span text:style-name="T136">) </text:span><text:span text:style-name="T95">uint32_t s_inodes_per_group</text:span> — число дескрипторов <text:span text:style-name="T150">в группе</text:span>;</text:p>
      <text:p text:style-name="P51"><text:span text:style-name="T144">9</text:span><text:span text:style-name="T136">) </text:span><text:span text:style-name="T95">uint32_t s_mtime</text:span> — время последнего монтирования;</text:p>
      <text:p text:style-name="P51"><text:span text:style-name="T136">1</text:span><text:span text:style-name="T144">0</text:span><text:span text:style-name="T136">) </text:span><text:span text:style-name="T95">uint32_t s_wtime</text:span> — время последней записи;</text:p>
      <text:p text:style-name="P51"><text:span text:style-name="T136">1</text:span><text:span text:style-name="T144">1</text:span><text:span text:style-name="T136">) </text:span><text:span text:style-name="T95">uint16_t s_magic</text:span> — сигнатура файловой системы;</text:p>
      <text:p text:style-name="P57"><text:span text:style-name="T151">1</text:span><text:span text:style-name="T152">2</text:span><text:span text:style-name="T151">) </text:span><text:span text:style-name="T95">uint16_t s_state</text:span><text:span text:style-name="T103"> — текущее состояние файловой системы;</text:span></text:p>
      <text:p text:style-name="P58"><text:soft-page-break/><text:span text:style-name="T153"><text:tab/></text:span><text:bookmark text:name="5"/><text:span text:style-name="T154">5</text:span><text:span text:style-name="T101"> РАЗРАБОТКА ПРОГРАММНЫХ МОДУЛЕЙ </text:span></text:p>
      <text:p text:style-name="P58"><text:span text:style-name="T101"/></text:p>
      <text:p text:style-name="P59"><text:span text:style-name="T155"><text:tab/>В данном разделе рассмотрены алгоритмы работы четырёх функций: функции </text:span><text:span text:style-name="T156">чтения индексного дескриптора</text:span><text:span text:style-name="T155"> </text:span><text:span text:style-name="T157">read_inode</text:span><text:span text:style-name="T158">()</text:span><text:span text:style-name="T155">, </text:span><text:span text:style-name="T159">ф</text:span><text:span text:style-name="T160">ункци</text:span><text:span text:style-name="T161">и</text:span><text:span text:style-name="T160"> <text:s/>инициа­лиз</text:span><text:span text:style-name="T159">ации</text:span><text:span text:style-name="T160"> <text:s/>редактора </text:span><text:span text:style-name="T162">editor_init()</text:span><text:span text:style-name="T155">, функци</text:span><text:span text:style-name="T161">и</text:span><text:span text:style-name="T155"> </text:span><text:span text:style-name="T161">перемещения курсора</text:span><text:span text:style-name="T155"> </text:span><text:span text:style-name="T163">editor_move_cursor</text:span><text:span text:style-name="T158">()</text:span><text:span text:style-name="T155"> и функции </text:span><text:span text:style-name="T161">форматирования </text:span><text:span text:style-name="T163">format_value</text:span><text:span text:style-name="T158">()</text:span><text:span text:style-name="T155">.</text:span></text:p>
      <text:p text:style-name="P60"><text:span text:style-name="T108"/></text:p>
      <text:p text:style-name="P60"><text:span text:style-name="T108"><text:tab/></text:span><text:bookmark text:name="5.1"/><text:span text:style-name="T154">5</text:span><text:span text:style-name="T101">.1 Разработка схем алгоритмов</text:span></text:p>
      <text:p text:style-name="P61"><text:tab/></text:p>
      <text:p text:style-name="P62"><text:span text:style-name="T108"><text:tab/>Схема алгоритма функции, которая </text:span><text:span text:style-name="T164">записывает блок</text:span><text:span text:style-name="T108">, </text:span><text:span text:style-name="T165">editor_move_cursor</text:span><text:span text:style-name="T166">(</text:span><text:span text:style-name="T167">)</text:span><text:span text:style-name="T108"> приведена в приложении А.</text:span></text:p>
      <text:p text:style-name="P62"><text:span text:style-name="T108"><text:tab/>Схема алгоритма функции, которая </text:span><text:span text:style-name="T164">считывает данные блока</text:span><text:span text:style-name="T168">, </text:span><text:span text:style-name="T169">format_value</text:span><text:span text:style-name="T170">() </text:span><text:span text:style-name="T108">приведена в приложении Б.</text:span></text:p>
      <text:p text:style-name="P62"><text:span text:style-name="T108"/></text:p>
      <text:p text:style-name="P63"><text:span text:style-name="T108"><text:tab/></text:span><text:bookmark text:name="5.2"/><text:span text:style-name="T171">5</text:span><text:span text:style-name="T108">.2 Разработка алгоритмов</text:span></text:p>
      <text:p text:style-name="P64"><text:tab/></text:p>
      <text:p text:style-name="P65"><text:span text:style-name="T172"><text:tab/></text:span><text:span text:style-name="T173">Функция </text:span><text:span text:style-name="T174">read_inode</text:span><text:span text:style-name="T175">()</text:span><text:span text:style-name="T176"> </text:span><text:span text:style-name="T173">выполняет ч</text:span><text:span text:style-name="T172">тение структуры </text:span><text:span text:style-name="T177">inode</text:span><text:span text:style-name="T172"> из файло­вой системы </text:span><text:span text:style-name="T177">ext2</text:span><text:span text:style-name="T172"> по заданному номеру</text:span><text:span text:style-name="T173">.</text:span></text:p>
      <text:p text:style-name="P66"><text:tab/>Передаваемые параметры:</text:p>
      <text:p text:style-name="P67"><text:tab/><text:span text:style-name="T95">fs_info_t *fs_info</text:span> — указатель на структуру файловой системы;</text:p>
      <text:p text:style-name="P67"><text:span text:style-name="T178"><text:tab/></text:span><text:span text:style-name="T179">uint32_t inode_num</text:span><text:span text:style-name="T178"> — номер ин</text:span><text:span text:style-name="T180">дексного дескриптора</text:span><text:span text:style-name="T178"> для чтения;</text:span></text:p>
      <text:p text:style-name="P67"><text:span text:style-name="T178"><text:tab/></text:span><text:span text:style-name="T179">struct ext2_inode *inode</text:span><text:span text:style-name="T178"> — указатель на структуру для хранения данных ин</text:span><text:span text:style-name="T180">дексного дескриптора</text:span><text:span text:style-name="T178">;</text:span></text:p>
      <text:p text:style-name="P68"><text:span text:style-name="T181"><text:tab/></text:span><text:span text:style-name="T182">1) н</text:span><text:span text:style-name="T183">ачало;</text:span></text:p>
      <text:p text:style-name="P69"><text:tab/><text:span text:style-name="T184">2) п</text:span><text:span text:style-name="T185">роверка передаваемых параметров. </text:span><text:span text:style-name="T178">Если </text:span><text:span text:style-name="T179">inode_num</text:span><text:span text:style-name="T178"> больше мак­симального количества индексных дескрипторов, выводится ошибка и пе­реход к шагу 1</text:span><text:span text:style-name="T186">0</text:span><text:span text:style-name="T187">,</text:span><text:span text:style-name="T178"> иначе переход к шагу </text:span><text:span text:style-name="T186">3</text:span><text:span text:style-name="T178">;</text:span></text:p>
      <text:p text:style-name="P70"><text:span text:style-name="T188"><text:tab/></text:span><text:span text:style-name="T189">3</text:span><text:span text:style-name="T190">)</text:span><text:span text:style-name="T188"> </text:span><text:span text:style-name="T190">о</text:span><text:span text:style-name="Source_20_Text"><text:span text:style-name="T191">пределение группы индексного дескриптора. Вычисление номера группы </text:span></text:span><text:span text:style-name="Source_20_Text"><text:span text:style-name="T192">group</text:span></text:span><text:span text:style-name="Source_20_Text"><text:span text:style-name="T191">;</text:span></text:span></text:p>
      <text:p text:style-name="P71"><text:span text:style-name="Source_20_Text"><text:span text:style-name="T193"><text:tab/></text:span></text:span><text:span text:style-name="Source_20_Text"><text:span text:style-name="T194">4</text:span></text:span><text:span text:style-name="Source_20_Text"><text:span text:style-name="T195">)</text:span></text:span><text:span text:style-name="Source_20_Text"><text:span text:style-name="T194"> </text:span></text:span><text:span text:style-name="Source_20_Text"><text:span text:style-name="T195">о</text:span></text:span><text:span text:style-name="Source_20_Text"><text:span text:style-name="T194">пределение</text:span></text:span><text:span text:style-name="Source_20_Text"><text:span text:style-name="T193"> из дескриптора группы номер</text:span></text:span><text:span text:style-name="Source_20_Text"><text:span text:style-name="T194">а</text:span></text:span><text:span text:style-name="Source_20_Text"><text:span text:style-name="T193"> блока, в котором хра­нится таблица ин</text:span></text:span><text:span text:style-name="Source_20_Text"><text:span text:style-name="T194">дексных дескрипторов </text:span></text:span><text:span text:style-name="Source_20_Text"><text:span text:style-name="T196">группы</text:span></text:span><text:span text:style-name="Source_20_Text"><text:span text:style-name="T193"> </text:span></text:span><text:span text:style-name="Source_20_Text"><text:span text:style-name="T197">inode_table_block</text:span></text:span><text:span text:style-name="Source_20_Text"><text:span text:style-name="T193">;</text:span></text:span></text:p>
      <text:p text:style-name="P70"><text:span text:style-name="T188"><text:tab/></text:span><text:span text:style-name="T189">5</text:span><text:span text:style-name="T190">)</text:span><text:span text:style-name="T188"> </text:span><text:span text:style-name="T190">о</text:span><text:span text:style-name="T188">пределение </text:span><text:span text:style-name="T198">индекса</text:span><text:span text:style-name="T188"> дескриптора </text:span><text:span text:style-name="T198">внутри его группы</text:span><text:span text:style-name="T188"> </text:span><text:span text:style-name="T199">index</text:span><text:span text:style-name="T188">;</text:span></text:p>
      <text:p text:style-name="P71"><text:span text:style-name="Source_20_Text"><text:span text:style-name="T193"><text:tab/></text:span></text:span><text:span text:style-name="Source_20_Text"><text:span text:style-name="T194">6</text:span></text:span><text:span text:style-name="Source_20_Text"><text:span text:style-name="T195">)</text:span></text:span><text:span text:style-name="Source_20_Text"><text:span text:style-name="T193"> </text:span></text:span><text:span text:style-name="Source_20_Text"><text:span text:style-name="T195">о</text:span></text:span><text:span text:style-name="Source_20_Text"><text:span text:style-name="T193">предел</text:span></text:span><text:span text:style-name="Source_20_Text"><text:span text:style-name="T194">ение</text:span></text:span><text:span text:style-name="Source_20_Text"><text:span text:style-name="T193"> фактическо</text:span></text:span><text:span text:style-name="Source_20_Text"><text:span text:style-name="T194">го</text:span></text:span><text:span text:style-name="Source_20_Text"><text:span text:style-name="T193"> смещени</text:span></text:span><text:span text:style-name="Source_20_Text"><text:span text:style-name="T194">я</text:span></text:span><text:span text:style-name="Source_20_Text"><text:span text:style-name="T193"> индексного дескриптора в файловой системе <text:s/></text:span></text:span><text:span text:style-name="Source_20_Text"><text:span text:style-name="T197">off_t offset</text:span></text:span><text:span text:style-name="Source_20_Text"><text:span text:style-name="T194">;</text:span></text:span></text:p>
      <text:p text:style-name="P69"><text:span text:style-name="T178"><text:tab/></text:span><text:span text:style-name="T200">7)</text:span><text:span text:style-name="T178"> </text:span><text:span text:style-name="T200">ч</text:span><text:span text:style-name="T201">тение структуры </text:span><text:span text:style-name="T202">ext2_inode</text:span><text:span text:style-name="T203"> из смещённого адреса в фай­ловой системе </text:span><text:span text:style-name="T202">bytes_read</text:span><text:span text:style-name="T203">;</text:span></text:p>
      <text:p text:style-name="P69"><text:span text:style-name="T178"><text:tab/></text:span><text:span text:style-name="T201">8</text:span><text:span text:style-name="T200">)</text:span><text:span text:style-name="T178"> </text:span><text:span text:style-name="T200">п</text:span><text:span text:style-name="T178">ровер</text:span><text:span text:style-name="T201">ка успешности</text:span><text:span text:style-name="T178"> </text:span><text:span text:style-name="T201">чтения</text:span><text:span text:style-name="T178"> </text:span><text:span text:style-name="T179">sizeof(struct ext2_inode)</text:span><text:span text:style-name="T178"> байт</text:span><text:span text:style-name="T203">. Если </text:span><text:span text:style-name="T201">ошибка</text:span><text:span text:style-name="T203">, </text:span><text:span text:style-name="T201">то</text:span><text:span text:style-name="T203"> переход к шагу 1</text:span><text:span text:style-name="T186">0</text:span><text:span text:style-name="T204">;</text:span></text:p>
      <text:p text:style-name="P72"><text:span text:style-name="T200">9)</text:span><text:span text:style-name="T201"> </text:span><text:span text:style-name="T200">у</text:span><text:span text:style-name="T201">спешное завершение.</text:span><text:span text:style-name="T205"> </text:span><text:span text:style-name="T201">Е</text:span><text:span text:style-name="T206">сли ошибок нет, то </text:span><text:span text:style-name="T207">return 0</text:span><text:span text:style-name="T205">;</text:span></text:p>
      <text:p text:style-name="P70"><text:span text:style-name="T183"><text:tab/></text:span><text:span text:style-name="T182">10) к</text:span><text:span text:style-name="T183">онец.</text:span></text:p>
      <text:p text:style-name="P73"><text:soft-page-break/><text:span text:style-name="T208"><text:tab/>Функция </text:span><text:span text:style-name="T209">editor_init()</text:span><text:span text:style-name="T208"> инициализирует контекст редактора, выде­ляя память и настраивая его параметры.</text:span></text:p>
      <text:p text:style-name="P74"><text:tab/>Передаваемые параметры:</text:p>
      <text:p text:style-name="P75"><text:span text:style-name="T208"><text:tab/></text:span><text:span text:style-name="T209">fs_info_t *fs_info</text:span><text:span text:style-name="T208"> — указатель на структуру с информацией о файловой системе.</text:span></text:p>
      <text:p text:style-name="P76"><text:tab/>1<text:span text:style-name="T184">)</text:span> <text:span text:style-name="T184">н</text:span>ачало;</text:p>
      <text:p text:style-name="P75"><text:span text:style-name="T208"><text:tab/>2</text:span><text:span text:style-name="T210">)</text:span><text:span text:style-name="T208"> </text:span><text:span text:style-name="T210">в</text:span><text:span text:style-name="T208">ыделение памяти под структуру </text:span><text:span text:style-name="T209">editor_context_t</text:span><text:span text:style-name="T208">. Вызов </text:span><text:span text:style-name="T209">calloc()</text:span><text:span text:style-name="T208"> для выделения и обнуления памяти</text:span><text:span text:style-name="T210">;</text:span></text:p>
      <text:p text:style-name="P75"><text:span text:style-name="T208"><text:tab/>3</text:span><text:span text:style-name="T210">)</text:span><text:span text:style-name="T208"> </text:span><text:span text:style-name="T210">п</text:span><text:span text:style-name="T208">роверка успешности выделения памяти. Если </text:span><text:span text:style-name="T209">calloc()</text:span><text:span text:style-name="T208"> вер­нул </text:span><text:span text:style-name="T209">NULL</text:span><text:span text:style-name="T208">, то переход к шагу 1</text:span><text:span text:style-name="T211">4</text:span><text:span text:style-name="T208"> (ошибка), иначе переход к шагу 4;</text:span></text:p>
      <text:p text:style-name="P77"><text:span text:style-name="T208"><text:tab/>4</text:span><text:span text:style-name="T210">)</text:span><text:span text:style-name="T208"> </text:span><text:span text:style-name="T210">и</text:span><text:span text:style-name="T208">нициализация указателя на файловую систему. Присвоение </text:span><text:span text:style-name="T210">пере­менной </text:span><text:span text:style-name="T209">ctx-&gt;fs_info = fs_info</text:span><text:span text:style-name="T208">;</text:span></text:p>
      <text:p text:style-name="P75"><text:span text:style-name="T208"><text:tab/>5</text:span><text:span text:style-name="T210">)</text:span><text:span text:style-name="T208"> </text:span><text:span text:style-name="T210">у</text:span><text:span text:style-name="T208">становка смещения текущей позиции редактора. </text:span><text:span text:style-name="T212">Присвоение </text:span><text:span text:style-name="T210">пе­ременной</text:span><text:span text:style-name="T208"> </text:span><text:span text:style-name="T209">ctx-&gt;current_offset = 0</text:span><text:span text:style-name="T208">;</text:span></text:p>
      <text:p text:style-name="P75"><text:span text:style-name="T208"><text:tab/>6</text:span><text:span text:style-name="T210">)</text:span><text:span text:style-name="T208"> </text:span><text:span text:style-name="T210">в</text:span><text:span text:style-name="T208">ычисление и установка размера буфера </text:span><text:span text:style-name="T209">ctx-&gt;buffer_size = fs_info-&gt;block_size * 2</text:span><text:span text:style-name="T208">;</text:span></text:p>
      <text:p text:style-name="P75"><text:span text:style-name="T208"><text:tab/>7</text:span><text:span text:style-name="T210">) в</text:span><text:span text:style-name="T208">ыделение памяти для буфера, в котором будет храниться содержи­мое редактируемых данных. Вызов </text:span><text:span text:style-name="T209">malloc()</text:span><text:span text:style-name="T208"> для </text:span><text:span text:style-name="T209">ctx→buffer</text:span><text:span text:style-name="T210">;</text:span></text:p>
      <text:p text:style-name="P75"><text:span text:style-name="T208"><text:tab/>8</text:span><text:span text:style-name="T210">)</text:span><text:span text:style-name="T208"> </text:span><text:span text:style-name="T210">п</text:span><text:span text:style-name="T208">роверка успешности выделения буфера. Если </text:span><text:span text:style-name="T209">malloc()</text:span><text:span text:style-name="T208"> вер­нул </text:span><text:span text:style-name="T209">NULL</text:span><text:span text:style-name="T208">, освободить ранее выделенную память и переход к шагу 1</text:span><text:span text:style-name="T212">4</text:span><text:span text:style-name="T208">, иначе пе­реход к шагу 9;</text:span></text:p>
      <text:p text:style-name="P78"><text:span text:style-name="T208"><text:tab/>9</text:span><text:span text:style-name="T210">)</text:span><text:span text:style-name="T208"> </text:span><text:span text:style-name="T210">н</text:span><text:span text:style-name="T208">астройка ширины области отображения в байтах. </text:span><text:span text:style-name="T212">Присвое­ние</text:span><text:span text:style-name="T208"> </text:span><text:span text:style-name="T210">пе­ременной </text:span><text:span text:style-name="T209">ctx-&gt;bytes_per_row = 16</text:span><text:span text:style-name="T208">;</text:span></text:p>
      <text:p text:style-name="P79"><text:span text:style-name="T208"><text:tab/>10</text:span><text:span text:style-name="T210">)</text:span><text:span text:style-name="T208"> </text:span><text:span text:style-name="T210">о</text:span><text:span text:style-name="T208">пределение количества строк в </text:span><text:span text:style-name="T213">видимой </text:span><text:span text:style-name="T208">области просмотра ре­дактора </text:span><text:span text:style-name="T209">ctx-&gt;view_rows = 16</text:span><text:span text:style-name="T208">;</text:span></text:p>
      <text:p text:style-name="P75"><text:span text:style-name="T208"><text:tab/>11</text:span><text:span text:style-name="T210">)</text:span><text:span text:style-name="T208"> </text:span><text:span text:style-name="T210">у</text:span><text:span text:style-name="T208">становка координаты курсора по </text:span><text:span text:style-name="T209">X</text:span><text:span text:style-name="T208"> </text:span><text:span text:style-name="T209">ctx-&gt;cursor_x = 0</text:span><text:span text:style-name="T210">;</text:span></text:p>
      <text:p text:style-name="P75"><text:span text:style-name="T208"><text:tab/>12</text:span><text:span text:style-name="T210">)</text:span><text:span text:style-name="T208"> </text:span><text:span text:style-name="T210">у</text:span><text:span text:style-name="T208">становка координаты курсора по </text:span><text:span text:style-name="T209">Y</text:span><text:span text:style-name="T208"> </text:span><text:span text:style-name="T209">ctx-&gt;cursor_y = 0</text:span><text:span text:style-name="T208">;</text:span></text:p>
      <text:p text:style-name="P75"><text:span text:style-name="T208"><text:tab/>13</text:span><text:span text:style-name="T210">)</text:span><text:span text:style-name="T208"> </text:span><text:span text:style-name="T210">у</text:span><text:span text:style-name="T208">становка режима </text:span><text:span text:style-name="T209">ctx-&gt;editing_mode = false</text:span><text:span text:style-name="T208">;</text:span></text:p>
      <text:p text:style-name="P75"><text:span text:style-name="T208"><text:tab/>14</text:span><text:span text:style-name="T210">)</text:span><text:span text:style-name="T208"> </text:span><text:span text:style-name="T210">у</text:span><text:span text:style-name="T208">спешное завершение </text:span><text:span text:style-name="T214">return ctx</text:span><text:span text:style-name="T210">;</text:span></text:p>
      <text:p text:style-name="P76"><text:tab/>15<text:span text:style-name="T184">)</text:span> <text:span text:style-name="T184">к</text:span>онец.</text:p>
      <text:p text:style-name="P75"/>
      <text:p text:style-name="P80"><text:bookmark text:name="6"/><text:span text:style-name="T77">6</text:span> <text:span text:style-name="T77">РУКОВОДСТВО ПОЛЬЗОВАТЕЛЯ</text:span></text:p>
      <text:p text:style-name="P72"/>
      <text:p text:style-name="P81"><text:bookmark text:name="6.1"/>6.1 Назначение программы</text:p>
      <text:p text:style-name="P72"/>
      <text:p text:style-name="P82">Разработанная программа представляет собой инструмент для анализа и редактирования файловых систем, работающий с низкоуровневыми струк­турами хранения данных. Она позволяет пользователю изучать пара­метры суперблока, управлять блоками и ин<text:span text:style-name="T215">дексными дескрипторами</text:span>, про­сматривать битовые карты распределения памяти и редактировать данные на уровне файловой системы. </text:p>
      <text:p text:style-name="P82">Основное предназначение программы — диагностика, исследование и модификация файловых систем формата <text:span text:style-name="T95">ext2</text:span>, <text:span text:style-name="T95">ext3</text:span> и <text:span text:style-name="T95">ext4</text:span>. Она будет по­лезна системным администраторам, разработчикам программного обеспече­ния, изучающим файловые системы, а также пользователям, зани­мающимся восстановлением данных.</text:p>
      <text:p text:style-name="P72"/>
      <text:p text:style-name="P81"><text:bookmark text:name="6.2"/>6.2 Запуск программы</text:p>
      <text:p text:style-name="P72"/>
      <text:p text:style-name="P45">Для запуска программы необходимо использовать терминал <text:span text:style-name="T95">Linux</text:span> или <text:span text:style-name="T95">Windows</text:span> (с поддержкой <text:span text:style-name="T95">ncurses</text:span>).</text:p>
      <text:p text:style-name="Serif_5f_14"><text:tab/>Команда запуска выглядит так:</text:p>
      <text:p text:style-name="P83"><text:span text:style-name="T216"><text:tab/>$</text:span>sudo ./fs_analyzer /dev/sda<text:span text:style-name="T215">1</text:span></text:p>
      <text:p text:style-name="Serif_5f_14"><text:tab/>Важно: перед началом работы рекомендуется создать резервную ко­пию устройства или образа файловой системы, чтобы избежать потери дан­ных в случае внесения некорректных изменений.</text:p>
      <text:p text:style-name="P72"/>
      <text:p text:style-name="P81"><text:bookmark text:name="6.3"/>6.3 Основные команды программы</text:p>
      <text:p text:style-name="P45"/>
      <text:p text:style-name="P45">После запуска программа переходит в главное меню. Управление осу­ществляется с помощью клавиш на клавиатуре.</text:p>
      <text:p text:style-name="P45"><text:span text:style-name="T217">Выбор </text:span><text:span text:style-name="T218">режима работы осуществляется по клавишам</text:span>:</text:p>
      <text:p text:style-name="P84"><text:span text:style-name="T217">1) «</text:span><text:span text:style-name="T95">1</text:span>» <text:span text:style-name="T219">–</text:span> переход в режим анализатора файловой системы;</text:p>
      <text:p text:style-name="P84"><text:span text:style-name="T217">2) «</text:span><text:span text:style-name="T220">2</text:span>» <text:span text:style-name="T219">– </text:span>переход в режим просмотра блоков;</text:p>
      <text:p text:style-name="P84"><text:span text:style-name="T217">3) «</text:span><text:span text:style-name="T220">3</text:span>» <text:span text:style-name="T219">–</text:span> <text:s/>переход в режим просмотра <text:span text:style-name="T218">индексных дескрипторов;</text:span></text:p>
      <text:p text:style-name="P84"><text:span text:style-name="T217">4) «</text:span><text:span text:style-name="T220">4</text:span>» <text:span text:style-name="T219">–</text:span> редактирование суперблока;</text:p>
      <text:p text:style-name="P45">Навигация <text:span text:style-name="T218">осуществляется по клавишам</text:span>:</text:p>
      <text:p text:style-name="P85"><text:span text:style-name="T218">1</text:span><text:span text:style-name="T217">) «</text:span><text:span text:style-name="T221">G</text:span>» <text:span text:style-name="T219">–</text:span> переход к указанной группе;</text:p>
      <text:p text:style-name="P85"><text:span text:style-name="T218">2</text:span><text:span text:style-name="T217">) «</text:span><text:span text:style-name="T221">ESC</text:span>» <text:span text:style-name="T219">–</text:span> возврат в главное меню;</text:p>
      <text:p text:style-name="P85"><text:span text:style-name="T218">3</text:span><text:span text:style-name="T217">) «</text:span><text:span text:style-name="T221">E</text:span>» <text:span text:style-name="T219">– </text:span>редактирование текущего блока;</text:p>
      <text:p text:style-name="P85"><text:span text:style-name="T218">4</text:span><text:span text:style-name="T217">) «</text:span><text:span text:style-name="T221">TAB</text:span>» <text:span text:style-name="T219">– </text:span>переключение режим<text:span text:style-name="T184">ов</text:span> просмотра и редактирова­ния;</text:p>
      <text:p text:style-name="P85"><text:span text:style-name="T217">5) «</text:span><text:span text:style-name="T221">S</text:span>» <text:span text:style-name="T219">–</text:span> сохранение изменений;</text:p>
      <text:p text:style-name="P85"><text:span text:style-name="T218">6</text:span><text:span text:style-name="T217">) «</text:span><text:span text:style-name="T221">F1</text:span>» <text:span text:style-name="T219">–</text:span> вызов справки.</text:p>
      <text:p text:style-name="P85"><text:soft-page-break/><text:span text:style-name="T222">Навигация по </text:span><text:span text:style-name="T223">группам блоков, индексных дескрипторов</text:span><text:span text:style-name="T224"> осуществля­ется </text:span><text:span text:style-name="T225">с помощью клавиш-стрелок.</text:span></text:p>
      <text:p text:style-name="P85"><text:span text:style-name="T225"/></text:p>
      <text:p text:style-name="P86"><text:bookmark text:name="6.4"/>6.4 Рекомендации по пользованию</text:p>
      <text:p text:style-name="P72"/>
      <text:p text:style-name="P72">Перед началом работы с программой необходимо понимать, что лю­бые изменения файловой системы могут привести к потере данных. Поэтому перед внесением правок рекомендуется делать резервное копирование <text:span text:style-name="T226">или создать и смонтировать образ диска самостоятельно</text:span>.</text:p>
      <text:p text:style-name="P87">Пример создания и монтирования образа диска:</text:p>
      <text:p text:style-name="P88">1) <text:span text:style-name="T95">$fallocate -l 100M disk.img</text:span> <text:span text:style-name="T227">–</text:span> создание образа;</text:p>
      <text:p text:style-name="P88">2) <text:span text:style-name="T95">$mkfs.ext4 disk.img</text:span> <text:span text:style-name="T227">–</text:span> форматирование в ext4;</text:p>
      <text:p text:style-name="P88">3) <text:span text:style-name="T95">$sudo mkdir -p /mnt/test_fs</text:span> <text:span text:style-name="T227">–</text:span> создание точки монтирования;</text:p>
      <text:p text:style-name="P88">4) <text:span text:style-name="T95">$sudo mount -o loop disk.img /mnt/test_fs</text:span> <text:span text:style-name="T227">–</text:span> монтирование;</text:p>
      <text:p text:style-name="P88">5) <text:span text:style-name="T95">$mount | grep /mnt/test_fs</text:span> <text:span text:style-name="T227">–</text:span> проверка монтирования.</text:p>
      <text:p text:style-name="P87">При возникновении ошибок создания образа рекомендуется удалить его и повторить алгоритм создания.</text:p>
      <text:p text:style-name="P89">Запуск программы для работы с <text:s/>файловой системой необходимо осу­ществлять с правами суперпользователя. Это необходимо для получения прав доступа и возможности редактирования.</text:p>
      <text:p text:style-name="P90">Навигация между структурами должна выполняться осознанно, осо­бенно при переходе к указанным блокам или ин<text:span text:style-name="T217">дексным дескрипторам</text:span>. Важно следить за изменениями, вносимыми в файловую систему, чтобы из­бежать некорректного распределения данных.</text:p>
      <text:p text:style-name="P72">При завершении работы рекомендуется использовать штатную коман­ду <text:span text:style-name="T95">Q</text:span>, чтобы корректно закрыть дескрипторы файлов, освободить па­мять и вернуть терминал в нормальное состояние. <text:span text:style-name="T228">В случае работы со смон­тированным образом, следует выполнить размонтирование.</text:span></text:p>
      <text:p text:style-name="P72">Использование программы требует осознанного подхода и знаний ос­нов работы с файловыми системами. Соблюдение данных рекомендаций по­может минимизировать риск повреждения данных и сделать процесс ана­лиза и редактирования безопасным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91"><text:bookmark text:name="7"/><text:soft-page-break/>7 РЕЗУЛЬТАТЫ РАБОТЫ</text:p>
      <text:p text:style-name="P92"/>
      <text:p text:style-name="P93"><text:span text:style-name="T229"><text:tab/></text:span><text:span text:style-name="T230">Основной анализатор файловой системы. </text:span><text:span text:style-name="T231">Пример работы программы</text:span><text:span text:style-name="T232">:</text:span></text:p>
      <text:p text:style-name="P94">Filesystem Information:</text:p>
      <text:p text:style-name="P94">======================</text:p>
      <text:p text:style-name="P94">Filesystem Type: ext4</text:p>
      <text:p text:style-name="P94">Filesystem Size: 100.00 MB</text:p>
      <text:p text:style-name="P94">Block Size: 1024 bytes</text:p>
      <text:p text:style-name="P94">Inode Size: 256 bytes</text:p>
      <text:p text:style-name="P95"><text:s text:c="2"/><text:tab/>Blocks Count: 102400</text:p>
      <text:p text:style-name="P95"><text:s text:c="2"/><text:tab/>Free Blocks: 90284</text:p>
      <text:p text:style-name="P95"><text:s text:c="2"/><text:tab/>Inodes Count: 25584</text:p>
      <text:p text:style-name="P95"><text:s text:c="2"/><text:tab/>Free Inodes: 25568</text:p>
      <text:p text:style-name="P95"><text:s text:c="2"/><text:tab/>Block Groups: 13</text:p>
      <text:p text:style-name="P95"><text:s/><text:tab/>Blocks Per Group: 8192</text:p>
      <text:p text:style-name="P95"><text:s text:c="2"/><text:tab/>Inodes Per Group: 1968</text:p>
      <text:p text:style-name="P95"><text:tab/>Block Group #0 Information:</text:p>
      <text:p text:style-name="P95"><text:tab/>=============================</text:p>
      <text:p text:style-name="P95"><text:s text:c="2"/><text:tab/>Block Bitmap: 259</text:p>
      <text:p text:style-name="P95"><text:s text:c="2"/><text:tab/>Inode Bitmap: 272</text:p>
      <text:p text:style-name="P95"><text:s text:c="2"/><text:tab/>Inode Table: 285</text:p>
      <text:p text:style-name="P95"><text:s text:c="2"/><text:tab/>Free Blocks Count: 1465</text:p>
      <text:p text:style-name="P95"><text:s text:c="2"/><text:tab/>Free Inodes Count: 1953</text:p>
      <text:p text:style-name="P95"><text:s text:c="2"/><text:tab/>Used Directories Count: 2</text:p>
      <text:p text:style-name="Serif_5f_14"><text:span text:style-name="T233"><text:tab/>Пример вывода информации об одном индексном дескрипторе</text:span><text:span text:style-name="T234">: </text:span></text:p>
      <text:p text:style-name="P96"><text:tab/>Inode Browser - Inode 8 of 25583</text:p>
      <text:p text:style-name="P95"><text:tab/>===============================</text:p>
      <text:p text:style-name="P95"><text:tab/>Inode Status: Allocated</text:p>
      <text:p text:style-name="P95"><text:tab/>Mode: 0100600</text:p>
      <text:p text:style-name="P95"><text:tab/>File Type: Regular File</text:p>
      <text:p text:style-name="P95"><text:tab/>Size: 4.00 MB</text:p>
      <text:p text:style-name="P95"><text:tab/>Links: 1</text:p>
      <text:p text:style-name="P95"><text:tab/>UID: 0</text:p>
      <text:p text:style-name="P95"><text:tab/>GID: 0</text:p>
      <text:p text:style-name="P95"><text:tab/>Access Time: 2025-05-17 13:47:57</text:p>
      <text:p text:style-name="P95"><text:tab/>Modify Time: 2025-05-17 13:47:57</text:p>
      <text:p text:style-name="P95"><text:tab/>Change Time: 2025-05-17 13:47:57</text:p>
      <text:p text:style-name="P95"><text:tab/>Direct Blocks:</text:p>
      <text:p text:style-name="P95"><text:tab/> <text:s/>[0]: 127754</text:p>
      <text:p text:style-name="P95"><text:tab/> <text:s/>[1]: 4</text:p>
      <text:p text:style-name="P95"><text:tab/> <text:s/>[2]: 0</text:p>
      <text:p text:style-name="P95"><text:tab/> <text:s/>[3]: 0</text:p>
      <text:p text:style-name="P95"><text:tab/> <text:s/>[4]: 4096</text:p>
      <text:p text:style-name="P95"><text:tab/> <text:s/>[5]: 49153</text:p>
      <text:p text:style-name="P95"><text:tab/> <text:s/>[6]: 0</text:p>
      <text:p text:style-name="P95"><text:tab/> <text:s/>[7]: 0</text:p>
      <text:p text:style-name="P95"><text:tab/>Indirect Blocks:</text:p>
      <text:p text:style-name="P95"><text:tab/> <text:s/>Single: 0</text:p>
      <text:p text:style-name="P95"><text:tab/> <text:s/>Double: 0</text:p>
      <text:p text:style-name="P96"><text:tab/> <text:s/>Triple: 0</text:p>
      <text:p text:style-name="Serif_5f_14"><text:soft-page-break/><text:tab/><text:span text:style-name="T234">При</text:span><text:span text:style-name="T233">мер редактирования индексного дескриптора</text:span><text:span text:style-name="T234">:</text:span></text:p>
      <text:p text:style-name="P97">0000: 80 81 00 00 00 00 40 00 5d 69 28 68 5d 69 28 68 | ......@.]i(h]i(h</text:p>
      <text:p text:style-name="P97">0010: 5d 69 28 68 00 00 00 00 00 00 01 00 00 20 00 00 | ]i(h......... ..</text:p>
      <text:p text:style-name="P97">0020: 00 00 08 00 00 00 00 00 0a f3 01 00 04 00 00 00 | ................</text:p>
      <text:p text:style-name="P97">0030: 00 00 00 00 00 00 00 00 00 10 00 00 01 c0 00 00 | ................</text:p>
      <text:p text:style-name="P97">0040: 00 00 00 00 00 00 00 00 00 00 00 00 00 00 00 00 | ................</text:p>
      <text:p text:style-name="P97">0050: 00 00 00 00 00 00 00 00 00 00 00 00 00 00 00 00 | ................</text:p>
      <text:p text:style-name="P97">0060: 00 00 00 00 00 00 00 00 00 00 00 00 00 00 00 00 | ................</text:p>
      <text:p text:style-name="P97">0070: 00 00 00 00 00 00 00 00 00 00 00 00 ea 27 00 00 | .............'..</text:p>
      <text:p text:style-name="P97">0080: 00 00 00 00 00 00 00 00 00 00 00 00 00 00 00 00 | ................</text:p>
      <text:p text:style-name="P97">0090: 00 00 00 00 00 00 00 00 00 00 00 00 00 00 00 00 | ................</text:p>
      <text:p text:style-name="P97">00a0: 00 00 00 00 00 00 00 00 00 00 00 00 00 00 00 00 | ................</text:p>
      <text:p text:style-name="P97">00b0: 00 00 00 00 00 00 00 00 00 00 00 00 00 00 00 00 | ................</text:p>
      <text:p text:style-name="P97">00c0: 00 00 00 00 00 00 00 00 00 00 00 00 00 00 00 00 | ................</text:p>
      <text:p text:style-name="P97">00d0: 00 00 00 00 00 00 00 00 00 00 00 00 00 00 00 00 | ................</text:p>
      <text:p text:style-name="P97">00e0: 00 00 00 00 00 00 00 00 00 00 00 00 00 00 00 00 | ................</text:p>
      <text:p text:style-name="P97">00f0: 00 00 00 00 00 00 00 00 00 00 00 00 00 00 00 00 | .............…</text:p>
      <text:p text:style-name="P98"><text:tab/>Пример редактирования блока:</text:p>
      <text:p text:style-name="P99"><text:tab/>Block Browser - Block 2 of 102399</text:p>
      <text:p text:style-name="P99"><text:tab/>===============================</text:p>
      <text:p text:style-name="P99"><text:tab/>Block Status: Allocated</text:p>
      <text:p text:style-name="P99"><text:tab/>Block Type: Group Descriptor</text:p>
      <text:p text:style-name="P99"><text:tab/>Block Size: 1024 bytes</text:p>
      <text:p text:style-name="P99"><text:tab/>Block Group: 0</text:p>
      <text:p text:style-name="P99"><text:tab/>Block in Group: 2</text:p>
      <text:p text:style-name="P99"><text:tab/>Block Data (first 256 bytes):</text:p>
      <text:p text:style-name="P100">0000: 03 01 00 00 10 01 00 00 1D 01 00 00 B9 05 A1 07 <text:s/>|................</text:p>
      <text:p text:style-name="P100">0010: 02 00 04 00 00 00 00 00 35 7E 1A 3B A1 07 9A 8B <text:s/>|........5~.;....</text:p>
      <text:p text:style-name="P100">0020: 00 00 00 00 00 00 00 00 00 00 00 00 00 00 00 00 <text:s/>|................</text:p>
      <text:p text:style-name="P100">0030: 00 00 00 00 00 00 00 00 B9 87 68 7D 00 00 00 00 <text:s/>|..........h}....</text:p>
      <text:p text:style-name="P100">0040: 04 01 00 00 11 01 00 00 09 03 00 00 FC 1E AF 07 <text:s/>|................</text:p>
      <text:p text:style-name="P100">0050: 01 00 04 00 00 00 00 00 C6 45 77 E9 AF 07 6C B1 <text:s/>|.........Ew...l.</text:p>
      <text:p text:style-name="P100">0060: 00 00 00 00 00 00 00 00 00 00 00 00 00 00 00 00 <text:s/>|................</text:p>
      <text:p text:style-name="P100">0070: 00 00 00 00 00 00 00 00 D8 73 A3 5A 00 00 00 00 <text:s/>|.........s.Z....</text:p>
      <text:p text:style-name="P100">0080: 05 01 00 00 12 01 00 00 F5 04 00 00 00 20 B0 07 <text:s/>|............. ..</text:p>
      <text:p text:style-name="P100">0090: 00 00 07 00 00 00 00 00 00 00 00 00 B0 07 D7 2F <text:s/>|.............../</text:p>
      <text:p text:style-name="P101"><text:tab/>При запуске программы инструмент valgrind обнаруживает утечки памяти в трёх блоках:</text:p>
      <text:p text:style-name="P102">==5614== HEAP SUMMARY:</text:p>
      <text:p text:style-name="P102">==5614== <text:s text:c="4"/>in use at exit: 125 bytes in 3 blocks</text:p>
      <text:p text:style-name="P102">==5614== <text:s text:c="2"/>total heap usage: 524 allocs, 521 frees, 932,417 bytes allocated</text:p>
      <text:p text:style-name="P102">==5614== </text:p>
      <text:p text:style-name="P102">==5614== 6 bytes in 1 blocks are still reachable in loss record 1 of 3</text:p>
      <text:p text:style-name="P102">==5614== <text:s text:c="3"/>at 0x4841866: malloc (vg_replace_malloc.c:446)</text:p>
      <text:p text:style-name="P102">==5614== <text:s text:c="3"/>by 0x4A8C51E: strdup (in /usr/lib64/libc.so.6)</text:p>
      <text:p text:style-name="P102">==5614== <text:s text:c="3"/>by 0x48BE211: ??? (in /usr/lib64/libtinfo.so.6.5)</text:p>
      <text:p text:style-name="P102"><text:soft-page-break/>==5614== <text:s text:c="3"/>by 0x48C1124: _nc_first_db (libtinfo.so.6.5)</text:p>
      <text:p text:style-name="P102">==5614== <text:s text:c="3"/>by 0x48CF652: _nc_read_entry2 (libtinfo.so.6.5)</text:p>
      <text:p text:style-name="P102">==5614== <text:s text:c="3"/>by 0x48CB627: _nc_setup_tinfo (libtinfo.so.6.5)</text:p>
      <text:p text:style-name="P102">==5614== <text:s text:c="3"/>by 0x48CB7D5: _nc_setupterm (libtinfo.so.6.5)</text:p>
      <text:p text:style-name="P102">==5614== <text:s text:c="3"/>by 0x4898863: newterm_sp (libncursesw.so.6.5)</text:p>
      <text:p text:style-name="P102">==5614== <text:s text:c="3"/>by 0x4898D14: newterm (libncursesw.so.6.5)</text:p>
      <text:p text:style-name="P102">==5614== <text:s text:c="3"/>by 0x4038E5: main (main.c:57)</text:p>
      <text:p text:style-name="P102">==5614== </text:p>
      <text:p text:style-name="P102">==5614== 40 bytes in 1 blocks are still reachable in loss record 2 of 3</text:p>
      <text:p text:style-name="P102">==5614== <text:s text:c="3"/>at 0x4849133: calloc (vg_replace_malloc.c:1675)</text:p>
      <text:p text:style-name="P102">==5614== <text:s text:c="3"/>by 0x48C0CC3: _nc_first_db (libtinfo.so.6.5)</text:p>
      <text:p text:style-name="P102">==5614== <text:s text:c="3"/>by 0x48CF652: _nc_read_entry2 (libtinfo.so.6.5)</text:p>
      <text:p text:style-name="P102">==5614== <text:s text:c="3"/>by 0x48CB627: _nc_setup_tinfo (libtinfo.so.6.5)</text:p>
      <text:p text:style-name="P102">==5614== <text:s text:c="3"/>by 0x48CB7D5: _nc_setupterm (libtinfo.so.6.5)</text:p>
      <text:p text:style-name="P102">==5614== <text:s text:c="3"/>by 0x4898863: newterm_sp (libncursesw.so.6.5)</text:p>
      <text:p text:style-name="P102">==5614== <text:s text:c="3"/>by 0x4898D14: newterm (libncursesw.so.6.5)</text:p>
      <text:p text:style-name="P102">==5614== <text:s text:c="3"/>by 0x4038E5: main (main.c:57)</text:p>
      <text:p text:style-name="P102">==5614== </text:p>
      <text:p text:style-name="P102">==5614== 79 bytes in 1 blocks are still reachable in loss record 3 of 3</text:p>
      <text:p text:style-name="P102">==5614== <text:s text:c="3"/>at 0x4841866: malloc (vg_replace_malloc.c:446)</text:p>
      <text:p text:style-name="P102">==5614== <text:s text:c="3"/>by 0x48C0C08: _nc_first_db (libtinfo.so.6.5)</text:p>
      <text:p text:style-name="P102">==5614== <text:s text:c="3"/>by 0x48CF652: _nc_read_entry2 (libtinfo.so.6.5)</text:p>
      <text:p text:style-name="P102">==5614== <text:s text:c="3"/>by 0x48CB627: _nc_setup_tinfo (libtinfo.so.6.5)</text:p>
      <text:p text:style-name="P102">==5614== <text:s text:c="3"/>by 0x48CB7D5: _nc_setupterm (libtinfo.so.6.5)</text:p>
      <text:p text:style-name="P102">==5614== <text:s text:c="3"/>by 0x4898863: newterm_sp (libncursesw.so.6.5)</text:p>
      <text:p text:style-name="P102">==5614== <text:s text:c="3"/>by 0x4898D14: newterm (libncursesw.so.6.5)</text:p>
      <text:p text:style-name="P102">==5614== <text:s text:c="3"/>by 0x4038E5: main (main.c:57)</text:p>
      <text:p text:style-name="P102">==5614== </text:p>
      <text:p text:style-name="P102">==5614== LEAK SUMMARY:</text:p>
      <text:p text:style-name="P102">==5614== <text:s text:c="3"/>definitely lost: 0 bytes in 0 blocks</text:p>
      <text:p text:style-name="P102">==5614== <text:s text:c="3"/>indirectly lost: 0 bytes in 0 blocks</text:p>
      <text:p text:style-name="P102">==5614== <text:s text:c="5"/>possibly lost: 0 bytes in 0 blocks</text:p>
      <text:p text:style-name="P102">==5614== <text:s text:c="3"/>still reachable: 125 bytes in 3 blocks</text:p>
      <text:p text:style-name="P102">==5614== <text:s text:c="8"/>suppressed: 0 bytes in 0 blocks</text:p>
      <text:p text:style-name="P102">==5614== </text:p>
      <text:p text:style-name="P102">==5614== For lists of detected and suppressed errors, rerun with: -s</text:p>
      <text:p text:style-name="P102">==5614== ERROR SUMMARY: 0 errors from 0 contexts (suppressed: 0 from 0)</text:p>
      <text:p text:style-name="текст_20_основной"><text:span text:style-name="T235">Обнаруженные утечки означают, что память не была освобождена, но указатели на нее все еще доступны при завершении программы. Все утечки связаны с инициализацией </text:span><text:span text:style-name="T236">ncurses</text:span><text:span text:style-name="T235">, что указывает на внутренние особенно­сти данной библиотеки и не требуют исправления в пользователь­ском коде.</text:span></text:p>
      <text:p text:style-name="P101"/>
      <text:p text:style-name="P100"/>
      <text:p text:style-name="P100"/>
      <text:p text:style-name="P103"><text:bookmark text:name="закл"/><text:soft-page-break/><text:span text:style-name="T237">ЗАКЛЮЧЕНИЕ</text:span></text:p>
      <text:p text:style-name="P104"/>
      <text:p text:style-name="P13"><text:tab/>В ходе выполнения работы были углублены знания о принципах рабо­ты файловых систем форматов <text:span text:style-name="T67">ext2</text:span>, <text:span text:style-name="T67">ext3</text:span> и <text:span text:style-name="T67">ext4</text:span>, организации хране­ния данных и метаданных, а также методах их анализа и модификации. В рамках проекта освоены технологии работы с бинарными структурами, об­работка битовых карт распределения блоков и индексных дескрипторов, а также ме­ханизмы низкоуровневого редактирования файловых систем. Ис­пользование библиотеки <text:span text:style-name="T67">ncurses</text:span> позволило разработать удобный консоль­ный ин­терфейс для взаимодействия с файловыми системами в терминаль­ной среде.</text:p>
      <text:p text:style-name="P13"><text:tab/>Результатом работы стала программа, обеспечивающая анализ и ре­дактирование структур файловых систем, включая просмотр суперблока, управление группами блоков, анализ и модификацию индексных дескрипто­ров, а также работу с бинарными данными на уровне блоков. </text:p>
      <text:p text:style-name="P13"><text:tab/>Несмотря на завершённость проекта, программа обладает значитель­ным потенциалом для дальнейшего развития. В перспективе возможно рас­ширение функциональности за счёт интеграции механизмов анализа целост­ности файловых систем, добавления поддержки других форматов хра­нения данных, а также оптимизации работы с крупными файловыми си­стемами. Дополнительным направлением развития может стать расшире­ние возможностей редактирования и автоматизация анализа метаданных.</text:p>
      <text:p text:style-name="P13"><text:tab/>Работа над проектом позволила углубить понимание структуры фай­ловых систем, оценить важность архитектурных решений и принципов мо­дульного программирования, а также усовершенствовать навыки низко­уровневой обработки данных. Полученные знания и практический опыт мо­гут быть полезны для дальнейшего изучения системного программирова­ния и разработки инструментов диагностики, восстановле­ния и управле­ния файловыми системами.</text:p>
      <text:p text:style-name="P13"><text:tab/>Разработанный инструмент демонстрирует возможность эффективной работы с файловыми системами в рамках консольного интерфейса, предо­ставляя пользователям детализированный анализ и гибкие инструменты ре­дактирования. Дальнейшее развитие проекта может привести к созданию мощного специализированного редактора метаданных, востребованного среди системных администраторов, исследователей и разработчиков, рабо­тающих с внутренними структурами файловых систем.</text:p>
      <text:p text:style-name="P105"><text:span text:style-name="T238"/></text:p>
      <text:p text:style-name="P106"><text:bookmark text:name="спис"/>СПИСОК ИСПОЛЬЗУЕМЫХ ИСТОЧНИКОВ</text:p>
      <text:p text:style-name="P107"/>
      <text:p text:style-name="P108"><text:span text:style-name="T234">[</text:span><text:span text:style-name="T239">1</text:span><text:span text:style-name="T234">] Лав Р. Linux. Системное программирование. 2-е изд. — СПб.: Питер, 2014.</text:span></text:p>
      <text:p text:style-name="P108"><text:span text:style-name="T234">[</text:span><text:span text:style-name="T239">2</text:span><text:span text:style-name="T234">] Робачевский А. Программирование на языке Си в UNIX. Издательство: БХВ-Петербург, 2015.</text:span></text:p>
      <text:p text:style-name="P108"><text:span text:style-name="T234">[</text:span><text:span text:style-name="T239">3</text:span><text:span text:style-name="T234">] Стивенс Р., Раго С. UNIX. Профессиональное программирование, 2-е издание. — СПб.: Символ-Плюс, 2007.</text:span></text:p>
      <text:p text:style-name="P106"><text:bookmark text:name="А"/>ПРИЛОЖЕНИЕ А</text:p>
      <text:p text:style-name="P107">(обязательное)</text:p>
      <text:p text:style-name="P109"><text:span text:style-name="T234">Схема алгоритма функции </text:span><text:span text:style-name="T240">editor_move_cursor</text:span><text:span text:style-name="T241">()</text:span></text:p>
      <text:p text:style-name="P110"><text:bookmark text:name="Б"/>ПРИЛОЖЕНИЕ Б</text:p>
      <text:p text:style-name="P111">(обязательное)</text:p>
      <text:p text:style-name="P112"><text:span text:style-name="T242">Схема алгоритма функции </text:span><text:span text:style-name="T243">format_value</text:span><text:span text:style-name="T244">()</text:span></text:p>
      <text:p text:style-name="P110"><text:bookmark text:name="В"/>ПРИЛОЖЕНИЕ В</text:p>
      <text:p text:style-name="P111">(обязательное)</text:p>
      <text:p text:style-name="P111">Ведомость документо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system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Code" svg:font-family="'Fira Code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adornments="Обычный" style:font-family-generic="modern" style:font-pitch="fixed"/>
    <style:font-face style:name="Liberation Mono3" svg:font-family="'Liberation Mono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3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3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_20_основной" style:display-name="текст основной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150d43" style:font-size-asian="14pt" style:font-size-complex="14pt"/>
    </style:style>
    <style:style style:name="подраздел" style:family="paragraph" style:parent-style-name="Standard" style:master-page-name="">
      <style:paragraph-properties fo:margin-left="0cm" fo:margin-top="0cm" fo:margin-bottom="0cm" style:contextual-spacing="false" fo:line-height="100%" fo:text-align="justify" style:justify-single-word="false" fo:text-indent="1.251cm" style:auto-text-indent="false" style:page-number="auto">
        <style:tab-stops/>
      </style:paragraph-properties>
      <style:text-properties fo:font-size="14pt" fo:font-weight="bold" officeooo:rsid="00150d43" style:font-size-asian="14pt" style:font-size-complex="14pt"/>
    </style:style>
    <style:style style:name="Serif_5f_14" style:display-name="Serif_14" style:family="paragraph" style:parent-style-name="Standard">
      <style:paragraph-properties fo:margin-top="0cm" fo:margin-bottom="0.139cm" style:contextual-spacing="false" fo:line-height="108%">
        <style:tab-stops/>
      </style:paragraph-properties>
      <style:text-properties style:font-name="Liberation Serif1" fo:font-family="'Liberation Serif'" style:font-style-name="Обычный" style:font-family-generic="roman" style:font-pitch="variable" fo:font-size="14pt"/>
    </style:style>
    <style:style style:name="Mono_5f_12.5" style:display-name="Mono_12.5" style:family="paragraph" style:parent-style-name="Standard">
      <style:paragraph-properties fo:margin-top="0cm" fo:margin-bottom="0.079cm" style:contextual-spacing="false" fo:line-height="0.42cm"/>
      <style:text-properties style:font-name="Liberation Mono2" fo:font-family="'Liberation Mono'" style:font-style-name="Обычный" style:font-family-generic="modern" style:font-pitch="fixed" fo:font-size="12.5pt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2pt" fo:language="ru" fo:country="RU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гост" style:display-name="основной гост" style:family="paragraph" style:parent-style-name="Standard">
      <style:paragraph-properties fo:margin-top="0.044cm" fo:margin-bottom="0cm" style:contextual-spacing="false" fo:text-align="justify" style:justify-single-word="false"/>
      <style:text-properties fo:font-size="14pt" style:font-name-asian="Cambria" style:font-family-asian="Cambria" style:font-family-generic-asian="system" style:font-pitch-asian="variable" style:font-size-asian="14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Normal" style:family="paragraph">
      <style:paragraph-properties fo:margin-left="0.018cm" fo:margin-right="0.097cm" fo:margin-top="0cm" fo:margin-bottom="0.005cm" style:contextual-spacing="false" fo:line-height="103%" fo:text-align="justify" style:justify-single-word="false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_5f_code_5f_h" style:display-name="U_code_h" style:family="paragraph" style:parent-style-name="Standard" style:master-page-name="">
      <style:paragraph-properties fo:margin-top="0.101cm" fo:margin-bottom="0cm" style:contextual-spacing="true" fo:line-height="115%" fo:text-align="start" style:justify-single-word="false" fo:text-indent="0cm" style:auto-text-indent="false" style:page-number="auto">
        <style:tab-stops/>
      </style:paragraph-properties>
      <style:text-properties style:font-name="Liberation Mono2" fo:font-family="'Liberation Mono'" style:font-style-name="Обычный" style:font-family-generic="modern" style:font-pitch="fixed" fo:font-size="11.5pt"/>
    </style:style>
    <style:style style:name="U_5f_text_5f_h" style:display-name="U_text_h" style:family="paragraph" style:parent-style-name="U_5f_code_5f_h" style:master-page-name="">
      <style:paragraph-properties fo:margin-top="0cm" fo:margin-bottom="0cm" style:contextual-spacing="false" fo:line-height="100%" fo:text-align="justify" style:justify-single-word="false" fo:hyphenation-ladder-count="no-limit" fo:hyphenation-keep="auto" loext:hyphenation-keep-type="column" fo:text-indent="1.251cm" style:auto-text-indent="false" style:page-number="auto">
        <style:tab-stops/>
      </style:paragraph-properties>
      <style:text-properties style:font-name="Liberation Serif1" fo:font-family="'Liberation Serif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Cantarell" style:font-family-asian="Cantarell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1" fo:font-family="Calibri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00" loext:opacity="100%" style:text-underline-style="none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000000" loext:opacity="100%" style:text-underline-style="none"/>
    </style:style>
    <style:style style:name="verb" style:family="text" style:parent-style-name="Source_20_Text">
      <style:text-properties fo:font-variant="normal" fo:text-transform="none" fo:color="#000000" loext:opacity="100%" style:text-line-through-style="none" style:text-line-through-type="none" style:font-name="Liberation Mono" fo:font-family="'Liberation Mono'" style:font-family-generic="modern" style:font-pitch="fixed" fo:font-size="12pt" fo:font-style="normal" style:text-underline-style="none" fo:font-weight="normal" style:text-blinking="false" fo:background-color="#ffffff" style:font-name-asian="Liberation Mono" style:font-family-asian="'Liberation Mono'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U_5f_text" style:display-name="U_text" style:family="text" style:parent-style-name="verb">
      <style:text-properties style:font-name="Liberation Serif1" fo:font-family="'Liberation Serif'" style:font-style-name="Обычный" style:font-family-generic="roman" style:font-pitch="variable" fo:font-size="14pt"/>
    </style:style>
    <style:style style:name="U_5f_HEADER_5f_t" style:display-name="U_HEADER_t" style:family="text" style:parent-style-name="U_5f_text">
      <style:text-properties fo:text-transform="uppercase" fo:color="#000000" loext:opacity="100%" style:text-line-through-style="none" style:text-line-through-type="none" style:text-position="0% 100%" style:font-name="Liberation Serif1" fo:font-family="'Liberation Serif'" style:font-style-name="Обычный" style:font-family-generic="roman" style:font-pitch="variable" fo:font-size="14pt" fo:font-style="normal" style:text-underline-style="none" fo:font-weight="bold" officeooo:rsid="0005acc8" style:text-blinking="false" fo:background-color="#ffffff" style:font-name-asian="Liberation Mono" style:font-family-asian="'Liberation Mono'" style:font-family-generic-asian="modern" style:font-pitch-asian="fixed" style:font-size-asian="12pt" style:font-weight-asian="bold" style:font-name-complex="Liberation Mono" style:font-family-complex="'Liberation Mono'" style:font-family-generic-complex="modern" style:font-pitch-complex="fixe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erif" fo:font-size="14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ize="14pt" style:font-size-asian="14pt" style:font-name-complex="Times New Roman2"/>
    </style:style>
    <style:style style:name="MT2" style:family="text">
      <style:text-properties style:font-size-asian="14pt" style:font-name-complex="Times New Roman2"/>
    </style:style>
    <style:page-layout style:name="Mpm1">
      <style:page-layout-properties fo:page-width="21.001cm" fo:page-height="29.7cm" style:num-format="1" style:print-orientation="portrait" fo:margin-top="2cm" fo:margin-bottom="2.701cm" fo:margin-left="3.016cm" fo:margin-right="1.4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3.016cm" fo:margin-right="1.84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cm" fo:margin-left="0cm" fo:margin-right="0cm" fo:margin-top="1.3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cm" fo:margin-left="0cm" fo:margin-right="0cm" fo:margin-top="1.3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1.251cm" fo:margin-left="3.096cm" fo:margin-right="1.95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cm" fo:margin-left="0cm" fo:margin-right="0cm" fo:margin-top="1.34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1.251cm" fo:margin-left="3.078cm" fo:margin-right="1.87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cm" fo:margin-left="0cm" fo:margin-right="0cm" fo:margin-top="1.34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 loext:marker-style-name="MT1"><text:span text:style-name="MT2"><text:page-number text:select-page="current">5</text:page-number></text:span></text:p>
        <text:p text:style-name="Footer"/>
      </style:footer>
    </style:master-page>
    <style:master-page style:name="Converted2" style:page-layout-name="Mpm3" draw:style-name="Mdp1">
      <style:footer>
        <text:p text:style-name="MP2" loext:marker-style-name="MT1"><text:span text:style-name="MT1"><text:page-number text:select-page="current">0</text:page-number></text:span></text:p>
        <text:p text:style-name="Footer"/>
      </style:footer>
    </style:master-page>
    <style:master-page style:name="Converted3" style:page-layout-name="Mpm4" draw:style-name="Mdp1">
      <style:footer>
        <text:p text:style-name="MP1" loext:marker-style-name="MT1"><text:span text:style-name="MT2"><text:page-number text:select-page="current">14</text:page-number></text:span></text:p>
        <text:p text:style-name="Footer"/>
      </style:footer>
    </style:master-page>
    <style:master-page style:name="Converted4" style:page-layout-name="Mpm5" draw:style-name="Mdp1">
      <style:footer>
        <text:p text:style-name="MP2" loext:marker-style-name="MT1"><text:span text:style-name="MT1"><text:page-number text:select-page="current">24</text:page-number></text:span></text:p>
        <text:p text:style-name="Footer"/>
      </style:footer>
    </style:master-page>
    <style:master-page style:name="Converted5" style:page-layout-name="Mpm3" draw:style-name="Mdp1">
      <style:footer>
        <text:p text:style-name="MP2" loext:marker-style-name="MT1"><text:span text:style-name="MT1"><text:page-number text:select-page="current">0</text:page-number></text:span></text:p>
        <text:p text:style-name="Footer"/>
      </style:footer>
    </style:master-page>
    <style:master-page style:name="Converted6" style:page-layout-name="Mpm3" draw:style-name="Mdp1">
      <style:footer>
        <text:p text:style-name="MP2" loext:marker-style-name="MT1"><text:span text:style-name="MT1"><text:page-number text:select-page="current">0</text:page-number></text:span></text:p>
        <text:p text:style-name="Footer"/>
      </style:footer>
    </style:master-page>
    <style:master-page style:name="First_20_Page" style:display-name="First Page" style:page-layout-name="Mpm6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Георгий Русак</meta:initial-creator>
    <meta:editing-cycles>70</meta:editing-cycles>
    <meta:print-date>2025-06-09T08:51:55.619434692</meta:print-date>
    <meta:creation-date>2025-03-04T08:05:00</meta:creation-date>
    <dc:date>2025-06-09T08:52:02.853872795</dc:date>
    <meta:editing-duration>PT10H34M32S</meta:editing-duration>
    <meta:generator>LibreOffice/24.8.6.2$Linux_X86_64 LibreOffice_project/480$Build-2</meta:generator>
    <meta:printed-by>Файлы PDF</meta:printed-by>
    <meta:document-statistic meta:table-count="0" meta:image-count="0" meta:object-count="0" meta:page-count="24" meta:paragraph-count="435" meta:word-count="4428" meta:character-count="37149" meta:non-whitespace-character-count="32293"/>
    <meta:user-defined meta:name="AppVersion">16.0000</meta:user-defined>
    <meta:template xlink:type="simple" xlink:actuate="onRequest" xlink:title="Normal.dotm" xlink:href=""/>
  </office:meta>
</office:document-meta>
</file>